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6500000072B56AD09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mil:type="irisWipe" smil:subtype="rectangle"/>
    </style:style>
    <style:style style:name="dp5"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ffff00" draw:textarea-horizontal-align="justify" draw:textarea-vertical-align="top" draw:auto-grow-height="true" fo:padding-top="0.13cm" fo:padding-bottom="0.13cm" fo:padding-left="0.25cm" fo:padding-right="0.25cm" fo:wrap-option="no-wrap" draw:shadow-color="#777777"/>
    </style:style>
    <style:style style:name="gr2" style:family="graphic">
      <style:graphic-properties draw:stroke="none" draw:fill="solid" draw:fill-color="#ffff00" draw:textarea-horizontal-align="left" draw:textarea-vertical-align="middle" draw:auto-grow-height="false" fo:padding-top="0.13cm" fo:padding-bottom="0.13cm" fo:padding-left="0.25cm" fo:padding-right="0.25cm" fo:wrap-option="no-wrap" draw:shadow-color="#777777"/>
    </style:style>
    <style:style style:name="gr3" style:family="graphic">
      <style:graphic-properties draw:stroke="solid" svg:stroke-width="0.071cm" svg:stroke-color="#000000" draw:marker-end="msArrowEnd_20_9"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4" style:family="graphic">
      <style:graphic-properties draw:stroke="none" draw:fill="none" draw:fill-color="#f47a00" draw:textarea-horizontal-align="justify" draw:textarea-vertical-align="top" draw:auto-grow-height="false" draw:fit-to-size="shrink-to-fit" fo:padding-top="0.13cm" fo:padding-bottom="0.13cm" fo:padding-left="0.25cm" fo:padding-right="0.25cm" fo:wrap-option="wrap" draw:shadow-color="#777777"/>
    </style:style>
    <style:style style:name="gr5" style:family="graphic">
      <style:graphic-properties draw:stroke="solid" svg:stroke-width="0.026cm" svg:stroke-color="#000000" draw:stroke-linejoin="miter" draw:fill="solid" draw:fill-color="#00ffff" draw:textarea-horizontal-align="justify" draw:textarea-vertical-align="middle" draw:auto-grow-height="false" fo:padding-top="0.13cm" fo:padding-bottom="0.13cm" fo:padding-left="0.25cm" fo:padding-right="0.25cm" fo:wrap-option="no-wrap" draw:shadow-color="#777777"/>
    </style:style>
    <style:style style:name="gr6" style:family="graphic">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7" style:family="graphic">
      <style:graphic-properties draw:stroke="solid" svg:stroke-width="0.026cm" svg:stroke-color="#000000" draw:marker-start="_35_" draw:marker-start-width="0.21cm" draw:marker-start-center="false" draw:marker-end="Çizgi_20_ucu_20_1"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8" style:family="graphic">
      <style:graphic-properties draw:stroke="solid" svg:stroke-width="0.026cm" svg:stroke-color="#000000" draw:marker-start="_35_" draw:marker-start-width="0.21cm" draw:marker-start-center="false" draw:marker-end="Çizgi_20_ucu_20_2"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9" style:family="graphic">
      <style:graphic-properties draw:stroke="none" draw:fill="solid" draw:fill-color="#00ffff" draw:textarea-horizontal-align="left" draw:textarea-vertical-align="middle" draw:auto-grow-height="false" fo:padding-top="0.13cm" fo:padding-bottom="0.13cm" fo:padding-left="0.25cm" fo:padding-right="0.25cm" fo:wrap-option="no-wrap" draw:shadow-color="#777777"/>
    </style:style>
    <style:style style:name="gr10" style:family="graphic">
      <style:graphic-properties draw:stroke="none" draw:fill="none" draw:fill-color="#f47a00" draw:textarea-horizontal-align="justify" draw:textarea-vertical-align="top" draw:auto-grow-height="false" fo:padding-top="0.13cm" fo:padding-bottom="0.13cm" fo:padding-left="0.25cm" fo:padding-right="0.25cm" fo:wrap-option="wrap" draw:shadow-color="#777777"/>
    </style:style>
    <style:style style:name="gr11" style:family="graphic">
      <style:graphic-properties draw:stroke="none" draw:fill="none" draw:fill-color="#ffff00" draw:textarea-horizontal-align="justify" draw:textarea-vertical-align="top" draw:auto-grow-height="true" fo:padding-top="0.13cm" fo:padding-bottom="0.13cm" fo:padding-left="0.25cm" fo:padding-right="0.25cm" fo:wrap-option="wrap" draw:shadow-color="#777777"/>
    </style:style>
    <style:style style:name="gr12" style:family="graphic">
      <style:graphic-properties draw:stroke="solid" svg:stroke-width="0.079cm" svg:stroke-color="#f47a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3" style:family="graphic">
      <style:graphic-properties draw:stroke="none" draw:fill="solid" draw:fill-color="#ffff00" draw:textarea-horizontal-align="justify" draw:textarea-vertical-align="top" draw:auto-grow-height="false" fo:padding-top="0.13cm" fo:padding-bottom="0.13cm" fo:padding-left="0.25cm" fo:padding-right="0.25cm" fo:wrap-option="wrap" draw:shadow-color="#777777"/>
    </style:style>
    <style:style style:name="gr14" style:family="graphic">
      <style:graphic-properties draw:stroke="solid" svg:stroke-width="0.026cm" svg:stroke-color="#f47a00" draw:marker-end="Çizgi_20_ucu_20_3"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5" style:family="graphic">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color="#777777"/>
    </style:style>
    <style:style style:name="gr16" style:family="graphic">
      <style:graphic-properties draw:stroke="solid" svg:stroke-width="0.026cm" svg:stroke-color="#000000" draw:marker-start="_35_" draw:marker-start-width="0.21cm" draw:marker-start-center="false" draw:marker-end="Çizgi_20_ucu_20_4"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17" style:family="graphic">
      <style:graphic-properties draw:stroke="solid" svg:stroke-width="0.026cm" svg:stroke-color="#000000" draw:marker-start="_35_" draw:marker-start-width="0.21cm" draw:marker-start-center="false" draw:marker-end="Çizgi_20_ucu_20_5"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18" style:family="graphic">
      <style:graphic-properties draw:stroke="solid" svg:stroke-width="0.026cm" svg:stroke-color="#000000" draw:marker-start="_35_" draw:marker-start-width="0.21cm" draw:marker-start-center="false" draw:marker-end="Çizgi_20_ucu_20_6"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19" style:family="graphic">
      <style:graphic-properties draw:stroke="solid" svg:stroke-width="0.026cm" svg:stroke-color="#000000" draw:marker-start="_35_" draw:marker-start-width="0.21cm" draw:marker-start-center="false" draw:marker-end="Çizgi_20_ucu_20_7"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0" style:family="graphic">
      <style:graphic-properties draw:stroke="solid" svg:stroke-width="0.026cm" svg:stroke-color="#000000" draw:marker-end="Çizgi_20_ucu_20_8"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1" style:family="graphic">
      <style:graphic-properties draw:stroke="solid" svg:stroke-width="0.026cm" svg:stroke-color="#000000" draw:stroke-linejoin="miter" draw:fill="solid" draw:fill-color="#ffff00" draw:textarea-horizontal-align="justify" draw:textarea-vertical-align="top" draw:auto-grow-height="false" fo:padding-top="0.13cm" fo:padding-bottom="0.13cm" fo:padding-left="0.25cm" fo:padding-right="0.25cm" fo:wrap-option="wrap" draw:shadow-color="#777777"/>
    </style:style>
    <style:style style:name="gr22" style:family="graphic">
      <style:graphic-properties draw:stroke="solid" svg:stroke-width="0.026cm" svg:stroke-color="#000000" draw:marker-start="_35_" draw:marker-start-width="0.21cm" draw:marker-start-center="false" draw:marker-end="Çizgi_20_ucu_20_9"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3" style:family="graphic">
      <style:graphic-properties draw:stroke="solid" svg:stroke-width="0.026cm" svg:stroke-color="#000000" draw:marker-start="_35_" draw:marker-start-width="0.21cm" draw:marker-start-center="false" draw:marker-end="Çizgi_20_ucu_20_10"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4" style:family="graphic">
      <style:graphic-properties draw:stroke="solid" svg:stroke-width="0.026cm" svg:stroke-color="#000000" draw:marker-start="_35_" draw:marker-start-width="0.21cm" draw:marker-start-center="false" draw:marker-end="Çizgi_20_ucu_20_11"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5" style:family="graphic">
      <style:graphic-properties draw:stroke="solid" svg:stroke-width="0.026cm" svg:stroke-color="#000000" draw:marker-start="_35_" draw:marker-start-width="0.21cm" draw:marker-start-center="false" draw:marker-end="Çizgi_20_ucu_20_12"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6" style:family="graphic">
      <style:graphic-properties draw:stroke="solid" svg:stroke-width="0.026cm" svg:stroke-color="#000000" draw:marker-end="Çizgi_20_ucu_20_13"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7" style:family="graphic">
      <style:graphic-properties draw:stroke="none" draw:fill="none" draw:fill-color="#00ffff" draw:textarea-horizontal-align="justify" draw:textarea-vertical-align="top" draw:auto-grow-height="false" fo:padding-top="0.13cm" fo:padding-bottom="0.13cm" fo:padding-left="0.25cm" fo:padding-right="0.25cm" fo:wrap-option="wrap" draw:shadow-color="#777777"/>
    </style:style>
    <style:style style:name="gr28" style:family="graphic">
      <style:graphic-properties draw:stroke="solid" svg:stroke-width="0.026cm" svg:stroke-color="#f47a00" draw:marker-end="Çizgi_20_ucu_20_14"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9" style:family="graphic">
      <style:graphic-properties draw:stroke="solid" svg:stroke-width="0.026cm" svg:stroke-color="#000000" draw:marker-start="_35_" draw:marker-start-width="0.21cm" draw:marker-start-center="false" draw:marker-end="Çizgi_20_ucu_20_15"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0" style:family="graphic">
      <style:graphic-properties draw:stroke="solid" svg:stroke-width="0.026cm" svg:stroke-color="#000000" draw:marker-end="Çizgi_20_ucu_20_16"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1" style:family="graphic">
      <style:graphic-properties draw:stroke="solid" svg:stroke-width="0.026cm" svg:stroke-color="#000000" draw:marker-start="_35_" draw:marker-start-width="0.21cm" draw:marker-start-center="false" draw:marker-end="Çizgi_20_ucu_20_17"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2" style:family="graphic">
      <style:graphic-properties draw:stroke="solid" svg:stroke-width="0.026cm" svg:stroke-color="#000000" draw:marker-start="_35_" draw:marker-start-width="0.21cm" draw:marker-start-center="false" draw:marker-end="Çizgi_20_ucu_20_18"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3" style:family="graphic">
      <style:graphic-properties draw:stroke="solid" svg:stroke-width="0.026cm" svg:stroke-color="#000000" draw:marker-start="_35_" draw:marker-start-width="0.21cm" draw:marker-start-center="false" draw:marker-end="Çizgi_20_ucu_20_19"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4" style:family="graphic">
      <style:graphic-properties draw:stroke="solid" svg:stroke-width="0.026cm" svg:stroke-color="#000000" draw:marker-start="_35_" draw:marker-start-width="0.21cm" draw:marker-start-center="false" draw:marker-end="Çizgi_20_ucu_20_20"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5" style:family="graphic">
      <style:graphic-properties draw:stroke="solid" svg:stroke-width="0.026cm" svg:stroke-color="#000000" draw:marker-end="Çizgi_20_ucu_20_21"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6" style:family="graphic">
      <style:graphic-properties draw:stroke="solid" svg:stroke-width="0.026cm" svg:stroke-color="#000000" draw:marker-end="Çizgi_20_ucu_20_22"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7" style:family="graphic">
      <style:graphic-properties draw:stroke="solid" svg:stroke-width="0.026cm" svg:stroke-color="#000000" draw:marker-end="Çizgi_20_ucu_20_23"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8" style:family="graphic">
      <style:graphic-properties draw:stroke="solid" svg:stroke-width="0.026cm" svg:stroke-color="#000000" draw:marker-end="Çizgi_20_ucu_20_24"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9" style:family="graphic">
      <style:graphic-properties draw:stroke="solid" svg:stroke-width="0.026cm" svg:stroke-color="#000000" draw:marker-start="_35_" draw:marker-start-width="0.21cm" draw:marker-start-center="false" draw:marker-end="Çizgi_20_ucu_20_25"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40" style:family="graphic">
      <style:graphic-properties draw:stroke="solid" svg:stroke-width="0.026cm" svg:stroke-color="#000000" draw:marker-start="_35_" draw:marker-start-width="0.21cm" draw:marker-start-center="false" draw:marker-end="Çizgi_20_ucu_20_26"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41" style:family="graphic">
      <style:graphic-properties draw:stroke="solid" svg:stroke-width="0.026cm" svg:stroke-color="#000000" draw:marker-start="_35_" draw:marker-start-width="0.21cm" draw:marker-start-center="false" draw:marker-end="Çizgi_20_ucu_20_27"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42" style:family="graphic">
      <style:graphic-properties style:protect="size"/>
    </style:style>
    <style:style style:name="pr1" style:family="presentation" style:parent-style-name="Varsayılan-title">
      <style:graphic-properties draw:stroke="none" draw:fill="none" draw:fill-color="#f47a00" draw:textarea-horizontal-align="justify" draw:textarea-vertical-align="middle" draw:auto-grow-height="true" draw:auto-grow-width="false" fo:min-height="2.916cm" fo:min-width="0cm" fo:padding-top="0.13cm" fo:padding-bottom="0.13cm" fo:padding-left="0.25cm" fo:padding-right="0.25cm" fo:wrap-option="wrap" draw:shadow-color="#777777"/>
    </style:style>
    <style:style style:name="pr2" style:family="presentation" style:parent-style-name="Varsayılan-subtitle">
      <style:graphic-properties draw:stroke="none" draw:fill="none" draw:fill-color="#f47a00" draw:textarea-horizontal-align="justify" draw:textarea-vertical-align="top" draw:auto-grow-height="true" draw:auto-grow-width="false" fo:min-height="4.609cm" fo:min-width="0cm" fo:padding-top="0.13cm" fo:padding-bottom="0.13cm" fo:padding-left="0.25cm" fo:padding-right="0.25cm" fo:wrap-option="wrap" draw:shadow-color="#777777"/>
    </style:style>
    <style:style style:name="pr3" style:family="presentation" style:parent-style-name="Varsayılan-notes">
      <style:graphic-properties draw:stroke="none" draw:fill="none" draw:fill-color="#00cc99" draw:auto-grow-height="true" fo:min-height="11.798cm" draw:shadow-color="#808080"/>
    </style:style>
    <style:style style:name="pr4" style:family="presentation" style:parent-style-name="Varsayılan-title">
      <style:graphic-properties draw:stroke="none" draw:fill="none" draw:fill-color="#f47a00" draw:textarea-horizontal-align="justify" draw:textarea-vertical-align="middle" draw:auto-grow-height="true" draw:auto-grow-width="false" fo:min-height="1.646cm" fo:min-width="0cm" fo:padding-top="0.13cm" fo:padding-bottom="0.13cm" fo:padding-left="0.25cm" fo:padding-right="0.25cm" fo:wrap-option="wrap" draw:shadow-color="#777777"/>
    </style:style>
    <style:style style:name="pr5"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981cm" fo:min-width="0cm" fo:padding-top="0.13cm" fo:padding-bottom="0.13cm" fo:padding-left="0.25cm" fo:padding-right="0.25cm" fo:wrap-option="wrap" draw:shadow-color="#777777"/>
    </style:style>
    <style:style style:name="pr6" style:family="presentation" style:parent-style-name="Varsayılan-notes">
      <style:graphic-properties draw:stroke="none" draw:fill="none" draw:fill-color="#00cc99" draw:textarea-horizontal-align="justify" draw:textarea-vertical-align="top" draw:auto-grow-height="true" draw:auto-grow-width="false" fo:min-height="11.499cm" fo:min-width="0cm" fo:padding-top="0.149cm" fo:padding-bottom="0.149cm" fo:padding-left="0.297cm" fo:padding-right="0.297cm" fo:wrap-option="wrap" draw:shadow-color="#808080"/>
    </style:style>
    <style:style style:name="pr7"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6.726cm" fo:min-width="0cm" fo:padding-top="0.13cm" fo:padding-bottom="0.13cm" fo:padding-left="0.25cm" fo:padding-right="0.25cm" fo:wrap-option="wrap" draw:shadow-color="#777777"/>
    </style:style>
    <style:style style:name="pr8" style:family="presentation" style:parent-style-name="Varsayılan-outline1">
      <style:graphic-properties draw:stroke="none" draw:fill="none" draw:fill-color="#00ffff" draw:textarea-horizontal-align="justify" draw:textarea-vertical-align="top" draw:auto-grow-height="false" draw:auto-grow-width="false" draw:fit-to-size="shrink-to-fit" fo:min-height="14.987cm" fo:min-width="0cm" fo:padding-top="0.127cm" fo:padding-bottom="0.127cm" fo:padding-left="0.254cm" fo:padding-right="0.254cm" fo:wrap-option="wrap" draw:shadow-color="#777777"/>
    </style:style>
    <style:style style:name="pr9" style:family="presentation" style:parent-style-name="Varsayılan-notes">
      <style:graphic-properties draw:fill-color="#ffffff" fo:min-height="11.798cm"/>
    </style:style>
    <style:style style:name="pr10"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0.324cm" fo:min-width="0cm" fo:padding-top="0.13cm" fo:padding-bottom="0.13cm" fo:padding-left="0.25cm" fo:padding-right="0.25cm" fo:wrap-option="wrap" draw:shadow-color="#777777"/>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529cm" fo:margin-bottom="0cm" fo:text-indent="0cm"/>
    </style:style>
    <style:style style:name="P4" style:family="paragraph">
      <style:paragraph-properties fo:margin-left="0cm" fo:margin-right="0cm" fo:text-indent="0cm"/>
    </style:style>
    <style:style style:name="P5" style:family="paragraph">
      <style:paragraph-properties fo:margin-left="0cm" fo:margin-right="0cm" fo:margin-top="0.617cm" fo:margin-bottom="0cm" fo:text-indent="0cm"/>
    </style:style>
    <style:style style:name="P6" style:family="paragraph">
      <style:paragraph-properties fo:margin-left="0cm" fo:margin-right="0cm" fo:margin-top="0.105cm" fo:margin-bottom="0cm" fo:text-indent="0cm"/>
    </style:style>
    <style:style style:name="P7" style:family="paragraph">
      <style:paragraph-properties fo:margin-left="0cm" fo:margin-right="0cm" fo:margin-top="0.088cm" fo:margin-bottom="0cm" fo:text-indent="0cm"/>
    </style:style>
    <style:style style:name="P8" style:family="paragraph">
      <style:paragraph-properties fo:margin-left="0cm" fo:margin-right="0cm" fo:margin-top="0.088cm" fo:margin-bottom="0cm" fo:line-height="100%" fo:text-indent="0cm"/>
    </style:style>
    <style:style style:name="P9" style:family="paragraph">
      <style:paragraph-properties fo:text-align="center" style:writing-mode="lr-tb"/>
    </style:style>
    <style:style style:name="P10" style:family="paragraph">
      <style:paragraph-properties fo:margin-left="0.621cm" fo:margin-right="0cm" fo:margin-top="0.529cm" fo:margin-bottom="0cm" fo:line-height="70%" fo:text-indent="-0.621cm"/>
    </style:style>
    <style:style style:name="P11" style:family="paragraph">
      <style:paragraph-properties fo:margin-left="0.621cm" fo:margin-right="0cm" fo:margin-top="0.529cm" fo:margin-bottom="0cm" fo:line-height="20%" fo:text-indent="-0.621cm"/>
    </style:style>
    <style:style style:name="P12" style:family="paragraph">
      <style:paragraph-properties fo:margin-left="0.621cm" fo:margin-right="0cm" fo:margin-top="0.529cm" fo:margin-bottom="0cm" fo:line-height="7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13" style:family="paragraph">
      <style:paragraph-properties fo:margin-left="0cm" fo:margin-right="0cm" fo:margin-top="0.158cm" fo:margin-bottom="0cm" fo:text-indent="0cm"/>
    </style:style>
    <style:style style:name="P14" style:family="paragraph">
      <style:paragraph-properties fo:margin-left="0cm" fo:margin-right="0cm" fo:margin-top="0.105cm" fo:margin-bottom="0cm" fo:line-height="100%" fo:text-indent="0cm"/>
    </style:style>
    <style:style style:name="P15" style:family="paragraph">
      <style:paragraph-properties fo:margin-left="0.621cm" fo:margin-right="0cm" fo:margin-top="0.529cm" fo:margin-bottom="0cm" fo:line-height="70%" fo:text-indent="-0.621cm" style:punctuation-wrap="simple" style:line-break="normal"/>
    </style:style>
    <style:style style:name="P16" style:family="paragraph">
      <style:paragraph-properties fo:margin-left="0.621cm" fo:margin-right="0cm" fo:margin-top="0.529cm" fo:margin-bottom="0cm" fo:line-height="0cm" fo:text-indent="-0.621cm" style:punctuation-wrap="simple" style:line-break="normal"/>
    </style:style>
    <style:style style:name="P17" style:family="paragraph">
      <style:paragraph-properties fo:margin-left="0.621cm" fo:margin-right="0cm" fo:margin-top="0.529cm" fo:margin-bottom="0cm" fo:line-height="20%" fo:text-indent="-0.621cm" style:punctuation-wrap="simple" style:line-break="normal"/>
    </style:style>
    <style:style style:name="P18" style:family="paragraph">
      <style:paragraph-properties fo:margin-left="0.621cm" fo:margin-right="0cm" fo:margin-top="0.529cm" fo:margin-bottom="0cm" fo:line-height="70%" fo:text-indent="-0.621cm" style:punctuation-wrap="simple" style:line-break="normal">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19" style:family="paragraph">
      <style:paragraph-properties fo:margin-left="0.621cm" fo:margin-right="0cm" fo:margin-top="0.529cm" fo:margin-bottom="0cm" fo:line-height="40%" fo:text-indent="-0.621cm" style:punctuation-wrap="simple" style:line-break="normal"/>
    </style:style>
    <style:style style:name="P20" style:family="paragraph">
      <style:paragraph-properties fo:margin-left="0.621cm" fo:margin-right="0cm" fo:margin-top="0.529cm" fo:margin-bottom="0cm" fo:line-height="50%" fo:text-indent="-0.621cm" style:punctuation-wrap="simple" style:line-break="normal"/>
    </style:style>
    <style:style style:name="P21" style:family="paragraph">
      <style:paragraph-properties fo:margin-left="0.621cm" fo:margin-right="0cm" fo:margin-top="0.529cm" fo:margin-bottom="0cm" fo:line-height="50%" fo:text-indent="-0.621cm" style:punctuation-wrap="simple" style:line-break="normal">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22" style:family="paragraph">
      <style:paragraph-properties fo:margin-left="0.621cm" fo:margin-right="0cm" fo:margin-top="0.529cm" fo:margin-bottom="0cm" fo:line-height="60%" fo:text-indent="-0.621cm"/>
    </style:style>
    <style:style style:name="P23" style:family="paragraph">
      <style:paragraph-properties fo:margin-left="0.621cm" fo:margin-right="0cm" fo:margin-top="0.529cm" fo:margin-bottom="0cm" fo:line-height="6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24" style:family="paragraph">
      <style:paragraph-properties fo:margin-left="0.621cm" fo:margin-right="0cm" fo:margin-top="0.529cm" fo:margin-bottom="0cm" fo:line-height="100%" fo:text-indent="-0.621cm" style:punctuation-wrap="simple" style:line-break="normal"/>
    </style:style>
    <style:style style:name="P25" style:family="paragraph">
      <style:paragraph-properties fo:margin-left="0.621cm" fo:margin-right="0cm" fo:margin-top="0.529cm" fo:margin-bottom="0cm" fo:line-height="100%" fo:text-indent="-0.621cm" style:punctuation-wrap="simple" style:line-break="normal">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26" style:family="paragraph">
      <style:paragraph-properties fo:margin-left="0.621cm" fo:margin-right="0cm" fo:margin-top="0.529cm" fo:margin-bottom="0cm" fo:line-height="80%" fo:text-indent="-0.621cm" style:punctuation-wrap="simple" style:line-break="normal"/>
    </style:style>
    <style:style style:name="P27" style:family="paragraph">
      <style:paragraph-properties fo:margin-left="0.621cm" fo:margin-right="0cm" fo:margin-top="0.529cm" fo:margin-bottom="0cm" fo:line-height="80%" fo:text-indent="-0.621cm" style:punctuation-wrap="simple" style:line-break="normal">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28" style:family="paragraph">
      <style:paragraph-properties fo:margin-left="0.621cm" fo:margin-right="0cm" fo:margin-top="0.529cm" fo:margin-bottom="0cm" fo:text-indent="-0.621cm"/>
    </style:style>
    <style:style style:name="P29" style:family="paragraph">
      <style:paragraph-properties fo:margin-left="0.621cm" fo:margin-right="0cm" fo:margin-top="0.352cm" fo:margin-bottom="0cm" fo:line-height="100%" fo:text-indent="-0.621cm"/>
    </style:style>
    <style:style style:name="P30" style:family="paragraph">
      <style:paragraph-properties fo:margin-left="0.621cm" fo:margin-right="0cm" fo:margin-top="0.529cm" fo:margin-bottom="0cm" fo:line-height="80%" fo:text-indent="-0.621cm"/>
    </style:style>
    <style:style style:name="P31" style:family="paragraph">
      <style:paragraph-properties fo:margin-left="0.621cm" fo:margin-right="0cm" fo:margin-top="0.529cm" fo:margin-bottom="0cm" fo:line-height="8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32" style:family="paragraph">
      <style:paragraph-properties fo:margin-left="0.621cm" fo:margin-right="0cm" fo:margin-top="0.529cm" fo:margin-bottom="0cm" fo:line-height="50%" fo:text-indent="-0.621cm"/>
    </style:style>
    <style:style style:name="P33" style:family="paragraph">
      <style:paragraph-properties fo:margin-left="0.621cm" fo:margin-right="0cm" fo:margin-top="0.352cm" fo:margin-bottom="0cm" fo:line-height="60%" fo:text-indent="-0.621cm"/>
    </style:style>
    <style:style style:name="P34" style:family="paragraph">
      <style:paragraph-properties fo:margin-left="0.621cm" fo:margin-right="0cm" fo:margin-top="0.352cm" fo:margin-bottom="0cm" fo:line-height="20%" fo:text-indent="-0.621cm"/>
    </style:style>
    <style:style style:name="P35" style:family="paragraph">
      <style:paragraph-properties fo:margin-left="0cm" fo:margin-right="0cm" fo:margin-top="0.352cm" fo:margin-bottom="0cm" fo:line-height="60%" fo:text-indent="0cm" style:punctuation-wrap="simple" style:line-break="normal"/>
    </style:style>
    <style:style style:name="P36" style:family="paragraph">
      <style:paragraph-properties fo:margin-left="0cm" fo:margin-right="0cm" fo:margin-top="0.352cm" fo:margin-bottom="0cm" fo:line-height="90%" fo:text-indent="0cm" style:punctuation-wrap="simple" style:line-break="normal"/>
    </style:style>
    <style:style style:name="P37" style:family="paragraph">
      <style:paragraph-properties fo:margin-left="0.621cm" fo:margin-right="0cm" fo:margin-top="0.529cm" fo:margin-bottom="0cm" fo:line-height="90%" fo:text-indent="-0.621cm"/>
    </style:style>
    <style:style style:name="P38" style:family="paragraph">
      <style:paragraph-properties fo:margin-left="0.621cm" fo:margin-right="0cm" fo:margin-top="0.617cm" fo:margin-bottom="0cm" fo:line-height="80%" fo:text-indent="-0.621cm"/>
    </style:style>
    <style:style style:name="P39" style:family="paragraph">
      <style:paragraph-properties fo:margin-left="0.621cm" fo:margin-right="0cm" fo:margin-top="0.617cm" fo:margin-bottom="0cm" fo:line-height="50%" fo:text-indent="-0.621cm"/>
    </style:style>
    <style:style style:name="P40" style:family="paragraph">
      <style:paragraph-properties fo:margin-left="0.621cm" fo:margin-right="0cm" fo:margin-top="0.617cm" fo:margin-bottom="0cm" fo:line-height="20%" fo:text-indent="-0.621cm"/>
    </style:style>
    <style:style style:name="P41" style:family="paragraph">
      <style:paragraph-properties fo:margin-left="0.621cm" fo:margin-right="0cm" fo:margin-top="0.617cm" fo:margin-bottom="0cm" fo:line-height="2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42" style:family="paragraph">
      <style:paragraph-properties fo:margin-left="0.621cm" fo:margin-right="0cm" fo:margin-top="0.44cm" fo:margin-bottom="0cm" fo:line-height="80%" fo:text-indent="-0.621cm"/>
    </style:style>
    <style:style style:name="P43" style:family="paragraph">
      <style:paragraph-properties fo:margin-left="1.565cm" fo:margin-right="0cm" fo:margin-top="0.105cm" fo:margin-bottom="0cm" fo:text-indent="-0.622cm"/>
    </style:style>
    <style:style style:name="P44" style:family="paragraph">
      <style:paragraph-properties fo:margin-left="0.621cm" fo:margin-right="0cm" fo:margin-top="0.617cm" fo:margin-bottom="0cm" fo:line-height="70%" fo:text-indent="-0.621cm"/>
    </style:style>
    <style:style style:name="P45" style:family="paragraph">
      <style:paragraph-properties fo:margin-left="0.621cm" fo:margin-right="0cm" fo:margin-top="0.617cm" fo:margin-bottom="0cm" fo:line-height="7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46" style:family="paragraph">
      <style:paragraph-properties fo:margin-left="0cm" fo:margin-right="0cm" fo:line-height="100%" fo:text-indent="0cm"/>
    </style:style>
    <style:style style:name="P47" style:family="paragraph">
      <style:paragraph-properties fo:margin-left="0.621cm" fo:margin-right="0cm" fo:margin-top="0.352cm" fo:margin-bottom="0cm" fo:line-height="50%" fo:text-indent="-0.621cm"/>
    </style:style>
    <style:style style:name="P48" style:family="paragraph">
      <style:paragraph-properties fo:margin-left="0.621cm" fo:margin-right="0cm" fo:margin-top="0.352cm" fo:margin-bottom="0cm" fo:line-height="80%" fo:text-indent="-0.621cm"/>
    </style:style>
    <style:style style:name="P49" style:family="paragraph">
      <style:paragraph-properties fo:margin-left="0.621cm" fo:margin-right="0cm" fo:margin-top="0.352cm" fo:margin-bottom="0cm" fo:line-height="5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50" style:family="paragraph">
      <style:paragraph-properties fo:margin-left="0.621cm" fo:margin-right="0cm" fo:margin-top="0.352cm" fo:margin-bottom="0cm" fo:line-height="90%" fo:text-indent="-0.621cm"/>
    </style:style>
    <style:style style:name="P51" style:family="paragraph">
      <style:paragraph-properties fo:margin-left="0.621cm" fo:margin-right="0cm" fo:margin-top="0cm" fo:margin-bottom="0cm" fo:line-height="90%" fo:text-indent="-0.621cm" style:punctuation-wrap="hanging" style:line-break="strict"/>
    </style:style>
    <style:style style:name="P52" style:family="paragraph">
      <style:paragraph-properties fo:margin-left="0.621cm" fo:margin-right="0cm" fo:margin-top="0cm" fo:margin-bottom="0cm" fo:line-height="90%" fo:text-indent="-0.621cm" style:punctuation-wrap="hanging" style:line-break="strict">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53" style:family="paragraph">
      <style:paragraph-properties fo:margin-left="0.621cm" fo:margin-right="0cm" fo:margin-top="0.352cm" fo:margin-bottom="0cm" fo:line-height="9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54" style:family="paragraph">
      <style:paragraph-properties fo:margin-left="0.621cm" fo:margin-right="0cm" fo:margin-top="0.352cm" fo:margin-bottom="0cm" fo:line-height="10%" fo:text-indent="-0.621cm"/>
    </style:style>
    <style:style style:name="P55" style:family="paragraph">
      <style:paragraph-properties fo:margin-left="0.621cm" fo:margin-right="0cm" fo:margin-top="0.352cm" fo:margin-bottom="0cm" fo:line-height="40%" fo:text-indent="-0.621cm"/>
    </style:style>
    <style:style style:name="P56" style:family="paragraph">
      <style:paragraph-properties fo:margin-left="0.621cm" fo:margin-right="0cm" fo:margin-top="0.352cm" fo:margin-bottom="0cm" fo:line-height="4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57" style:family="paragraph">
      <style:paragraph-properties fo:margin-left="0.621cm" fo:margin-right="0cm" fo:margin-top="0.352cm" fo:margin-bottom="0cm" fo:line-height="50%" fo:text-indent="-0.621cm" style:punctuation-wrap="simple" style:line-break="normal"/>
    </style:style>
    <style:style style:name="P58" style:family="paragraph">
      <style:paragraph-properties fo:margin-left="0.621cm" fo:margin-right="0cm" fo:margin-top="0.352cm" fo:margin-bottom="0cm" fo:line-height="80%" fo:text-indent="-0.621cm" style:punctuation-wrap="simple" style:line-break="normal"/>
    </style:style>
    <style:style style:name="P59" style:family="paragraph">
      <style:paragraph-properties fo:margin-left="0.621cm" fo:margin-right="0cm" fo:margin-top="0.352cm" fo:margin-bottom="0cm" fo:line-height="10%" fo:text-indent="-0.621cm" style:punctuation-wrap="simple" style:line-break="normal"/>
    </style:style>
    <style:style style:name="P60" style:family="paragraph">
      <style:paragraph-properties fo:margin-left="0.621cm" fo:margin-right="0cm" fo:margin-top="0.352cm" fo:margin-bottom="0cm" fo:line-height="8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61" style:family="paragraph">
      <style:paragraph-properties fo:margin-left="0.621cm" fo:margin-right="0cm" fo:margin-top="0.396cm" fo:margin-bottom="0cm" fo:line-height="100%" fo:text-indent="-0.621cm" style:punctuation-wrap="simple" style:line-break="normal"/>
    </style:style>
    <style:style style:name="P62" style:family="paragraph">
      <style:paragraph-properties fo:margin-left="0.621cm" fo:margin-right="0cm" fo:margin-top="0.396cm" fo:margin-bottom="0cm" fo:line-height="50%" fo:text-indent="-0.621cm" style:punctuation-wrap="simple" style:line-break="normal"/>
    </style:style>
    <style:style style:name="P63" style:family="paragraph">
      <style:paragraph-properties fo:margin-left="0.621cm" fo:margin-right="0cm" fo:margin-top="0.396cm" fo:margin-bottom="0cm" fo:line-height="70%" fo:text-indent="-0.621cm" style:punctuation-wrap="simple" style:line-break="normal"/>
    </style:style>
    <style:style style:name="P64" style:family="paragraph">
      <style:paragraph-properties fo:margin-left="0.621cm" fo:margin-right="0cm" fo:margin-top="0.396cm" fo:margin-bottom="0cm" fo:line-height="60%" fo:text-indent="-0.621cm" style:punctuation-wrap="simple" style:line-break="normal">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65" style:family="paragraph">
      <style:paragraph-properties fo:margin-left="0.621cm" fo:margin-right="0cm" fo:margin-top="0.396cm" fo:margin-bottom="0cm" fo:line-height="30%" fo:text-indent="-0.621cm" style:punctuation-wrap="simple" style:line-break="normal"/>
    </style:style>
    <style:style style:name="P66" style:family="paragraph">
      <style:paragraph-properties fo:margin-left="0.621cm" fo:margin-right="0cm" fo:margin-top="0.352cm" fo:margin-bottom="0cm" fo:line-height="10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67" style:family="paragraph">
      <style:paragraph-properties fo:margin-left="1.27cm" fo:margin-right="0cm" fo:margin-top="0cm" fo:margin-bottom="0cm" fo:line-height="100%" fo:text-align="center" fo:text-indent="0cm" style:punctuation-wrap="hanging" style:line-break="strict" style:writing-mode="lr-tb"/>
    </style:style>
    <style:style style:name="P68" style:family="paragraph">
      <style:paragraph-properties fo:margin-left="0cm" fo:margin-right="0cm" fo:margin-top="0.617cm" fo:margin-bottom="0cm" fo:line-height="90%" fo:text-indent="0cm"/>
    </style:style>
    <style:style style:name="P69" style:family="paragraph">
      <style:paragraph-properties fo:margin-left="0cm" fo:margin-right="0cm" fo:margin-top="0.105cm" fo:margin-bottom="0cm" fo:line-height="90%" fo:text-indent="0cm"/>
    </style:style>
    <style:style style:name="T1" style:family="text">
      <style:text-properties fo:color="#000000" fo:font-size="32pt" style:font-size-asian="32pt" style:font-size-complex="32pt"/>
    </style:style>
    <style:style style:name="T2" style:family="text">
      <style:text-properties fo:color="#0000ff"/>
    </style:style>
    <style:style style:name="T3" style:family="text">
      <style:text-properties fo:font-size="28pt" fo:language="en" fo:country="US" style:font-size-asian="28pt" style:font-size-complex="28pt"/>
    </style:style>
    <style:style style:name="T4" style:family="text">
      <style:text-properties fo:font-size="24pt" fo:language="en" fo:country="US" style:font-size-asian="24pt" style:font-size-complex="24pt"/>
    </style:style>
    <style:style style:name="T5" style:family="text">
      <style:text-properties fo:language="en" fo:country="US"/>
    </style:style>
    <style:style style:name="T6" style:family="text">
      <style:text-properties fo:color="#a50021" fo:language="en" fo:country="US"/>
    </style:style>
    <style:style style:name="T7" style:family="text">
      <style:text-properties fo:font-family="'Courier New'" style:font-family-generic="modern" style:font-pitch="fixed" fo:language="en" fo:country="US" fo:font-weight="bold" style:font-weight-asian="bold" style:font-weight-complex="bold"/>
    </style:style>
    <style:style style:name="T8" style:family="text">
      <style:text-properties fo:color="#000000" fo:font-family="'Courier New'" style:font-family-generic="modern" style:font-pitch="fixed" fo:language="en" fo:country="US" fo:font-weight="bold" style:font-weight-asian="bold" style:font-weight-complex="bold"/>
    </style:style>
    <style:style style:name="T9" style:family="text">
      <style:text-properties fo:language="tr" fo:country="TR"/>
    </style:style>
    <style:style style:name="T10" style:family="text">
      <style:text-properties fo:font-family="'Courier New'" style:font-family-generic="modern" style:font-pitch="fixed" fo:language="en" fo:country="US"/>
    </style:style>
    <style:style style:name="T11" style:family="text">
      <style:text-properties fo:font-family="'Courier New'" style:font-family-generic="modern" style:font-pitch="fixed" fo:font-size="28pt" fo:language="en" fo:country="US" fo:font-weight="bold" style:font-size-asian="28pt" style:font-weight-asian="bold" style:font-size-complex="28pt" style:font-weight-complex="bold"/>
    </style:style>
    <style:style style:name="T12" style:family="text">
      <style:text-properties fo:font-family="'Courier New'" style:font-family-generic="modern" style:font-pitch="fixed" fo:font-size="24pt" fo:language="en" fo:country="US" fo:font-weight="bold" style:font-size-asian="24pt" style:font-weight-asian="bold" style:font-size-complex="24pt" style:font-weight-complex="bold"/>
    </style:style>
    <style:style style:name="T13" style:family="text">
      <style:text-properties fo:color="#ff0000"/>
    </style:style>
    <style:style style:name="T14" style:family="text">
      <style:text-properties fo:font-family="'Courier New'" style:font-family-generic="modern" style:font-pitch="fixed" fo:font-weight="bold" style:font-weight-asian="bold" style:font-weight-complex="bold"/>
    </style:style>
    <style:style style:name="T15" style:family="text">
      <style:text-properties fo:color="#0000ff" fo:font-family="'Courier New'" style:font-family-generic="modern" style:font-pitch="fixed" fo:language="en" fo:country="US" fo:font-weight="bold" style:font-weight-asian="bold" style:font-weight-complex="bold"/>
    </style:style>
    <style:style style:name="T16" style:family="text">
      <style:text-properties fo:color="#ff0000" fo:font-family="'Courier New'" style:font-family-generic="modern" style:font-pitch="fixed" fo:language="en" fo:country="US" fo:font-weight="bold" style:font-weight-asian="bold" style:font-weight-complex="bold"/>
    </style:style>
    <style:style style:name="T17" style:family="text">
      <style:text-properties fo:color="#ff0000" fo:font-family="'Courier New'" style:font-family-generic="modern" style:font-pitch="fixed" fo:language="tr" fo:country="TR" fo:font-weight="bold" style:font-weight-asian="bold" style:font-weight-complex="bold"/>
    </style:style>
    <style:style style:name="T18" style:family="text">
      <style:text-properties fo:font-size="18pt" style:font-size-asian="18pt" style:font-size-complex="18pt"/>
    </style:style>
    <style:style style:name="T19" style:family="text">
      <style:text-properties fo:color="#000000" fo:language="en" fo:country="US" fo:font-weight="bold" style:font-weight-asian="bold" style:font-weight-complex="bold"/>
    </style:style>
    <style:style style:name="T20" style:family="text">
      <style:text-properties fo:font-family="Helvetica" style:font-family-generic="swiss" style:font-pitch="variable" fo:language="en" fo:country="US"/>
    </style:style>
    <style:style style:name="T21" style:family="text">
      <style:text-properties fo:color="#f47a00"/>
    </style:style>
    <style:style style:name="T22" style:family="text">
      <style:text-properties fo:font-family="Helvetica" style:font-family-generic="swiss" style:font-pitch="variable" fo:language="en" fo:country="US" fo:font-weight="bold" style:font-weight-asian="bold" style:font-weight-complex="bold"/>
    </style:style>
    <style:style style:name="T23" style:family="text">
      <style:text-properties fo:language="en" fo:country="US" fo:font-weight="bold" style:font-weight-asian="bold" style:font-weight-complex="bold"/>
    </style:style>
    <style:style style:name="T24" style:family="text">
      <style:text-properties fo:color="#008000" fo:language="en" fo:country="US" fo:font-weight="bold" style:font-weight-asian="bold" style:font-weight-complex="bold"/>
    </style:style>
    <style:style style:name="T25" style:family="text">
      <style:text-properties fo:color="#000000" fo:language="en" fo:country="US"/>
    </style:style>
    <style:style style:name="T26" style:family="text">
      <style:text-properties fo:color="#ff0000" fo:language="en" fo:country="US"/>
    </style:style>
    <style:style style:name="T27" style:family="text">
      <style:text-properties fo:font-family="'Courier New'" style:font-family-generic="modern" style:font-pitch="fixed"/>
    </style:style>
    <style:style style:name="T28" style:family="text">
      <style:text-properties fo:font-family="'Courier New'" style:font-family-generic="modern" style:font-pitch="fixed" fo:font-size="16pt" style:font-size-asian="16pt" style:font-size-complex="16pt"/>
    </style:style>
    <style:style style:name="T29" style:family="text">
      <style:text-properties fo:color="#000000" fo:font-family="'Courier New'" style:font-family-generic="modern" style:font-pitch="fixed" fo:font-size="16pt" fo:font-weight="bold" style:font-size-asian="16pt" style:font-weight-asian="bold" style:font-size-complex="16pt" style:font-weight-complex="bold"/>
    </style:style>
    <style:style style:name="T30" style:family="text">
      <style:text-properties fo:font-family="'Courier New'" style:font-family-generic="modern" style:font-pitch="fixed" fo:font-size="16pt" fo:font-weight="bold" style:font-size-asian="16pt" style:font-weight-asian="bold" style:font-size-complex="16pt" style:font-weight-complex="bold"/>
    </style:style>
    <style:style style:name="T31" style:family="text">
      <style:text-properties fo:color="#008000" fo:font-family="'Courier New'" style:font-family-generic="modern" style:font-pitch="fixed" fo:font-size="16pt" fo:text-shadow="1pt 1pt" fo:font-weight="bold" style:font-size-asian="16pt" style:font-weight-asian="bold" style:font-size-complex="16pt" style:font-weight-complex="bold"/>
    </style:style>
    <style:style style:name="T32" style:family="text">
      <style:text-properties fo:color="#ff0000" fo:font-family="'Courier New'" style:font-family-generic="modern" style:font-pitch="fixed" fo:font-size="16pt" fo:font-weight="bold" style:font-size-asian="16pt" style:font-weight-asian="bold" style:font-size-complex="16pt" style:font-weight-complex="bold"/>
    </style:style>
    <style:style style:name="T33" style:family="text">
      <style:text-properties fo:color="#ff0000" fo:font-family="'Courier New'" style:font-family-generic="modern" style:font-pitch="fixed" fo:font-size="16pt" fo:text-shadow="1pt 1pt" fo:font-weight="bold" style:font-size-asian="16pt" style:font-weight-asian="bold" style:font-size-complex="16pt" style:font-weight-complex="bold"/>
    </style:style>
    <style:style style:name="T34" style:family="text">
      <style:text-properties fo:color="#008000"/>
    </style:style>
    <style:style style:name="T35" style:family="text">
      <style:text-properties fo:color="#000000" fo:font-family="'Courier New'" style:font-family-generic="modern" style:font-pitch="fixed" fo:language="en" fo:country="US"/>
    </style:style>
    <style:style style:name="T36" style:family="text">
      <style:text-properties fo:font-size="28pt" style:font-size-asian="28pt" style:font-size-complex="28pt"/>
    </style:style>
    <style:style style:name="T37" style:family="text">
      <style:text-properties fo:font-size="24pt" style:font-size-asian="24pt" style:font-size-complex="24pt"/>
    </style:style>
    <style:style style:name="T38" style:family="text">
      <style:text-properties fo:font-family="Arial" style:font-family-generic="swiss" style:font-pitch="variable" fo:font-size="16pt" fo:language="en" fo:country="US" style:font-size-asian="16pt" style:font-size-complex="16pt"/>
    </style:style>
    <style:style style:name="T39" style:family="text">
      <style:text-properties fo:font-family="'Courier New'" style:font-family-generic="modern" style:font-pitch="fixed" fo:font-size="28pt" fo:language="en" fo:country="US" fo:font-style="italic" style:font-size-asian="28pt" style:font-style-asian="italic" style:font-size-complex="28pt" style:font-style-complex="italic"/>
    </style:style>
    <style:style style:name="T40" style:family="text">
      <style:text-properties fo:font-family="'Courier New'" style:font-family-generic="modern" style:font-pitch="fixed" fo:font-size="28pt" fo:language="en" fo:country="US" style:font-size-asian="28pt" style:font-size-complex="28pt"/>
    </style:style>
    <style:style style:name="T41" style:family="text">
      <style:text-properties fo:font-family="'Courier New'" style:font-family-generic="modern" style:font-pitch="fixed" fo:font-size="20pt" fo:language="en" fo:country="US" fo:font-style="italic" style:font-size-asian="20pt" style:font-style-asian="italic" style:font-size-complex="20pt" style:font-style-complex="italic"/>
    </style:style>
    <style:style style:name="T42" style:family="text">
      <style:text-properties fo:color="#ff0000" fo:font-size="24pt" fo:language="en" fo:country="US" style:font-size-asian="24pt" style:font-size-complex="24pt"/>
    </style:style>
    <style:style style:name="T43" style:family="text">
      <style:text-properties fo:color="#ff0000" fo:font-family="Wingdings" style:font-pitch="variable" style:font-charset="x-symbol" fo:font-size="24pt" fo:language="en" fo:country="US" style:font-size-asian="24pt" style:font-size-complex="24pt"/>
    </style:style>
    <style:style style:name="T44" style:family="text">
      <style:text-properties fo:color="#000000" fo:font-size="24pt" fo:language="en" fo:country="US" style:font-size-asian="24pt" style:font-size-complex="24pt"/>
    </style:style>
    <style:style style:name="T45" style:family="text">
      <style:text-properties style:text-position="30% 58%" fo:language="en" fo:country="US"/>
    </style:style>
    <style:style style:name="T46" style:family="text">
      <style:text-properties fo:color="#ff0000" fo:font-family="Wingdings" style:font-pitch="variable" style:font-charset="x-symbol" fo:language="en" fo:country="US"/>
    </style:style>
    <style:style style:name="T47" style:family="text">
      <style:text-properties fo:color="#000000" fo:font-family="'Courier New'" style:font-family-generic="modern" style:font-pitch="fixed" fo:font-size="28pt" fo:language="en" fo:country="US" fo:font-weight="bold" style:font-size-asian="28pt" style:font-weight-asian="bold" style:font-size-complex="28pt" style:font-weight-complex="bold"/>
    </style:style>
    <style:style style:name="T48" style:family="text">
      <style:text-properties fo:color="#ff0000" fo:font-family="Arial" style:font-family-generic="swiss" style:font-pitch="variable" fo:font-size="28pt" fo:language="en" fo:country="US" fo:font-style="italic" style:font-size-asian="28pt" style:font-style-asian="italic" style:font-size-complex="28pt" style:font-style-complex="italic"/>
    </style:style>
    <style:style style:name="T49" style:family="text">
      <style:text-properties fo:color="#000000" fo:font-family="'Courier New'" style:font-family-generic="modern" style:font-pitch="fixed" fo:font-weight="bold" style:font-weight-asian="bold" style:font-weight-complex="bold"/>
    </style:style>
    <style:style style:name="T50" style:family="text">
      <style:text-properties fo:color="#000000" fo:font-family="Arial" style:font-family-generic="swiss" style:font-pitch="variable" fo:font-style="italic" style:font-style-asian="italic" style:font-style-complex="italic"/>
    </style:style>
    <style:style style:name="T51" style:family="text">
      <style:text-properties fo:font-family="'Courier New'" style:font-family-generic="modern" style:font-pitch="fixed" fo:font-size="20pt" fo:language="en" fo:country="US" fo:font-weight="bold" style:font-size-asian="20pt" style:font-weight-asian="bold" style:font-size-complex="20pt" style:font-weight-complex="bold"/>
    </style:style>
    <style:style style:name="T52" style:family="text">
      <style:text-properties fo:font-size="16pt" style:font-size-asian="16pt" style:font-size-complex="16pt"/>
    </style:style>
    <style:style style:name="T53" style:family="text">
      <style:text-properties fo:color="#000000" fo:font-family="'Courier New'" style:font-family-generic="modern" style:font-pitch="fixed" fo:font-size="16pt" fo:language="en" fo:country="US" fo:font-weight="bold" style:font-size-asian="16pt" style:font-weight-asian="bold" style:font-size-complex="16pt" style:font-weight-complex="bold"/>
    </style:style>
    <style:style style:name="T54" style:family="text">
      <style:text-properties fo:font-family="'Courier New'" style:font-family-generic="modern" style:font-pitch="fixed" fo:font-size="16pt" fo:language="en" fo:country="US" fo:font-weight="bold" style:font-size-asian="16pt" style:font-weight-asian="bold" style:font-size-complex="16pt" style:font-weight-complex="bold"/>
    </style:style>
    <style:style style:name="T55"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56" style:family="text">
      <style:text-properties fo:color="#ff0000" fo:font-family="Arial" style:font-family-generic="swiss" style:font-pitch="variable" fo:font-size="16pt" fo:language="en" fo:country="US" fo:font-style="italic" style:font-size-asian="16pt" style:font-style-asian="italic" style:font-size-complex="16pt" style:font-style-complex="italic"/>
    </style:style>
    <style:style style:name="T57" style:family="text">
      <style:text-properties fo:color="#000000" fo:font-family="'Courier New'" style:font-family-generic="modern" style:font-pitch="fixed" fo:font-size="16pt" fo:language="en" fo:country="US" fo:font-style="italic" style:font-size-asian="16pt" style:font-style-asian="italic" style:font-size-complex="16pt" style:font-style-complex="italic"/>
    </style:style>
    <style:style style:name="T58" style:family="text">
      <style:text-properties fo:font-family="Arial" style:font-family-generic="swiss" style:font-pitch="variable" fo:font-size="24pt" style:font-size-asian="24pt" style:font-size-complex="24pt"/>
    </style:style>
    <style:style style:name="T59" style:family="text">
      <style:text-properties fo:color="#000000" fo:font-family="Arial" style:font-family-generic="swiss" style:font-pitch="variable" fo:font-size="16pt" fo:language="en" fo:country="US" fo:font-style="italic" style:font-size-asian="16pt" style:font-style-asian="italic" style:font-size-complex="16pt" style:font-style-complex="italic"/>
    </style:style>
    <style:style style:name="T60" style:family="text">
      <style:text-properties fo:font-size="32pt" style:font-size-asian="32pt" style:font-size-complex="32pt"/>
    </style:style>
    <style:style style:name="T61" style:family="text">
      <style:text-properties fo:font-family="'Courier New'" style:font-family-generic="modern" style:font-pitch="fixed" fo:language="en" fo:country="US" fo:font-style="italic" fo:font-weight="bold" style:font-style-asian="italic" style:font-weight-asian="bold" style:font-style-complex="italic" style:font-weight-complex="bold"/>
    </style:style>
    <style:style style:name="T62" style:family="text">
      <style:text-properties fo:color="#000000" fo:font-family="'Courier New'" style:font-family-generic="modern" style:font-pitch="fixed" fo:font-size="18pt" fo:font-weight="bold" style:font-size-asian="18pt" style:font-weight-asian="bold" style:font-size-complex="18pt" style:font-weight-complex="bold"/>
    </style:style>
    <style:style style:name="T63"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64" style:family="text">
      <style:text-properties fo:color="#000000" fo:font-family="'Courier New'" style:font-family-generic="modern" style:font-pitch="fixed" fo:font-size="18pt" style:font-size-asian="18pt" style:font-size-complex="18pt"/>
    </style:style>
    <style:style style:name="T65" style:family="text">
      <style:text-properties fo:font-family="Wingdings" style:font-pitch="variable" style:font-charset="x-symbol" fo:font-size="24pt" fo:language="en" fo:country="US" style:font-size-asian="24pt" style:font-size-complex="24pt"/>
    </style:style>
    <style:style style:name="T66" style:family="text">
      <style:text-properties fo:color="#0000ff" fo:font-size="28pt" style:font-size-asian="28pt" style:font-size-complex="28pt"/>
    </style:style>
    <style:style style:name="T67" style:family="text">
      <style:text-properties fo:color="#000066" fo:font-size="24pt" style:font-size-asian="24pt" style:font-size-complex="24pt"/>
    </style:style>
    <style:style style:name="T68" style:family="text">
      <style:text-properties fo:color="#000066" fo:font-size="20pt" style:font-size-asian="20pt" style:font-size-complex="20pt"/>
    </style:style>
    <style:style style:name="T69" style:family="text">
      <style:text-properties fo:color="#0000ff" fo:font-size="28pt" fo:language="en" fo:country="US" style:font-size-asian="28pt" style:font-size-complex="28pt"/>
    </style:style>
    <style:style style:name="T70" style:family="text">
      <style:text-properties fo:color="#000066" fo:font-size="24pt" fo:language="en" fo:country="US" style:font-size-asian="24pt" style:font-size-complex="24pt"/>
    </style:style>
    <style:style style:name="T71" style:family="text">
      <style:text-properties fo:color="#0000ff" style:text-underline-style="solid" style:text-underline-width="auto" style:text-underline-color="font-color"/>
    </style:style>
    <style:style style:name="T72" style:family="text">
      <style:text-properties fo:color="#000066"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73" style:family="text">
      <style:text-properties fo:color="#000066"/>
    </style:style>
    <style:style style:name="T74" style:family="text">
      <style:text-properties fo:color="#a50021" fo:font-size="18pt" style:font-size-asian="18pt" style:font-size-complex="18pt"/>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ff" fo:font-size="100%"/>
      </text:list-level-style-number>
      <text:list-level-style-bullet text:level="2" text:bullet-char="">
        <style:list-level-properties text:space-before="0.943cm"/>
        <style:text-properties fo:font-family="'MT Extra'" style:font-family-generic="roman" style:font-pitch="variable" style:font-charset="x-symbol" fo:color="#000066"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text:list-style style:name="L3">
      <text:list-level-style-number text:level="1" style:num-format="">
        <style:list-level-properties/>
        <style:text-properties fo:color="#0000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5">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f47a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text:min-label-width="0.621cm"/>
        <style:text-properties fo:font-family="Helvetica" style:font-family-generic="swiss" style:font-pitch="variable" fo:color="#008000"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3">
      <text:list-level-style-number text:level="1" style:num-format="">
        <style:list-level-properties/>
        <style:text-properties fo:color="#0000ff"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4">
      <text:list-level-style-number text:level="1" style:num-format="">
        <style:list-level-properties/>
        <style:text-properties fo:color="#0000ff"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5">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number text:level="1" style:num-format="">
        <style:list-level-properties/>
        <style:text-properties fo:color="#0000ff"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ff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9">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20">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number text:level="2" style:num-format="">
        <style:list-level-properties/>
        <style:text-properties fo:color="#000066" fo:font-size="100%"/>
      </text:list-level-style-number>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21">
      <text:list-level-style-number text:level="1" style:num-format="">
        <style:list-level-properties/>
        <style:text-properties fo:color="#000000"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22">
      <text:list-level-style-number text:level="1" style:num-format="">
        <style:list-level-properties/>
        <style:text-properties fo:color="#ff0000"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23">
      <text:list-level-style-number text:level="1" style:num-format="">
        <style:list-level-properties/>
        <style:text-properties fo:color="#ff0000"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24">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66" fo:font-size="100%"/>
      </text:list-level-style-number>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6">
      <text:list-level-style-number text:level="1" style:num-format="">
        <style:list-level-properties/>
        <style:text-properties fo:color="#a50021"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Varsayılan" presentation:presentation-page-layout-name="AL1T0">
        <draw:frame presentation:style-name="pr1" draw:text-style-name="P2" draw:layer="layout" svg:width="21.59cm" svg:height="3.176cm" svg:x="1.905cm" svg:y="6.349cm" presentation:class="title" presentation:user-transformed="true">
          <draw:text-box>
            <text:list text:style-name="L1">
              <text:list-header>
                <text:p text:style-name="P1"><text:span text:style-name="T1">Lecture 2:</text:span><text:span text:style-name="T1"><text:line-break/></text:span><text:span text:style-name="T1">Character Input/Output in C</text:span></text:p>
              </text:list-header>
            </text:list>
          </draw:text-box>
        </draw:frame>
        <draw:frame presentation:style-name="pr2" draw:text-style-name="P2" draw:layer="layout" svg:width="17.78cm" svg:height="4.869cm" svg:x="3.81cm" svg:y="10.795cm" presentation:class="subtitle" presentation:user-transformed="true">
          <draw:text-box>
            <text:list text:style-name="L2">
              <text:list-header>
                <text:p text:style-name="P3">Professor Jennifer Rexford</text:p>
                <text:p text:style-name="P3">COS 217</text:p>
              </text:list-header>
            </text:list>
          </draw:text-box>
        </draw:frame>
        <draw:custom-shape draw:style-name="gr1" draw:text-style-name="P2" draw:layer="layout" svg:width="21.728cm" svg:height="1.277cm" svg:x="2.004cm" svg:y="15.663cm">
          <text:list text:style-name="L3">
            <text:list-header>
              <text:p text:style-name="P4"><text:span text:style-name="T2">http://www.cs.princeton.edu/courses/archive/spring08/cos217/</text:span></text:p>
            </text:list-header>
          </text:list>
          <draw:enhanced-geometry svg:viewBox="0 0 21600 21600" draw:type="rectangle" draw:enhanced-path="M 0 0 L 21600 0 21600 21600 0 21600 0 0 Z N"/>
        </draw:custom-shape>
        <presentation:notes draw:style-name="dp2">
          <draw:page-thumbnail draw:layer="layout" svg:width="13.428cm" svg:height="10.072cm" svg:x="3.545cm" svg:y="1.967cm" draw:page-number="1" presentation:class="page"/>
          <draw:frame presentation:style-name="pr3" draw:layer="layout" svg:width="14.75cm" svg:height="11.798cm" svg:x="2.752cm" svg:y="12.775cm" presentation:class="notes" presentation:placeholder="true">
            <draw:text-box/>
          </draw:frame>
        </presentation:notes>
      </draw:page>
      <draw:page draw:name="page2"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Overview of Today’s Lecture </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5"><text:span text:style-name="T3">Goals of the lecture</text:span></text:p>
              </text:list-item>
            </text:list>
            <text:list text:style-name="L5">
              <text:list-item>
                <text:list>
                  <text:list-item>
                    <text:p text:style-name="P6"><text:span text:style-name="T4">Important C constructs</text:span></text:p>
                    <text:list>
                      <text:list-item>
                        <text:p text:style-name="P6"><text:span text:style-name="T4">Program flow (if/else, loops, and switch)</text:span></text:p>
                      </text:list-item>
                      <text:list-item>
                        <text:p text:style-name="P6"><text:span text:style-name="T4">Character input/output (getchar and putchar)</text:span></text:p>
                      </text:list-item>
                    </text:list>
                  </text:list-item>
                  <text:list-item>
                    <text:p text:style-name="P6"><text:span text:style-name="T4">Deterministic finite automata (i.e., state machine)</text:span></text:p>
                  </text:list-item>
                  <text:list-item>
                    <text:p text:style-name="P6"><text:span text:style-name="T4">Expectations for programming assignments</text:span></text:p>
                  </text:list-item>
                </text:list>
              </text:list-item>
            </text:list>
            <text:list text:style-name="L4">
              <text:list-item>
                <text:p text:style-name="P5"><text:span text:style-name="T3">C programming examples</text:span></text:p>
              </text:list-item>
            </text:list>
            <text:list text:style-name="L5">
              <text:list-item>
                <text:list>
                  <text:list-item>
                    <text:p text:style-name="P6"><text:span text:style-name="T4">Echo the input directly to the output</text:span></text:p>
                  </text:list-item>
                  <text:list-item>
                    <text:p text:style-name="P6"><text:span text:style-name="T4">Put all lower-case letters in upper case</text:span></text:p>
                  </text:list-item>
                  <text:list-item>
                    <text:p text:style-name="P6"><text:span text:style-name="T4">Put the first letter of each word in upper case</text:span></text:p>
                  </text:list-item>
                </text:list>
              </text:list-item>
            </text:list>
            <text:list text:style-name="L4">
              <text:list-item>
                <text:p text:style-name="P5"><text:span text:style-name="T3">Glossing over some details related to “pointers”</text:span></text:p>
              </text:list-item>
            </text:list>
            <text:list text:style-name="L5">
              <text:list-item>
                <text:list>
                  <text:list-item>
                    <text:p text:style-name="P6"><text:span text:style-name="T4">… </text:span><text:span text:style-name="T4">which will be covered in the next lecture</text:span></text:p>
                  </text:list-item>
                </text:list>
              </text:list-item>
            </text:list>
          </draw:text-box>
        </draw:frame>
        <presentation:notes draw:style-name="dp2">
          <draw:page-thumbnail draw:layer="layout" svg:width="13.428cm" svg:height="10.072cm" svg:x="3.545cm" svg:y="1.967cm" draw:page-number="2" presentation:class="page"/>
          <draw:frame presentation:style-name="pr3" draw:layer="layout" svg:width="14.75cm" svg:height="11.798cm" svg:x="2.752cm" svg:y="12.775cm" presentation:class="notes" presentation:placeholder="true">
            <draw:text-box/>
          </draw:frame>
        </presentation:notes>
      </draw:page>
      <draw:page draw:name="page3"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Echo Input Directly to Output</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3"><text:span text:style-name="T5">Including the </text:span><text:span text:style-name="T6">St</text:span><text:span text:style-name="T5">an</text:span><text:span text:style-name="T6">d</text:span><text:span text:style-name="T5">ard </text:span><text:span text:style-name="T6">I</text:span><text:span text:style-name="T5">nput/</text:span><text:span text:style-name="T6">O</text:span><text:span text:style-name="T5">utput (stdio) library</text:span></text:p>
              </text:list-item>
            </text:list>
            <text:list text:style-name="L5">
              <text:list-item>
                <text:list>
                  <text:list-item>
                    <text:p text:style-name="P7"><text:span text:style-name="T5">Makes names of functions, variables, and macros available</text:span></text:p>
                  </text:list-item>
                  <text:list-item>
                    <text:p text:style-name="P8"><text:span text:style-name="T7">#include &lt;stdio.h&gt;</text:span></text:p>
                  </text:list-item>
                </text:list>
              </text:list-item>
            </text:list>
            <text:list text:style-name="L4">
              <text:list-item>
                <text:p text:style-name="P3"><text:span text:style-name="T5">Defining procedure main()</text:span></text:p>
              </text:list-item>
            </text:list>
            <text:list text:style-name="L5">
              <text:list-item>
                <text:list>
                  <text:list-item>
                    <text:p text:style-name="P7"><text:span text:style-name="T5">Starting point of the program, a standard boilerplate</text:span></text:p>
                  </text:list-item>
                  <text:list-item>
                    <text:p text:style-name="P8"><text:span text:style-name="T7">int main(void)</text:span></text:p>
                  </text:list-item>
                  <text:list-item>
                    <text:p text:style-name="P8"><text:span text:style-name="T7">int main(int argc, char **argv)</text:span></text:p>
                  </text:list-item>
                  <text:list-item>
                    <text:p text:style-name="P7"><text:span text:style-name="T5">Hand-waving: </text:span><text:span text:style-name="T7">argc</text:span><text:span text:style-name="T5"> and </text:span><text:span text:style-name="T7">argv </text:span><text:span text:style-name="T5">are for input arguments</text:span></text:p>
                  </text:list-item>
                </text:list>
              </text:list-item>
            </text:list>
            <text:list text:style-name="L4">
              <text:list-item>
                <text:p text:style-name="P3"><text:span text:style-name="T5">Read a single character</text:span></text:p>
              </text:list-item>
            </text:list>
            <text:list text:style-name="L5">
              <text:list-item>
                <text:list>
                  <text:list-item>
                    <text:p text:style-name="P7"><text:span text:style-name="T5">Returns a single character from the text stream “standard in” (stdin)</text:span></text:p>
                  </text:list-item>
                  <text:list-item>
                    <text:p text:style-name="P8"><text:span text:style-name="T7">c = getchar();</text:span></text:p>
                  </text:list-item>
                </text:list>
              </text:list-item>
            </text:list>
            <text:list text:style-name="L4">
              <text:list-item>
                <text:p text:style-name="P3"><text:span text:style-name="T5">Write a single character</text:span></text:p>
              </text:list-item>
            </text:list>
            <text:list text:style-name="L5">
              <text:list-item>
                <text:list>
                  <text:list-item>
                    <text:p text:style-name="P7"><text:span text:style-name="T5">Writes a single character to “standard out” (stdout)</text:span></text:p>
                  </text:list-item>
                  <text:list-item>
                    <text:p text:style-name="P8"><text:span text:style-name="T7">putchar(c);</text:span></text:p>
                  </text:list-item>
                </text:list>
              </text:list-item>
            </text:list>
          </draw:text-box>
        </draw:frame>
        <presentation:notes draw:style-name="dp2">
          <draw:page-thumbnail draw:layer="layout" svg:width="13.428cm" svg:height="10.072cm" svg:x="3.545cm" svg:y="1.967cm" draw:page-number="3" presentation:class="page"/>
          <draw:frame presentation:style-name="pr3" draw:layer="layout" svg:width="14.75cm" svg:height="11.798cm" svg:x="2.752cm" svg:y="12.775cm" presentation:class="notes" presentation:placeholder="true">
            <draw:text-box/>
          </draw:frame>
        </presentation:notes>
      </draw:page>
      <draw:page draw:name="page4" draw:style-name="dp1" draw:master-page-name="Varsayılan" presentation:presentation-page-layout-name="AL2T1">
        <draw:g draw:id="id1">
          <draw:custom-shape draw:style-name="gr2" draw:text-style-name="P2" draw:layer="layout" svg:width="5.08cm" svg:height="1.27cm" svg:x="2.328cm" svg:y="11.853cm">
            <text:p/>
            <draw:enhanced-geometry svg:viewBox="0 0 21600 21600" draw:type="rectangle" draw:enhanced-path="M 0 0 L 21600 0 21600 21600 0 21600 0 0 Z N"/>
          </draw:custom-shape>
          <draw:line draw:style-name="gr3" draw:text-style-name="P9" draw:layer="layout" svg:x1="17.144cm" svg:y1="14.604cm" svg:x2="7.619cm" svg:y2="12.487cm">
            <text:p/>
          </draw:line>
          <draw:custom-shape draw:style-name="gr1" draw:text-style-name="P2" draw:layer="layout" svg:width="7.407cm" svg:height="1.277cm" svg:x="17.353cm" svg:y="13.97cm">
            <text:list text:style-name="L6">
              <text:list-header>
                <text:p text:style-name="P4">Why a return value?</text:p>
              </text:list-header>
            </text:list>
            <draw:enhanced-geometry svg:viewBox="0 0 21600 21600" draw:type="mso-spt202" draw:enhanced-path="M 0 0 L 21600 0 21600 21600 0 21600 0 0 Z N"/>
          </draw:custom-shape>
        </draw:g>
        <draw:g draw:id="id2">
          <draw:custom-shape draw:style-name="gr2" draw:text-style-name="P2" draw:layer="layout" svg:width="3.81cm" svg:height="1.27cm" svg:x="2.117cm" svg:y="6.773cm">
            <text:p/>
            <draw:enhanced-geometry svg:viewBox="0 0 21600 21600" draw:type="rectangle" draw:enhanced-path="M 0 0 L 21600 0 21600 21600 0 21600 0 0 Z N"/>
          </draw:custom-shape>
          <draw:line draw:style-name="gr3" draw:text-style-name="P9" draw:layer="layout" svg:x1="15.874cm" svg:y1="9.524cm" svg:x2="6.349cm" svg:y2="7.407cm">
            <text:p/>
          </draw:line>
          <draw:custom-shape draw:style-name="gr1" draw:text-style-name="P2" draw:layer="layout" svg:width="5.404cm" svg:height="1.277cm" svg:x="16.675cm" svg:y="9.216cm">
            <text:list text:style-name="L6">
              <text:list-header>
                <text:p text:style-name="P4"><text:span text:style-name="T5">Why an “int”?</text:span></text:p>
              </text:list-header>
            </text:list>
            <draw:enhanced-geometry svg:viewBox="0 0 21600 21600" draw:type="mso-spt202" draw:enhanced-path="M 0 0 L 21600 0 21600 21600 0 21600 0 0 Z N"/>
          </draw:custom-shape>
        </draw:g>
        <draw:frame presentation:style-name="pr4" draw:text-style-name="P2" draw:layer="layout" svg:width="23.706cm" svg:height="1.906cm" svg:x="0.847cm" svg:y="1.057cm" presentation:class="title" presentation:user-transformed="true">
          <draw:text-box>
            <text:list text:style-name="L1">
              <text:list-header>
                <text:p text:style-name="P4">Putting it All Together</text:p>
              </text:list-header>
            </text:list>
          </draw:text-box>
        </draw:frame>
        <draw:frame presentation:style-name="pr5" draw:text-style-name="P2" draw:layer="layout" svg:width="23.495cm" svg:height="15.24cm" svg:x="1.269cm" svg:y="3.387cm" presentation:class="outline" presentation:user-transformed="true">
          <draw:text-box>
            <text:list text:style-name="L7">
              <text:list-header>
                <text:p text:style-name="P10"><text:span text:style-name="T8">#include &lt;stdio.h&gt;</text:span></text:p>
                <text:p text:style-name="P10"><text:span text:style-name="T8"/></text:p>
                <text:p text:style-name="P10"><text:span text:style-name="T8">int main(void) {</text:span></text:p>
                <text:p text:style-name="P10"><text:span text:style-name="T8"><text:s text:c="2"/></text:span><text:span text:style-name="T8">int c;</text:span></text:p>
                <text:p text:style-name="P11"><text:span text:style-name="T8"/></text:p>
                <text:p text:style-name="P10"><text:span text:style-name="T8"><text:s text:c="2"/></text:span><text:span text:style-name="T8">c = getchar();</text:span></text:p>
                <text:p text:style-name="P12"><text:span text:style-name="T8"><text:tab/></text:span><text:span text:style-name="T8"> </text:span><text:span text:style-name="T8">putchar(c);</text:span></text:p>
                <text:p text:style-name="P11"><text:span text:style-name="T8"/></text:p>
                <text:p text:style-name="P10"><text:span text:style-name="T8"><text:s text:c="2"/></text:span><text:span text:style-name="T8">return 0;</text:span></text:p>
                <text:p text:style-name="P10"><text:span text:style-name="T8">}</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layer="layout" svg:width="13.428cm" svg:height="10.072cm" svg:x="3.545cm" svg:y="1.967cm" draw:page-number="4" presentation:class="page"/>
          <draw:frame presentation:style-name="pr6" draw:text-style-name="P2" draw:layer="layout" svg:width="14.75cm" svg:height="11.797cm" svg:x="2.752cm" svg:y="12.775cm" presentation:class="notes" presentation:user-transformed="true">
            <draw:text-box>
              <text:list text:style-name="L6">
                <text:list-header>
                  <text:p text:style-name="P13"><text:span text:style-name="T9">“</text:span><text:span text:style-name="T9">We must declare 'c' to be a type big enough to hold any value that 'getchar' returns. We can't use 'char' since 'c' must be big enough to hold EOF in addition to any possible 'char'. Therefore we use 'int'. "</text:span><text:span text:style-name="T9"><text:line-break/></text:span><text:span text:style-name="T9"/></text:p>
                </text:list-header>
              </text:list>
            </draw:text-box>
          </draw:frame>
        </presentation:notes>
      </draw:page>
      <draw:page draw:name="page5"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text:span text:style-name="T5">Why is the Character an “</text:span><text:span text:style-name="T10">int</text:span><text:span text:style-name="T5">”</text:span></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5"><text:span text:style-name="T3">Meaning of a data type</text:span></text:p>
              </text:list-item>
            </text:list>
            <text:list text:style-name="L5">
              <text:list-item>
                <text:list>
                  <text:list-item>
                    <text:p text:style-name="P6"><text:span text:style-name="T4">Determines the size of a variable</text:span></text:p>
                  </text:list-item>
                  <text:list-item>
                    <text:p text:style-name="P6"><text:span text:style-name="T4">… </text:span><text:span text:style-name="T4">and how it is interpreted and manipulated</text:span></text:p>
                  </text:list-item>
                </text:list>
              </text:list-item>
            </text:list>
            <text:list text:style-name="L4">
              <text:list-item>
                <text:p text:style-name="P5"><text:span text:style-name="T3">Difference between </text:span><text:span text:style-name="T11">char</text:span><text:span text:style-name="T3"> and </text:span><text:span text:style-name="T11">int</text:span></text:p>
              </text:list-item>
            </text:list>
            <text:list text:style-name="L5">
              <text:list-item>
                <text:list>
                  <text:list-item>
                    <text:p text:style-name="P14"><text:span text:style-name="T12">char</text:span><text:span text:style-name="T4">: character, a single byte (256 different values)</text:span></text:p>
                  </text:list-item>
                  <text:list-item>
                    <text:p text:style-name="P14"><text:span text:style-name="T12">int</text:span><text:span text:style-name="T4">: integer, machine-dependent (e.g., -32,768 to 32,767)</text:span></text:p>
                  </text:list-item>
                </text:list>
              </text:list-item>
            </text:list>
            <text:list text:style-name="L4">
              <text:list-item>
                <text:p text:style-name="P5"><text:span text:style-name="T3">One byte is just not big enough</text:span></text:p>
              </text:list-item>
            </text:list>
            <text:list text:style-name="L5">
              <text:list-item>
                <text:list>
                  <text:list-item>
                    <text:p text:style-name="P6"><text:span text:style-name="T4">Need to be able to store any character</text:span></text:p>
                  </text:list-item>
                  <text:list-item>
                    <text:p text:style-name="P6"><text:span text:style-name="T4">… </text:span><text:span text:style-name="T4">plus, special value like End-Of-File (typically “-1”)</text:span></text:p>
                  </text:list-item>
                  <text:list-item>
                    <text:p text:style-name="P6"><text:span text:style-name="T4">We’ll see an example with EOF in a few slides</text:span></text:p>
                  </text:list-item>
                </text:list>
              </text:list-item>
            </text:list>
          </draw:text-box>
        </draw:frame>
        <presentation:notes draw:style-name="dp2">
          <draw:page-thumbnail draw:layer="layout" svg:width="13.428cm" svg:height="10.072cm" svg:x="3.545cm" svg:y="1.967cm" draw:page-number="5" presentation:class="page"/>
          <draw:frame presentation:style-name="pr3" draw:layer="layout" svg:width="14.75cm" svg:height="11.798cm" svg:x="2.752cm" svg:y="12.775cm" presentation:class="notes" presentation:placeholder="true">
            <draw:text-box/>
          </draw:frame>
        </presentation:notes>
      </draw:page>
      <draw:page draw:name="page6"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Read and Write <text:span text:style-name="T13">Ten</text:span> Characters</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3">Loop to repeat a set of lines (e.g., <text:span text:style-name="T14">for</text:span> loop)</text:p>
              </text:list-item>
            </text:list>
            <text:list text:style-name="L5">
              <text:list-item>
                <text:list>
                  <text:list-item>
                    <text:p text:style-name="P7">Three arguments: initialization, condition, and re-initialization</text:p>
                  </text:list-item>
                  <text:list-item>
                    <text:p text:style-name="P7">E.g., start at 0, test for less than 10, and increment per iteration</text:p>
                  </text:list-item>
                </text:list>
              </text:list-item>
            </text:list>
            <text:list text:style-name="L4">
              <text:list-header>
                <text:p text:style-name="P3"/>
              </text:list-header>
            </text:list>
          </draw:text-box>
        </draw:frame>
        <draw:custom-shape draw:style-name="gr4" draw:text-style-name="P2" draw:layer="layout" svg:width="23.495cm" svg:height="11.218cm" svg:x="1.27cm" svg:y="7.62cm">
          <text:list text:style-name="L8">
            <text:list-header>
              <text:p text:style-name="P15"><text:span text:style-name="T8">#include &lt;stdio.h&gt;</text:span></text:p>
              <text:p text:style-name="P16"><text:span text:style-name="T8"/></text:p>
              <text:p text:style-name="P17"><text:span text:style-name="T8">int main(void) {</text:span></text:p>
              <text:p text:style-name="P15"><text:span text:style-name="T8"><text:s text:c="2"/></text:span><text:span text:style-name="T8">int c, i;</text:span></text:p>
              <text:p text:style-name="P16"><text:span text:style-name="T8"/></text:p>
            </text:list-header>
          </text:list>
          <text:list text:style-name="L9">
            <text:list-header>
              <text:p text:style-name="P15"><text:span text:style-name="T15"><text:s text:c="2"/></text:span><text:span text:style-name="T16">for (i=0; i&lt;10; i++) {</text:span></text:p>
              <text:p text:style-name="P15"><text:span text:style-name="T15"><text:s text:c="4"/></text:span><text:span text:style-name="T8">c = getchar();</text:span></text:p>
            </text:list-header>
          </text:list>
          <text:list text:style-name="L8">
            <text:list-header>
              <text:p text:style-name="P18"><text:span text:style-name="T8"><text:tab/></text:span><text:span text:style-name="T8"> <text:s text:c="2"/></text:span><text:span text:style-name="T8">putchar(c);</text:span></text:p>
              <text:p text:style-name="P15"><text:span text:style-name="T8"><text:s text:c="2"/></text:span><text:span text:style-name="T16">}</text:span></text:p>
              <text:p text:style-name="P16"><text:span text:style-name="T8"/></text:p>
              <text:p text:style-name="P19"><text:span text:style-name="T8"><text:s text:c="2"/></text:span><text:span text:style-name="T8">return 0;</text:span></text:p>
              <text:p text:style-name="P17"><text:span text:style-name="T8">}</text:span></text:p>
            </text:list-header>
          </text:list>
          <draw:enhanced-geometry svg:viewBox="0 0 21600 21600" draw:type="rectangle" draw:enhanced-path="M 0 0 L 21600 0 21600 21600 0 21600 0 0 Z N"/>
        </draw:custom-shape>
        <presentation:notes draw:style-name="dp2">
          <draw:page-thumbnail draw:layer="layout" svg:width="13.428cm" svg:height="10.072cm" svg:x="3.545cm" svg:y="1.967cm" draw:page-number="6" presentation:class="page"/>
          <draw:frame presentation:style-name="pr3" draw:layer="layout" svg:width="14.75cm" svg:height="11.798cm" svg:x="2.752cm" svg:y="12.775cm" presentation:class="notes" presentation:placeholder="true">
            <draw:text-box/>
          </draw:frame>
        </presentation:notes>
      </draw:page>
      <draw:page draw:name="page7"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Read and Write <text:span text:style-name="T13">Forever</text:span></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3">Infinite <text:span text:style-name="T14">for</text:span> loop</text:p>
              </text:list-item>
            </text:list>
            <text:list text:style-name="L5">
              <text:list-item>
                <text:list>
                  <text:list-item>
                    <text:p text:style-name="P7">Simply leave the arguments blank</text:p>
                  </text:list-item>
                  <text:list-item>
                    <text:p text:style-name="P7">E.g., <text:s/><text:span text:style-name="T14">for ( ; ; ) </text:span></text:p>
                    <text:p text:style-name="P8"><text:span text:style-name="T14"/></text:p>
                  </text:list-item>
                </text:list>
              </text:list-item>
            </text:list>
          </draw:text-box>
        </draw:frame>
        <draw:custom-shape draw:style-name="gr4" draw:text-style-name="P2" draw:layer="layout" svg:width="23.495cm" svg:height="11.218cm" svg:x="1.27cm" svg:y="7.62cm">
          <text:list text:style-name="L8">
            <text:list-header>
              <text:p text:style-name="P15"><text:span text:style-name="T8">#include &lt;stdio.h&gt;</text:span></text:p>
              <text:p text:style-name="P16"><text:span text:style-name="T8"/></text:p>
              <text:p text:style-name="P17"><text:span text:style-name="T8">int main(void) {</text:span></text:p>
              <text:p text:style-name="P15"><text:span text:style-name="T8"><text:s text:c="2"/></text:span><text:span text:style-name="T8">int c, i;</text:span></text:p>
              <text:p text:style-name="P16"><text:span text:style-name="T8"/></text:p>
            </text:list-header>
          </text:list>
          <text:list text:style-name="L9">
            <text:list-header>
              <text:p text:style-name="P15"><text:span text:style-name="T15"><text:s text:c="2"/></text:span><text:span text:style-name="T16">for (</text:span><text:span text:style-name="T17"> <text:s text:c="2"/></text:span><text:span text:style-name="T16">; </text:span><text:span text:style-name="T17"><text:s text:c="4"/></text:span><text:span text:style-name="T16">; </text:span><text:span text:style-name="T17"><text:s text:c="3"/></text:span><text:span text:style-name="T16">) {</text:span></text:p>
              <text:p text:style-name="P15"><text:span text:style-name="T15"><text:s text:c="4"/></text:span><text:span text:style-name="T8">c = getchar();</text:span></text:p>
            </text:list-header>
          </text:list>
          <text:list text:style-name="L8">
            <text:list-header>
              <text:p text:style-name="P18"><text:span text:style-name="T8"><text:tab/></text:span><text:span text:style-name="T8"> <text:s text:c="2"/></text:span><text:span text:style-name="T8">putchar(c);</text:span></text:p>
              <text:p text:style-name="P15"><text:span text:style-name="T8"><text:s text:c="2"/></text:span><text:span text:style-name="T16">}</text:span></text:p>
              <text:p text:style-name="P16"><text:span text:style-name="T8"/></text:p>
              <text:p text:style-name="P19"><text:span text:style-name="T8"><text:s text:c="2"/></text:span><text:span text:style-name="T8">return 0;</text:span></text:p>
              <text:p text:style-name="P17"><text:span text:style-name="T8">}</text:span></text:p>
            </text:list-header>
          </text:list>
          <draw:enhanced-geometry svg:viewBox="0 0 21600 21600" draw:type="rectangle" draw:enhanced-path="M 0 0 L 21600 0 21600 21600 0 21600 0 0 Z N"/>
        </draw:custom-shape>
        <presentation:notes draw:style-name="dp2">
          <draw:page-thumbnail draw:layer="layout" svg:width="13.428cm" svg:height="10.072cm" svg:x="3.545cm" svg:y="1.967cm" draw:page-number="7" presentation:class="page"/>
          <draw:frame presentation:style-name="pr3" draw:layer="layout" svg:width="14.75cm" svg:height="11.798cm" svg:x="2.752cm" svg:y="12.775cm" presentation:class="notes" presentation:placeholder="true">
            <draw:text-box/>
          </draw:frame>
        </presentation:notes>
      </draw:page>
      <draw:page draw:name="page8"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Read and Write <text:span text:style-name="T13">Till End-Of-File</text:span></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3"><text:span text:style-name="T5">Test for end-of-file (EOF)</text:span></text:p>
              </text:list-item>
            </text:list>
            <text:list text:style-name="L5">
              <text:list-item>
                <text:list>
                  <text:list-item>
                    <text:p text:style-name="P8"><text:span text:style-name="T7">EOF</text:span><text:span text:style-name="T5"> is a special global constant, defined in stdio</text:span></text:p>
                  </text:list-item>
                  <text:list-item>
                    <text:p text:style-name="P7"><text:span text:style-name="T5">The </text:span><text:span text:style-name="T7">break</text:span><text:span text:style-name="T5"> statement jumps out of the current scope</text:span></text:p>
                  </text:list-item>
                </text:list>
              </text:list-item>
            </text:list>
          </draw:text-box>
        </draw:frame>
        <draw:custom-shape draw:style-name="gr4" draw:text-style-name="P2" draw:layer="layout" svg:width="23.495cm" svg:height="12.912cm" svg:x="1.27cm" svg:y="6.985cm">
          <text:list text:style-name="L8">
            <text:list-header>
              <text:p text:style-name="P15"><text:span text:style-name="T8">#include &lt;stdio.h&gt;</text:span></text:p>
              <text:p text:style-name="P15"><text:span text:style-name="T8">int main(void) {</text:span></text:p>
              <text:p text:style-name="P20"><text:span text:style-name="T8"><text:s text:c="2"/></text:span><text:span text:style-name="T8">int c;</text:span></text:p>
              <text:p text:style-name="P20"><text:span text:style-name="T8"><text:s text:c="2"/></text:span><text:span text:style-name="T8">for ( ; ; ) {</text:span></text:p>
              <text:p text:style-name="P21"><text:span text:style-name="T8"><text:s text:c="3"/></text:span><text:span text:style-name="T8"><text:tab/></text:span><text:span text:style-name="T8">c = getchar();</text:span></text:p>
              <text:p text:style-name="P21"><text:span text:style-name="T8"><text:tab/></text:span><text:span text:style-name="T8"><text:tab/></text:span><text:span text:style-name="T16">if (c == EOF) </text:span></text:p>
            </text:list-header>
          </text:list>
          <text:list text:style-name="L10">
            <text:list-header>
              <text:p text:style-name="P20"><text:span text:style-name="T16"><text:s text:c="7"/></text:span><text:span text:style-name="T16">break;</text:span></text:p>
            </text:list-header>
          </text:list>
          <text:list text:style-name="L8">
            <text:list-header>
              <text:p text:style-name="P21"><text:span text:style-name="T8"><text:tab/></text:span><text:span text:style-name="T8"> <text:s text:c="3"/></text:span><text:span text:style-name="T8">putchar(c);</text:span></text:p>
              <text:p text:style-name="P20"><text:span text:style-name="T8"><text:s text:c="2"/></text:span><text:span text:style-name="T8">}</text:span></text:p>
              <text:p text:style-name="P20"><text:span text:style-name="T8"><text:s text:c="2"/></text:span><text:span text:style-name="T8">return 0;</text:span></text:p>
              <text:p text:style-name="P20"><text:span text:style-name="T8">}</text:span></text:p>
            </text:list-header>
          </text:list>
          <draw:enhanced-geometry svg:viewBox="0 0 21600 21600" draw:type="rectangle" draw:enhanced-path="M 0 0 L 21600 0 21600 21600 0 21600 0 0 Z N"/>
        </draw:custom-shape>
        <draw:g draw:id="id3">
          <draw:custom-shape draw:style-name="gr5" draw:text-style-name="P2" draw:layer="layout" svg:width="4.022cm" svg:height="1.482cm" svg:x="18.419cm" svg:y="9.15cm">
            <text:list text:style-name="L6">
              <text:list-header>
                <text:p text:style-name="P1"><text:span text:style-name="T18">do some stuff</text:span></text:p>
              </text:list-header>
            </text:list>
            <draw:enhanced-geometry svg:viewBox="0 0 21600 21600" draw:type="rectangle" draw:enhanced-path="M 0 0 L 21600 0 21600 21600 0 21600 0 0 Z N"/>
          </draw:custom-shape>
          <draw:custom-shape draw:style-name="gr5" draw:text-style-name="P2" draw:layer="layout" svg:width="4.234cm" svg:height="1.693cm" svg:x="18.419cm" svg:y="11.267cm">
            <text:list text:style-name="L6">
              <text:list-header>
                <text:p text:style-name="P1"><text:span text:style-name="T18">done yet? </text:span></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 draw:text-style-name="P2" draw:layer="layout" svg:width="4.022cm" svg:height="1.482cm" svg:x="20.32cm" svg:y="5.503cm">
            <text:list text:style-name="L6">
              <text:list-header>
                <text:p text:style-name="P1"><text:span text:style-name="T18">before the loop</text:span></text:p>
              </text:list-header>
            </text:list>
            <draw:enhanced-geometry svg:viewBox="0 0 21600 21600" draw:type="rectangle" draw:enhanced-path="M 0 0 L 21600 0 21600 21600 0 21600 0 0 Z N"/>
          </draw:custom-shape>
          <draw:custom-shape draw:style-name="gr5" draw:text-style-name="P2" draw:layer="layout" svg:width="4.022cm" svg:height="1.482cm" svg:x="18.419cm" svg:y="13.595cm">
            <text:list text:style-name="L6">
              <text:list-header>
                <text:p text:style-name="P1"><text:span text:style-name="T18">do more stuff</text:span></text:p>
              </text:list-header>
            </text:list>
            <draw:enhanced-geometry svg:viewBox="0 0 21600 21600" draw:type="rectangle" draw:enhanced-path="M 0 0 L 21600 0 21600 21600 0 21600 0 0 Z N"/>
          </draw:custom-shape>
          <draw:custom-shape draw:style-name="gr5" draw:text-style-name="P2" draw:layer="layout" svg:width="4.022cm" svg:height="1.482cm" svg:x="16.514cm" svg:y="16.982cm">
            <text:list text:style-name="L6">
              <text:list-header>
                <text:p text:style-name="P1"><text:span text:style-name="T18">after the loop</text:span></text:p>
              </text:list-header>
            </text:list>
            <draw:enhanced-geometry svg:viewBox="0 0 21600 21600" draw:type="rectangle" draw:enhanced-path="M 0 0 L 21600 0 21600 21600 0 21600 0 0 Z N"/>
          </draw:custom-shape>
          <draw:line draw:style-name="gr6" draw:text-style-name="P9" draw:layer="layout" svg:x1="22.012cm" svg:y1="6.985cm" svg:x2="20.531cm" svg:y2="9.313cm">
            <text:p/>
          </draw:line>
          <draw:line draw:style-name="gr6" draw:text-style-name="P9" draw:layer="layout" svg:x1="20.536cm" svg:y1="10.632cm" svg:x2="20.536cm" svg:y2="11.267cm">
            <text:p/>
          </draw:line>
          <draw:line draw:style-name="gr6" draw:text-style-name="P9" draw:layer="layout" svg:x1="20.536cm" svg:y1="12.96cm" svg:x2="20.536cm" svg:y2="13.595cm">
            <text:p/>
          </draw:line>
          <draw:custom-shape draw:style-name="gr7" draw:text-style-name="P2" draw:layer="layout" svg:width="4.022cm" svg:height="6.773cm" svg:x="15.663cm" svg:y="9.102cm">
            <text:p/>
            <draw:enhanced-geometry svg:viewBox="0 0 936 1864" draw:type="non-primitive" draw:enhanced-path="M 920 1688  C 928 1724 936 1760 920 1784  C 904 1808 896 1824 824 1832  C 752 1840 592 1864 488 1832  C 384 1800 280 1800 200 1640  C 120 1480 0 1128 8 872  C 16 616 152 208 248 104  C 344 0 520 208 584 248  C 648 288 640 316 632 344  N"/>
          </draw:custom-shape>
          <draw:custom-shape draw:style-name="gr8" draw:text-style-name="P2" draw:layer="layout" svg:width="4.877cm" svg:height="4.912cm" svg:x="20.108cm" svg:y="12.065cm">
            <text:p/>
            <draw:enhanced-geometry svg:viewBox="0 0 1106 1114" draw:type="non-primitive" draw:enhanced-path="M 575 0  C 622 7 779 1 859 40  C 939 79 1037 128 1054 235  C 1071 342 1106 567 962 682  C 818 797 353 850 192 922  C 32 994 16 1054 0 1114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layer="layout" svg:width="13.428cm" svg:height="10.072cm" svg:x="3.545cm" svg:y="1.967cm" draw:page-number="8" presentation:class="page"/>
          <draw:frame presentation:style-name="pr3" draw:layer="layout" svg:width="14.75cm" svg:height="11.798cm" svg:x="2.752cm" svg:y="12.775cm" presentation:class="notes" presentation:placeholder="true">
            <draw:text-box/>
          </draw:frame>
        </presentation:notes>
      </draw:page>
      <draw:page draw:name="page9" draw:style-name="dp1" draw:master-page-name="Varsayılan" presentation:presentation-page-layout-name="AL2T1">
        <draw:custom-shape draw:style-name="gr9" draw:text-style-name="P2" draw:layer="layout" svg:width="20.32cm" svg:height="2.963cm" svg:x="1.27cm" svg:y="4.022cm">
          <text:p/>
          <draw:enhanced-geometry svg:viewBox="0 0 21600 21600" draw:type="rectangle" draw:enhanced-path="M 0 0 L 21600 0 21600 21600 0 21600 0 0 Z N"/>
        </draw:custom-shape>
        <draw:custom-shape draw:style-name="gr9" draw:text-style-name="P2" draw:layer="layout" svg:width="13.547cm" svg:height="2.963cm" svg:x="1.27cm" svg:y="8.255cm">
          <text:p/>
          <draw:enhanced-geometry svg:viewBox="0 0 21600 21600" draw:type="rectangle" draw:enhanced-path="M 0 0 L 21600 0 21600 21600 0 21600 0 0 Z N"/>
        </draw:custom-shape>
        <draw:custom-shape draw:style-name="gr9" draw:text-style-name="P2" draw:layer="layout" svg:width="9.102cm" svg:height="6.774cm" svg:x="1.27cm" svg:y="11.853cm">
          <text:p/>
          <draw:enhanced-geometry svg:viewBox="0 0 21600 21600" draw:type="rectangle" draw:enhanced-path="M 0 0 L 21600 0 21600 21600 0 21600 0 0 Z N"/>
        </draw:custom-shape>
        <draw:frame presentation:style-name="pr4" draw:text-style-name="P2" draw:layer="layout" svg:width="23.706cm" svg:height="1.906cm" svg:x="0.847cm" svg:y="1.057cm" presentation:class="title" presentation:user-transformed="true">
          <draw:text-box>
            <text:list text:style-name="L1">
              <text:list-header>
                <text:p text:style-name="P4">Many Ways to Say the Same Thing</text:p>
              </text:list-header>
            </text:list>
          </draw:text-box>
        </draw:frame>
        <draw:frame presentation:style-name="pr7" draw:text-style-name="P2" draw:layer="layout" svg:width="9.102cm" svg:height="6.985cm" svg:x="1.27cm" svg:y="12.064cm" presentation:class="outline" presentation:user-transformed="true">
          <draw:text-box>
            <text:list text:style-name="L7">
              <text:list-header>
                <text:p text:style-name="P22"><text:span text:style-name="T8">for (;;) <text:s/>{</text:span></text:p>
              </text:list-header>
            </text:list>
            <text:list text:style-name="L1">
              <text:list-header>
                <text:p text:style-name="P22"><text:span text:style-name="T19"><text:s text:c="2"/></text:span><text:span text:style-name="T8">c = getchar();</text:span></text:p>
                <text:p text:style-name="P22"><text:span text:style-name="T19"><text:s text:c="2"/></text:span><text:span text:style-name="T8">if</text:span><text:span text:style-name="T19"> <text:s/>(</text:span><text:span text:style-name="T8">c == EOF</text:span><text:span text:style-name="T19">)</text:span></text:p>
                <text:p text:style-name="P22"><text:span text:style-name="T19"><text:s text:c="7"/></text:span><text:span text:style-name="T8">break;</text:span></text:p>
                <text:p text:style-name="P23"><text:span text:style-name="T19"><text:tab/></text:span><text:span text:style-name="T8">putchar(c);</text:span></text:p>
              </text:list-header>
            </text:list>
            <text:list text:style-name="L7">
              <text:list-header>
                <text:p text:style-name="P22"><text:span text:style-name="T8">}</text:span></text:p>
              </text:list-header>
            </text:list>
          </draw:text-box>
        </draw:frame>
        <draw:custom-shape draw:style-name="gr10" draw:text-style-name="P2" draw:layer="layout" svg:width="22.225cm" svg:height="6.985cm" svg:x="1.27cm" svg:y="4.022cm">
          <text:list text:style-name="L8">
            <text:list-header>
              <text:p text:style-name="P24"><text:span text:style-name="T7">for (c=getchar(); c!=EOF; c=getchar()) </text:span></text:p>
            </text:list-header>
          </text:list>
          <text:list text:style-name="L1">
            <text:list-header>
              <text:p text:style-name="P25"><text:span text:style-name="T20"><text:s text:c="2"/></text:span><text:span text:style-name="T20"><text:tab/></text:span><text:span text:style-name="T20"> <text:s/></text:span><text:span text:style-name="T7">putchar(c);</text:span></text:p>
            </text:list-header>
          </text:list>
          <text:list text:style-name="L8">
            <text:list-header>
              <text:p text:style-name="P24"><text:span text:style-name="T7"/></text:p>
              <text:p text:style-name="P24"><text:span text:style-name="T7">while ((c=getchar())!=EOF)</text:span></text:p>
              <text:p text:style-name="P24"><text:span text:style-name="T7"><text:s text:c="3"/></text:span><text:span text:style-name="T7">putchar(c);</text:span></text:p>
            </text:list-header>
          </text:list>
          <draw:enhanced-geometry svg:viewBox="0 0 21600 21600" draw:type="rectangle" draw:enhanced-path="M 0 0 L 21600 0 21600 21600 0 21600 0 0 Z N"/>
        </draw:custom-shape>
        <draw:custom-shape draw:style-name="gr11" draw:text-style-name="P2" draw:layer="layout" svg:width="9.102cm" svg:height="3.309cm" svg:x="15.875cm" svg:y="8.255cm">
          <text:list text:style-name="L11">
            <text:list-header>
              <text:p text:style-name="P4"><text:span text:style-name="T21">Very typical idiom in C,</text:span></text:p>
              <text:p text:style-name="P4"><text:span text:style-name="T21">but messy side-effects in loop test</text:span></text:p>
            </text:list-header>
          </text:list>
          <draw:enhanced-geometry svg:viewBox="0 0 21600 21600" draw:type="mso-spt202" draw:enhanced-path="M 0 0 L 21600 0 21600 21600 0 21600 0 0 Z N"/>
        </draw:custom-shape>
        <draw:line draw:style-name="gr12" draw:text-style-name="P9" draw:layer="layout" svg:x1="15.862cm" svg:y1="8.996cm" svg:x2="15.028cm" svg:y2="9.102cm">
          <text:p/>
        </draw:line>
        <draw:custom-shape draw:style-name="gr9" draw:text-style-name="P2" draw:layer="layout" svg:width="9.314cm" svg:height="6.774cm" svg:x="13.123cm" svg:y="11.853cm">
          <text:p/>
          <draw:enhanced-geometry svg:viewBox="0 0 21600 21600" draw:type="rectangle" draw:enhanced-path="M 0 0 L 21600 0 21600 21600 0 21600 0 0 Z N"/>
        </draw:custom-shape>
        <draw:custom-shape draw:style-name="gr10" draw:text-style-name="P2" draw:layer="layout" svg:width="8.89cm" svg:height="5.715cm" svg:x="13.547cm" svg:y="12.277cm">
          <text:list text:style-name="L8">
            <text:list-header>
              <text:p text:style-name="P26"><text:span text:style-name="T7">c = getchar();</text:span></text:p>
              <text:p text:style-name="P26"><text:span text:style-name="T7">while (c!=EOF) {</text:span></text:p>
            </text:list-header>
          </text:list>
          <text:list text:style-name="L1">
            <text:list-header>
              <text:p text:style-name="P27"><text:span text:style-name="T22"><text:tab/></text:span><text:span text:style-name="T22"> </text:span><text:span text:style-name="T7">putchar(c);</text:span></text:p>
            </text:list-header>
          </text:list>
          <text:list text:style-name="L8">
            <text:list-header>
              <text:p text:style-name="P26"><text:span text:style-name="T7"><text:s text:c="2"/></text:span><text:span text:style-name="T7">c = getchar();</text:span></text:p>
              <text:p text:style-name="P26"><text:span text:style-name="T7">}</text:span></text:p>
            </text:list-header>
          </text:list>
          <draw:enhanced-geometry svg:viewBox="0 0 21600 21600" draw:type="rectangle" draw:enhanced-path="M 0 0 L 21600 0 21600 21600 0 21600 0 0 Z N"/>
        </draw:custom-shape>
        <presentation:notes draw:style-name="dp2">
          <draw:page-thumbnail draw:layer="layout" svg:width="13.428cm" svg:height="10.072cm" svg:x="3.545cm" svg:y="1.967cm" draw:page-number="9" presentation:class="page"/>
          <draw:frame presentation:style-name="pr3" draw:layer="layout" svg:width="14.75cm" svg:height="11.798cm" svg:x="2.752cm" svg:y="12.775cm" presentation:class="notes" presentation:placeholder="true">
            <draw:text-box/>
          </draw:frame>
        </presentation:notes>
      </draw:page>
      <draw:page draw:name="page10"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Review of Example #1</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3"><text:span text:style-name="T5">Character I/O</text:span></text:p>
              </text:list-item>
            </text:list>
            <text:list text:style-name="L5">
              <text:list-item>
                <text:list>
                  <text:list-item>
                    <text:p text:style-name="P7"><text:span text:style-name="T5">Including</text:span><text:span text:style-name="T7"> stdio.h</text:span></text:p>
                  </text:list-item>
                  <text:list-item>
                    <text:p text:style-name="P7"><text:span text:style-name="T5">Functions </text:span><text:span text:style-name="T7">getchar()</text:span><text:span text:style-name="T5"> and </text:span><text:span text:style-name="T7">putchar()</text:span></text:p>
                  </text:list-item>
                  <text:list-item>
                    <text:p text:style-name="P7"><text:span text:style-name="T5">Representation of a character as an integer</text:span></text:p>
                  </text:list-item>
                  <text:list-item>
                    <text:p text:style-name="P7"><text:span text:style-name="T5">Predefined constant </text:span><text:span text:style-name="T7">EOF</text:span></text:p>
                  </text:list-item>
                </text:list>
              </text:list-item>
            </text:list>
            <text:list text:style-name="L4">
              <text:list-item>
                <text:p text:style-name="P3"><text:span text:style-name="T5">Program control flow</text:span></text:p>
              </text:list-item>
            </text:list>
            <text:list text:style-name="L5">
              <text:list-item>
                <text:list>
                  <text:list-item>
                    <text:p text:style-name="P7"><text:span text:style-name="T5">The </text:span><text:span text:style-name="T7">for</text:span><text:span text:style-name="T5"> loop and </text:span><text:span text:style-name="T7">while</text:span><text:span text:style-name="T5"> loop</text:span></text:p>
                  </text:list-item>
                  <text:list-item>
                    <text:p text:style-name="P7"><text:span text:style-name="T5">The </text:span><text:span text:style-name="T7">break</text:span><text:span text:style-name="T5"> statement</text:span></text:p>
                  </text:list-item>
                  <text:list-item>
                    <text:p text:style-name="P7"><text:span text:style-name="T5">The </text:span><text:span text:style-name="T7">return</text:span><text:span text:style-name="T5"> statement</text:span></text:p>
                  </text:list-item>
                </text:list>
              </text:list-item>
            </text:list>
            <text:list text:style-name="L4">
              <text:list-item>
                <text:p text:style-name="P3"><text:span text:style-name="T5">Assignment and comparison</text:span></text:p>
              </text:list-item>
            </text:list>
            <text:list text:style-name="L5">
              <text:list-item>
                <text:list>
                  <text:list-item>
                    <text:p text:style-name="P7"><text:span text:style-name="T5">Assignment: “</text:span><text:span text:style-name="T23">=</text:span><text:span text:style-name="T5">” </text:span></text:p>
                  </text:list-item>
                  <text:list-item>
                    <text:p text:style-name="P7"><text:span text:style-name="T5">Increment: “</text:span><text:span text:style-name="T23">i++</text:span><text:span text:style-name="T5">”</text:span></text:p>
                  </text:list-item>
                  <text:list-item>
                    <text:p text:style-name="P7"><text:span text:style-name="T5">Comparing for equality “</text:span><text:span text:style-name="T23">==</text:span><text:span text:style-name="T5">”</text:span></text:p>
                  </text:list-item>
                  <text:list-item>
                    <text:p text:style-name="P7"><text:span text:style-name="T5">Comparing for inequality “</text:span><text:span text:style-name="T23">!=</text:span><text:span text:style-name="T5">”</text:span></text:p>
                  </text:list-item>
                </text:list>
              </text:list-item>
            </text:list>
          </draw:text-box>
        </draw:frame>
        <presentation:notes draw:style-name="dp2">
          <draw:page-thumbnail draw:layer="layout" svg:width="13.428cm" svg:height="10.072cm" svg:x="3.545cm" svg:y="1.967cm" draw:page-number="10" presentation:class="page"/>
          <draw:frame presentation:style-name="pr3" draw:layer="layout" svg:width="14.75cm" svg:height="11.798cm" svg:x="2.752cm" svg:y="12.775cm" presentation:class="notes" presentation:placeholder="true">
            <draw:text-box/>
          </draw:frame>
        </presentation:notes>
      </draw:page>
      <draw:page draw:name="page11"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Example #2: Convert Upper Case</text:p>
              </text:list-header>
            </text:list>
          </draw:text-box>
        </draw:frame>
        <draw:frame presentation:style-name="pr5" draw:text-style-name="P2" draw:layer="layout" svg:width="23.495cm" svg:height="15.24cm" svg:x="1.269cm" svg:y="3.387cm" presentation:class="outline" presentation:user-transformed="true">
          <draw:text-box>
            <text:list text:style-name="L12">
              <text:list-item>
                <text:p text:style-name="P3"><text:span text:style-name="T24">Problem</text:span><text:span text:style-name="T23">: </text:span><text:span text:style-name="T25">write a program to convert a file to all upper-case</text:span></text:p>
              </text:list-item>
            </text:list>
            <text:list text:style-name="L1">
              <text:list-header>
                <text:p text:style-name="P28"><text:span text:style-name="T25">(leave nonalphabetic characters alone)</text:span></text:p>
              </text:list-header>
            </text:list>
            <text:list text:style-name="L12">
              <text:list-item>
                <text:p text:style-name="P3"><text:span text:style-name="T24">Program design:</text:span></text:p>
              </text:list-item>
            </text:list>
            <text:list text:style-name="L13">
              <text:list-header>
                <text:p text:style-name="P28"><text:span text:style-name="T5"><text:s text:c="2"/></text:span><text:span text:style-name="T5">repeat</text:span></text:p>
                <text:p text:style-name="P28"><text:span text:style-name="T5"><text:s text:c="5"/></text:span><text:span text:style-name="T5">read a character</text:span></text:p>
                <text:p text:style-name="P28"><text:span text:style-name="T5"><text:s text:c="5"/></text:span><text:span text:style-name="T26">if it’s lower-case, convert to upper-case</text:span></text:p>
                <text:p text:style-name="P28"><text:span text:style-name="T5"><text:s text:c="5"/></text:span><text:span text:style-name="T5">write the character</text:span></text:p>
                <text:p text:style-name="P28"><text:span text:style-name="T5"><text:s text:c="2"/></text:span><text:span text:style-name="T5">until end-of-file</text:span></text:p>
                <text:p text:style-name="P28"><text:span text:style-name="T5"/></text:p>
              </text:list-header>
            </text:list>
          </draw:text-box>
        </draw:frame>
        <presentation:notes draw:style-name="dp2">
          <draw:page-thumbnail draw:layer="layout" svg:width="13.428cm" svg:height="10.072cm" svg:x="3.545cm" svg:y="1.967cm" draw:page-number="11" presentation:class="page"/>
          <draw:frame presentation:style-name="pr3" draw:layer="layout" svg:width="14.75cm" svg:height="11.798cm" svg:x="2.752cm" svg:y="12.775cm" presentation:class="notes" presentation:placeholder="true">
            <draw:text-box/>
          </draw:frame>
        </presentation:notes>
      </draw:page>
      <draw:page draw:name="page12"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ASCII</text:p>
              </text:list-header>
            </text:list>
          </draw:text-box>
        </draw:frame>
        <draw:frame presentation:style-name="pr5" draw:text-style-name="P2" draw:layer="layout" svg:width="23.495cm" svg:height="15.24cm" svg:x="1.269cm" svg:y="3.387cm" presentation:class="outline" presentation:user-transformed="true">
          <draw:text-box>
            <text:list text:style-name="L13">
              <text:list-header>
                <text:p text:style-name="P28">American Standard Code for Information Interchange</text:p>
              </text:list-header>
            </text:list>
            <text:list text:style-name="L14">
              <text:list-header>
                <text:p text:style-name="P29"><text:span text:style-name="T27"><text:s text:c="2"/></text:span><text:span text:style-name="T28"><text:s/></text:span><text:span text:style-name="T29">0 <text:s text:c="3"/>1 <text:s text:c="2"/>2 <text:s text:c="2"/>3 <text:s text:c="2"/>4 <text:s text:c="2"/>5 <text:s text:c="2"/>6 <text:s text:c="2"/>7 <text:s text:c="2"/>8 <text:s text:c="2"/>9 <text:s/>10 <text:s/>11 <text:s/>12 <text:s/>13 <text:s/>14 <text:s/>15</text:span></text:p>
              </text:list-header>
            </text:list>
            <text:list text:style-name="L7">
              <text:list-header>
                <text:p text:style-name="P29"><text:span text:style-name="T29"><text:s text:c="2"/></text:span><text:span text:style-name="T29">0 </text:span><text:span text:style-name="T30">NUL SOH STX ETX EOT ENQ ACK BEL BS <text:s/>HT <text:s/>LF <text:s/>VT <text:s/>FF <text:s/>CR <text:s/>SO <text:s/>SI</text:span></text:p>
                <text:p text:style-name="P29"><text:span text:style-name="T29"><text:s/></text:span><text:span text:style-name="T29">16 </text:span><text:span text:style-name="T30">DLE DC1 DC2 DC3 DC4 NAK SYN ETB CAN EM <text:s/>SUB ESC FS <text:s/>GS <text:s/>RS <text:s/>US</text:span></text:p>
                <text:p text:style-name="P29"><text:span text:style-name="T29"><text:s/></text:span><text:span text:style-name="T29">32 </text:span><text:span text:style-name="T30">SP <text:s text:c="2"/>! <text:s text:c="2"/>" <text:s text:c="2"/># <text:s text:c="2"/>$ <text:s text:c="2"/>% <text:s text:c="2"/>&amp; <text:s text:c="2"/>' <text:s text:c="2"/>( <text:s text:c="2"/>) <text:s text:c="2"/>* <text:s text:c="2"/>+ <text:s text:c="2"/>, <text:s text:c="2"/>- <text:s text:c="2"/>. <text:s text:c="2"/>/</text:span><text:span text:style-name="T29"> </text:span></text:p>
                <text:p text:style-name="P29"><text:span text:style-name="T29"><text:s/></text:span><text:span text:style-name="T29">48 <text:s/></text:span><text:span text:style-name="T30">0 <text:s text:c="2"/>1 <text:s text:c="2"/>2 <text:s text:c="2"/>3 <text:s text:c="2"/>4 <text:s text:c="2"/>5 <text:s text:c="2"/>6 <text:s text:c="2"/>7 <text:s text:c="2"/>8 <text:s text:c="2"/>9 <text:s text:c="2"/>: <text:s text:c="2"/>; <text:s text:c="2"/>&lt; <text:s text:c="2"/>= <text:s text:c="2"/>&gt; <text:s text:c="2"/>?</text:span><text:span text:style-name="T29"> </text:span></text:p>
                <text:p text:style-name="P29"><text:span text:style-name="T29"><text:s/></text:span><text:span text:style-name="T29">64 <text:s/></text:span><text:span text:style-name="T30">@ <text:s text:c="2"/></text:span><text:span text:style-name="T31">A <text:s text:c="2"/>B <text:s text:c="2"/>C <text:s text:c="2"/>D <text:s text:c="2"/>E <text:s text:c="2"/>F <text:s text:c="2"/>G <text:s text:c="2"/>H <text:s text:c="2"/>I <text:s text:c="2"/>J <text:s text:c="2"/>K <text:s text:c="2"/>L <text:s text:c="2"/>M <text:s text:c="2"/>N <text:s text:c="2"/>O</text:span><text:span text:style-name="T30"> </text:span></text:p>
                <text:p text:style-name="P29"><text:span text:style-name="T29"><text:s/></text:span><text:span text:style-name="T29">80</text:span><text:span text:style-name="T30"> <text:s/></text:span><text:span text:style-name="T31">P <text:s text:c="2"/>Q <text:s text:c="2"/>R <text:s text:c="2"/>S <text:s text:c="2"/>T <text:s text:c="2"/>U <text:s text:c="2"/>V <text:s text:c="2"/>W <text:s text:c="2"/>X <text:s text:c="2"/>Y <text:s text:c="2"/>Z <text:s text:c="2"/></text:span><text:span text:style-name="T30">[ <text:s text:c="2"/>\ <text:s text:c="2"/>] <text:s text:c="2"/>^ <text:s text:c="2"/>_ </text:span></text:p>
                <text:p text:style-name="P29"><text:span text:style-name="T29"><text:s/></text:span><text:span text:style-name="T29">96</text:span><text:span text:style-name="T30"> <text:s/>` </text:span><text:span text:style-name="T32"><text:s text:c="2"/></text:span><text:span text:style-name="T33">a <text:s text:c="2"/>b <text:s text:c="2"/>c <text:s text:c="2"/>d <text:s text:c="2"/>e <text:s text:c="2"/>f <text:s text:c="2"/>g <text:s text:c="2"/>h <text:s text:c="2"/>i <text:s text:c="2"/>j <text:s text:c="2"/>k <text:s text:c="2"/>l <text:s text:c="2"/>m <text:s text:c="2"/>n <text:s text:c="2"/>o </text:span></text:p>
                <text:p text:style-name="P29"><text:span text:style-name="T29">112</text:span><text:span text:style-name="T30"> <text:s/></text:span><text:span text:style-name="T33">p <text:s text:c="2"/>q <text:s text:c="2"/>r <text:s text:c="2"/>s <text:s text:c="2"/>t <text:s text:c="2"/>u <text:s text:c="2"/>v <text:s text:c="2"/>w <text:s text:c="2"/>x <text:s text:c="2"/>y <text:s text:c="2"/>z </text:span><text:span text:style-name="T30"><text:s text:c="2"/>{ <text:s text:c="2"/>| <text:s text:c="2"/>} <text:s text:c="2"/>~ <text:s/>DEL </text:span></text:p>
              </text:list-header>
            </text:list>
          </draw:text-box>
        </draw:frame>
        <draw:custom-shape draw:style-name="gr1" draw:text-style-name="P2" draw:layer="layout" svg:width="14.908cm" svg:height="2.293cm" svg:x="4.865cm" svg:y="15.452cm">
          <text:list text:style-name="L15">
            <text:list-header>
              <text:p text:style-name="P4"><text:span text:style-name="T13">Lower case: 97-122</text:span><text:span text:style-name="T34"> </text:span>and<text:span text:style-name="T34"> upper case: 65-90</text:span></text:p>
            </text:list-header>
          </text:list>
          <text:list text:style-name="L6">
            <text:list-header>
              <text:p text:style-name="P4">E.g., ‘<text:span text:style-name="T13">a</text:span>’ is 97 and ‘<text:span text:style-name="T34">A</text:span>’ is 65 (i.e., 32 apart)</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12" presentation:class="page"/>
          <draw:frame presentation:style-name="pr3" draw:layer="layout" svg:width="14.75cm" svg:height="11.798cm" svg:x="2.752cm" svg:y="12.775cm" presentation:class="notes" presentation:placeholder="true">
            <draw:text-box/>
          </draw:frame>
        </presentation:notes>
      </draw:page>
      <draw:page draw:name="page13" draw:style-name="dp1" draw:master-page-name="Varsayılan" presentation:presentation-page-layout-name="AL2T1">
        <draw:frame presentation:style-name="pr5" draw:text-style-name="P2" draw:layer="layout" svg:width="23.495cm" svg:height="15.24cm" svg:x="1.269cm" svg:y="3.387cm" presentation:class="outline" presentation:user-transformed="true">
          <draw:text-box>
            <text:list text:style-name="L7">
              <text:list-header>
                <text:p text:style-name="P10"><text:span text:style-name="T35">#include &lt;stdio.h&gt;</text:span></text:p>
                <text:p text:style-name="P10"><text:span text:style-name="T35">int main(void) {</text:span></text:p>
                <text:p text:style-name="P10"><text:span text:style-name="T35"><text:s text:c="2"/></text:span><text:span text:style-name="T35">int c;</text:span></text:p>
                <text:p text:style-name="P10"><text:span text:style-name="T35"><text:s text:c="2"/></text:span><text:span text:style-name="T35">for ( ; ; ) {</text:span></text:p>
                <text:p text:style-name="P12"><text:span text:style-name="T35"><text:s text:c="3"/></text:span><text:span text:style-name="T35"><text:tab/></text:span><text:span text:style-name="T35">c = getchar();</text:span></text:p>
                <text:p text:style-name="P12"><text:span text:style-name="T35"><text:tab/></text:span><text:span text:style-name="T35"><text:tab/></text:span><text:span text:style-name="T35">if (c == EOF) break;</text:span></text:p>
                <text:p text:id="id4" text:style-name="P12"><text:span text:style-name="T35"><text:tab/></text:span><text:span text:style-name="T35"><text:tab/></text:span><text:span text:style-name="T35">if ((c &gt;= 97) &amp;&amp; (c &lt; 123))</text:span></text:p>
                <text:p text:id="id6" text:style-name="P12"><text:span text:style-name="T35"><text:tab/></text:span><text:span text:style-name="T35"><text:tab/></text:span><text:span text:style-name="T35"><text:tab/></text:span><text:span text:style-name="T35">c -= 32;</text:span></text:p>
                <text:p text:style-name="P10"><text:span text:style-name="T35"><text:s text:c="5"/></text:span><text:span text:style-name="T35">putchar(c);</text:span></text:p>
                <text:p text:style-name="P10"><text:span text:style-name="T35"><text:s text:c="2"/></text:span><text:span text:style-name="T35">}</text:span></text:p>
                <text:p text:style-name="P10"><text:span text:style-name="T35"><text:s text:c="2"/></text:span><text:span text:style-name="T35">return 0;</text:span></text:p>
                <text:p text:style-name="P10"><text:span text:style-name="T35">}</text:span></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Implementation in C</text:p>
              </text:list-header>
            </text:list>
          </draw:text-box>
        </draw:frame>
        <draw:custom-shape draw:style-name="gr13" draw:text-style-name="P2" draw:id="id5" draw:layer="layout" svg:width="6.985cm" svg:height="1.693cm" svg:x="17.78cm" svg:y="8.467cm">
          <text:list text:style-name="L6">
            <text:list-header>
              <text:p text:style-name="P4"><text:span text:style-name="T9">“</text:span><text:span text:style-name="T9">c” küçük harf mi?</text:span></text:p>
            </text:list-header>
          </text:list>
          <draw:enhanced-geometry svg:viewBox="0 0 21600 21600" draw:glue-points="10800 0 0 10800 10800 21600 21600 10800 ?f40 ?f41" draw:text-areas="0 0 21600 21600" draw:type="rectangular-callout" draw:modifiers="1400 2592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 draw:id="id7" draw:layer="layout" svg:width="6.985cm" svg:height="1.694cm" svg:x="17.357cm" svg:y="13.123cm">
          <text:list text:style-name="L6">
            <text:list-header>
              <text:p text:style-name="P4"><text:span text:style-name="T9">büyük harfe çevir</text:span></text:p>
            </text:list-header>
          </text:list>
          <draw:enhanced-geometry svg:viewBox="0 0 21600 21600" draw:glue-points="10800 0 0 10800 10800 21600 21600 10800 ?f40 ?f41" draw:text-areas="0 0 21600 21600" draw:type="rectangular-callout" draw:modifiers="-2714 -109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mphasis" presentation:preset-id="ooo-emphasis-font-color" presentation:preset-sub-type="2">
                  <anim:animateColor smil:dur="0.5s" smil:fill="hold" smil:targetElement="id4" anim:sub-item="text" smil:attributeName="color" smil:to="#ff0000" anim:color-interpolation="rgb" anim:color-interpolation-direction="clockwise"/>
                </anim:par>
                <anim:par smil:begin="0s" presentation:node-type="with-previous" presentation:preset-class="emphasis" presentation:preset-id="ooo-emphasis-font-style" presentation:preset-sub-type="1">
                  <anim:set smil:dur="indefinite" smil:targetElement="id4" anim:sub-item="text" smil:attributeName="font-style" smil:to="normal"/>
                  <anim:set smil:dur="indefinite" smil:targetElement="id4" anim:sub-item="text" smil:attributeName="font-weight" smil:to="bold"/>
                  <anim:set smil:dur="indefinite" smil:targetElement="id4" anim:sub-item="text" smil:attributeName="text-underline" smil:to="none"/>
                </anim:par>
              </anim:par>
              <anim:par smil:begin="0.5s" smil:fill="hold">
                <anim:par smil:begin="0s" smil:fill="hold" presentation:node-type="after-previous" presentation:group-id="0" presentation:preset-class="entrance" presentation:preset-id="ooo-entrance-dissolve-in">
                  <anim:set smil:begin="0s" smil:dur="0.001s" smil:fill="hold" smil:targetElement="id5" smil:attributeName="visibility" smil:to="visible"/>
                  <anim:transitionFilter smil:dur="0.5s" smil:targetElement="id5" smil:type="dissolve"/>
                </anim:par>
              </anim:par>
              <anim:par smil:begin="1s" smil:fill="hold">
                <anim:par smil:begin="0s" smil:fill="hold" presentation:node-type="after-previous" presentation:preset-class="emphasis" presentation:preset-id="ooo-emphasis-font-color" presentation:preset-sub-type="2">
                  <anim:animateColor smil:dur="0.5s" smil:fill="hold" smil:targetElement="id6" anim:sub-item="text" smil:attributeName="color" smil:to="#ff0000" anim:color-interpolation="rgb" anim:color-interpolation-direction="clockwise"/>
                </anim:par>
                <anim:par smil:begin="0s" presentation:node-type="with-previous" presentation:preset-class="emphasis" presentation:preset-id="ooo-emphasis-font-style" presentation:preset-sub-type="1">
                  <anim:set smil:dur="indefinite" smil:targetElement="id6" anim:sub-item="text" smil:attributeName="font-style" smil:to="normal"/>
                  <anim:set smil:dur="indefinite" smil:targetElement="id6" anim:sub-item="text" smil:attributeName="font-weight" smil:to="bold"/>
                  <anim:set smil:dur="indefinite" smil:targetElement="id6" anim:sub-item="text" smil:attributeName="text-underline" smil:to="none"/>
                </anim:par>
              </anim:par>
              <anim:par smil:begin="1.5s" smil:fill="hold">
                <anim:par smil:begin="0s" smil:fill="hold" presentation:node-type="after-previous" presentation:group-id="0"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seq>
        </anim:par>
        <presentation:notes draw:style-name="dp2">
          <draw:page-thumbnail draw:layer="layout" svg:width="13.428cm" svg:height="10.072cm" svg:x="3.545cm" svg:y="1.967cm" draw:page-number="13" presentation:class="page"/>
          <draw:frame presentation:style-name="pr3" draw:layer="layout" svg:width="14.75cm" svg:height="11.798cm" svg:x="2.752cm" svg:y="12.775cm" presentation:class="notes" presentation:placeholder="true">
            <draw:text-box/>
          </draw:frame>
        </presentation:notes>
      </draw:page>
      <draw:page draw:name="page14"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That’s a B-minus</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5"><text:span text:style-name="T36">Programming well means programs that are</text:span></text:p>
              </text:list-item>
            </text:list>
            <text:list text:style-name="L5">
              <text:list-item>
                <text:list>
                  <text:list-item>
                    <text:p text:style-name="P6"><text:span text:style-name="T37">Clean</text:span></text:p>
                  </text:list-item>
                  <text:list-item>
                    <text:p text:style-name="P6"><text:span text:style-name="T37">Readable</text:span></text:p>
                  </text:list-item>
                  <text:list-item>
                    <text:p text:style-name="P6"><text:span text:style-name="T37">Maintainable</text:span></text:p>
                  </text:list-item>
                </text:list>
              </text:list-item>
            </text:list>
            <text:list text:style-name="L4">
              <text:list-item>
                <text:p text:style-name="P5"><text:span text:style-name="T36">It’s not enough that your program works!</text:span></text:p>
              </text:list-item>
            </text:list>
            <text:list text:style-name="L5">
              <text:list-item>
                <text:list>
                  <text:list-item>
                    <text:p text:style-name="P6"><text:span text:style-name="T37">We take this seriously in COS 217.</text:span></text:p>
                  </text:list-item>
                </text:list>
              </text:list-item>
            </text:list>
          </draw:text-box>
        </draw:frame>
        <presentation:notes draw:style-name="dp2">
          <draw:page-thumbnail draw:layer="layout" svg:width="13.428cm" svg:height="10.072cm" svg:x="3.545cm" svg:y="1.967cm" draw:page-number="14" presentation:class="page"/>
          <draw:frame presentation:style-name="pr3" draw:layer="layout" svg:width="14.75cm" svg:height="11.798cm" svg:x="2.752cm" svg:y="12.775cm" presentation:class="notes" presentation:placeholder="true">
            <draw:text-box/>
          </draw:frame>
        </presentation:notes>
      </draw:page>
      <draw:page draw:name="page15" draw:style-name="dp1" draw:master-page-name="Varsayılan" presentation:presentation-page-layout-name="AL2T1">
        <draw:frame presentation:style-name="pr5" draw:text-style-name="P2" draw:layer="layout" svg:width="23.495cm" svg:height="15.24cm" svg:x="1.269cm" svg:y="3.387cm" presentation:class="outline" presentation:user-transformed="true">
          <draw:text-box>
            <text:list text:style-name="L7">
              <text:list-header>
                <text:p text:style-name="P30"><text:span text:style-name="T8">#include &lt;stdio.h&gt;</text:span></text:p>
                <text:p text:style-name="P30"><text:span text:style-name="T8">int main(void) {</text:span></text:p>
                <text:p text:style-name="P30"><text:span text:style-name="T8"><text:s text:c="2"/></text:span><text:span text:style-name="T8">int c;</text:span></text:p>
                <text:p text:style-name="P30"><text:span text:style-name="T8"><text:s text:c="2"/></text:span><text:span text:style-name="T8">for ( ; ; ) {</text:span></text:p>
                <text:p text:style-name="P31"><text:span text:style-name="T8"><text:s text:c="3"/></text:span><text:span text:style-name="T8"><text:tab/></text:span><text:span text:style-name="T8">c = getchar();</text:span></text:p>
                <text:p text:style-name="P31"><text:span text:style-name="T8"><text:tab/></text:span><text:span text:style-name="T8"><text:tab/></text:span><text:span text:style-name="T8">if (c == EOF) break;</text:span></text:p>
                <text:p text:style-name="P31"><text:span text:style-name="T8"><text:tab/></text:span><text:span text:style-name="T8"><text:tab/></text:span><text:span text:style-name="T8">if ((c &gt;= </text:span><text:span text:style-name="T16">97</text:span><text:span text:style-name="T8">) &amp;&amp; (c &lt; </text:span><text:span text:style-name="T16">123</text:span><text:span text:style-name="T8">))</text:span></text:p>
                <text:p text:style-name="P31"><text:span text:style-name="T8"><text:tab/></text:span><text:span text:style-name="T8"><text:tab/></text:span><text:span text:style-name="T8"><text:tab/></text:span><text:span text:style-name="T8">c -= </text:span><text:span text:style-name="T16">32</text:span><text:span text:style-name="T8">;</text:span></text:p>
                <text:p text:style-name="P30"><text:span text:style-name="T8"><text:s text:c="5"/></text:span><text:span text:style-name="T8">putchar(c);</text:span></text:p>
                <text:p text:style-name="P30"><text:span text:style-name="T8"><text:s text:c="2"/></text:span><text:span text:style-name="T8">}</text:span></text:p>
                <text:p text:style-name="P30"><text:span text:style-name="T8"><text:s text:c="2"/></text:span><text:span text:style-name="T8">return 0;</text:span></text:p>
                <text:p text:style-name="P32"><text:span text:style-name="T8">}</text:span></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Avoid Mysterious Numbers</text:p>
              </text:list-header>
            </text:list>
          </draw:text-box>
        </draw:frame>
        <draw:custom-shape draw:style-name="gr11" draw:text-style-name="P2" draw:layer="layout" svg:width="8.679cm" svg:height="4.325cm" svg:x="16.298cm" svg:y="6.138cm">
          <text:list text:style-name="L11">
            <text:list-header>
              <text:p text:style-name="P4"><text:span text:style-name="T21">Correct, but ugly to have all these hard-wired constants in the program.</text:span></text:p>
            </text:list-header>
          </text:list>
          <draw:enhanced-geometry svg:viewBox="0 0 21600 21600" draw:type="mso-spt202" draw:enhanced-path="M 0 0 L 21600 0 21600 21600 0 21600 0 0 Z N"/>
        </draw:custom-shape>
        <draw:line draw:style-name="gr12" draw:text-style-name="P9" draw:layer="layout" svg:x1="16.297cm" svg:y1="6.985cm" svg:x2="10.582cm" svg:y2="11.43cm">
          <text:p/>
        </draw:line>
        <draw:line draw:style-name="gr12" draw:text-style-name="P9" draw:layer="layout" svg:x1="16.297cm" svg:y1="6.985cm" svg:x2="15.874cm" svg:y2="11.007cm">
          <text:p/>
        </draw:line>
        <draw:line draw:style-name="gr12" draw:text-style-name="P9" draw:layer="layout" svg:x1="16.298cm" svg:y1="6.985cm" svg:x2="11.218cm" svg:y2="12.912cm">
          <text:p/>
        </draw:line>
        <presentation:notes draw:style-name="dp2">
          <draw:page-thumbnail draw:layer="layout" svg:width="13.428cm" svg:height="10.072cm" svg:x="3.545cm" svg:y="1.967cm" draw:page-number="15" presentation:class="page"/>
          <draw:frame presentation:style-name="pr3" draw:layer="layout" svg:width="14.75cm" svg:height="11.798cm" svg:x="2.752cm" svg:y="12.775cm" presentation:class="notes" presentation:placeholder="true">
            <draw:text-box/>
          </draw:frame>
        </presentation:notes>
      </draw:page>
      <draw:page draw:name="page16" draw:style-name="dp1" draw:master-page-name="Varsayılan" presentation:presentation-page-layout-name="AL2T1">
        <draw:frame presentation:style-name="pr5" draw:text-style-name="P2" draw:layer="layout" svg:width="23.495cm" svg:height="15.24cm" svg:x="1.269cm" svg:y="3.387cm" presentation:class="outline" presentation:user-transformed="true">
          <draw:text-box>
            <text:list text:style-name="L7">
              <text:list-header>
                <text:p text:style-name="P30"><text:span text:style-name="T8">#include &lt;stdio.h&gt;</text:span></text:p>
                <text:p text:style-name="P30"><text:span text:style-name="T8">int main(void) {</text:span></text:p>
                <text:p text:style-name="P30"><text:span text:style-name="T8"><text:s text:c="2"/></text:span><text:span text:style-name="T8">int c;</text:span></text:p>
                <text:p text:style-name="P30"><text:span text:style-name="T8"><text:s text:c="2"/></text:span><text:span text:style-name="T8">for ( ; ; ) {</text:span></text:p>
                <text:p text:style-name="P31"><text:span text:style-name="T8"><text:s text:c="3"/></text:span><text:span text:style-name="T8"><text:tab/></text:span><text:span text:style-name="T8">c = getchar();</text:span></text:p>
                <text:p text:style-name="P31"><text:span text:style-name="T8"><text:tab/></text:span><text:span text:style-name="T8"><text:tab/></text:span><text:span text:style-name="T8">if (c == EOF) break;</text:span></text:p>
                <text:p text:style-name="P31"><text:span text:style-name="T8"><text:tab/></text:span><text:span text:style-name="T8"><text:tab/></text:span><text:span text:style-name="T8">if ((c &gt;= </text:span><text:span text:style-name="T16">’a’</text:span><text:span text:style-name="T8">) &amp;&amp; (c &lt;= </text:span><text:span text:style-name="T16">’z’</text:span><text:span text:style-name="T8">))</text:span></text:p>
                <text:p text:style-name="P31"><text:span text:style-name="T8"><text:tab/></text:span><text:span text:style-name="T8"><text:tab/></text:span><text:span text:style-name="T8"><text:tab/></text:span><text:span text:style-name="T8">c += </text:span><text:span text:style-name="T16">’A’ - ’a’</text:span><text:span text:style-name="T8">;</text:span></text:p>
                <text:p text:style-name="P30"><text:span text:style-name="T8"><text:s text:c="5"/></text:span><text:span text:style-name="T8">putchar(c);</text:span></text:p>
                <text:p text:style-name="P30"><text:span text:style-name="T8"><text:s text:c="2"/></text:span><text:span text:style-name="T8">}</text:span></text:p>
                <text:p text:style-name="P30"><text:span text:style-name="T8"><text:s text:c="2"/></text:span><text:span text:style-name="T8">return 0;</text:span></text:p>
                <text:p text:style-name="P32"><text:span text:style-name="T8">}</text:span></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Improvement: Character Literals</text:p>
              </text:list-header>
            </text:list>
          </draw:text-box>
        </draw:frame>
        <presentation:notes draw:style-name="dp2">
          <draw:page-thumbnail draw:layer="layout" svg:width="13.428cm" svg:height="10.072cm" svg:x="3.545cm" svg:y="1.967cm" draw:page-number="16" presentation:class="page"/>
          <draw:frame presentation:style-name="pr3" draw:layer="layout" svg:width="14.75cm" svg:height="11.798cm" svg:x="2.752cm" svg:y="12.775cm" presentation:class="notes" presentation:placeholder="true">
            <draw:text-box/>
          </draw:frame>
        </presentation:notes>
      </draw:page>
      <draw:page draw:name="page17" draw:style-name="dp1" draw:master-page-name="Varsayılan" presentation:presentation-page-layout-name="AL2T1">
        <draw:custom-shape draw:style-name="gr2" draw:text-style-name="P2" draw:layer="layout" svg:width="5.291cm" svg:height="0.846cm" svg:x="2.117cm" svg:y="8.467cm">
          <text:p/>
          <draw:enhanced-geometry svg:viewBox="0 0 21600 21600" draw:type="rectangle" draw:enhanced-path="M 0 0 L 21600 0 21600 21600 0 21600 0 0 Z N"/>
        </draw:custom-shape>
        <draw:custom-shape draw:style-name="gr2" draw:text-style-name="P2" draw:layer="layout" svg:width="1.905cm" svg:height="0.635cm" svg:x="2.963cm" svg:y="10.795cm">
          <text:p/>
          <draw:enhanced-geometry svg:viewBox="0 0 21600 21600" draw:type="rectangle" draw:enhanced-path="M 0 0 L 21600 0 21600 21600 0 21600 0 0 Z N"/>
        </draw:custom-shape>
        <draw:custom-shape draw:style-name="gr2" draw:text-style-name="P2" draw:layer="layout" svg:width="1.905cm" svg:height="0.635cm" svg:x="2.963cm" svg:y="16.722cm">
          <text:p/>
          <draw:enhanced-geometry svg:viewBox="0 0 21600 21600" draw:type="rectangle" draw:enhanced-path="M 0 0 L 21600 0 21600 21600 0 21600 0 0 Z N"/>
        </draw:custom-shape>
        <draw:frame presentation:style-name="pr5" draw:text-style-name="P2" draw:layer="layout" svg:width="23.495cm" svg:height="15.24cm" svg:x="1.269cm" svg:y="3.387cm" presentation:class="outline" presentation:user-transformed="true">
          <draw:text-box>
            <text:list text:style-name="L16">
              <text:list-header>
                <text:p text:style-name="P33"><text:span text:style-name="T38">Standard C Library Functions <text:s text:c="27"/>ctype(3C)</text:span></text:p>
                <text:p text:style-name="P34"><text:span text:style-name="T38"/></text:p>
                <text:p text:style-name="P33"><text:span text:style-name="T38">NAME</text:span></text:p>
                <text:p text:style-name="P29"><text:span text:style-name="T38"><text:s text:c="3"/></text:span><text:span text:style-name="T38">ctype, isdigit, isxdigit, islower, isupper, <text:s/>isalpha, <text:s/>isalnum, <text:s/>isspace, iscntrl, ispunct, isprint, isgraph, isascii - <text:s/>character handling</text:span></text:p>
                <text:p text:style-name="P33"><text:span text:style-name="T38"/></text:p>
                <text:p text:style-name="P33"><text:span text:style-name="T38">SYNOPSIS</text:span></text:p>
                <text:p text:style-name="P33"><text:span text:style-name="T38"><text:s text:c="5"/></text:span><text:span text:style-name="T38">#include &lt;ctype.h&gt;</text:span></text:p>
                <text:p text:style-name="P33"><text:span text:style-name="T38"><text:s text:c="5"/></text:span><text:span text:style-name="T38">int isalpha(int c);</text:span></text:p>
                <text:p text:style-name="P33"><text:span text:style-name="T38"><text:s text:c="5"/></text:span><text:span text:style-name="T38">int isupper(int c);</text:span></text:p>
                <text:p text:style-name="P33"><text:span text:style-name="T38"><text:s text:c="5"/></text:span><text:span text:style-name="T38">int islower(int c);</text:span></text:p>
                <text:p text:style-name="P33"><text:span text:style-name="T38"><text:s text:c="5"/></text:span><text:span text:style-name="T38">int isdigit(int c);</text:span></text:p>
                <text:p text:style-name="P33"><text:span text:style-name="T38"><text:s text:c="5"/></text:span><text:span text:style-name="T38">int isalnum(int c);</text:span></text:p>
                <text:p text:style-name="P33"><text:span text:style-name="T38"><text:s text:c="5"/></text:span><text:span text:style-name="T38">int isspace(int c);</text:span></text:p>
                <text:p text:style-name="P33"><text:span text:style-name="T38"><text:s text:c="5"/></text:span><text:span text:style-name="T38">int ispunct(int c);</text:span></text:p>
                <text:p text:style-name="P33"><text:span text:style-name="T38"><text:s text:c="5"/></text:span><text:span text:style-name="T38">int isprint(int c);</text:span></text:p>
                <text:p text:style-name="P33"><text:span text:style-name="T38"><text:s text:c="5"/></text:span><text:span text:style-name="T38">int isgraph(int c);</text:span></text:p>
                <text:p text:style-name="P33"><text:span text:style-name="T38"><text:s text:c="5"/></text:span><text:span text:style-name="T38">int iscntrl(int c);</text:span></text:p>
                <text:p text:style-name="P33"><text:span text:style-name="T38"><text:s text:c="5"/></text:span><text:span text:style-name="T38">int toupper(int c);</text:span></text:p>
                <text:p text:style-name="P33"><text:span text:style-name="T38"><text:s text:c="5"/></text:span><text:span text:style-name="T38">int tolower(int c);</text:span></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Improvement: Existing Libraries</text:p>
              </text:list-header>
            </text:list>
          </draw:text-box>
        </draw:frame>
        <draw:custom-shape draw:style-name="gr11" draw:text-style-name="P2" draw:layer="layout" svg:width="10.16cm" svg:height="1.27cm" svg:x="11.43cm" svg:y="7.197cm">
          <text:list text:style-name="">
            <text:list-header>
              <text:p text:style-name="P3"><text:span text:style-name="T9"/></text:p>
            </text:list-header>
          </text:list>
          <draw:enhanced-geometry svg:viewBox="0 0 21600 21600" draw:type="mso-spt202" draw:enhanced-path="M 0 0 L 21600 0 21600 21600 0 21600 0 0 Z N"/>
        </draw:custom-shape>
        <draw:custom-shape draw:style-name="gr11" draw:text-style-name="P2" draw:layer="layout" svg:width="10.583cm" svg:height="8.666cm" svg:x="11.642cm" svg:y="8.678cm">
          <text:list text:style-name="L17">
            <text:list-header>
              <text:p text:style-name="P35"><text:span text:style-name="T38">DESCRIPTION</text:span></text:p>
              <text:p text:style-name="P36"><text:span text:style-name="T38"><text:s text:c="5"/></text:span><text:span text:style-name="T38">These macros classify character-coded integer <text:s/>values. <text:s/>Each is a predicate returning non-zero for true, 0 for false...</text:span></text:p>
              <text:p text:style-name="P36"><text:span text:style-name="T38"><text:s text:c="3"/></text:span><text:span text:style-name="T38">The toupper() function has as a domain a type int, the value of <text:s/>which <text:s/>is representable as an unsigned char or the value of EOF.... If <text:s/>the <text:s/>argument <text:s/>of <text:s/>toupper() represents <text:s/>a <text:s/>lower-case <text:s/>letter ... the result is <text:s/>the <text:s/>corresponding <text:s/>upper-case <text:s/>letter. <text:s/>All other arguments in the domain are returned unchanged.</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17" presentation:class="page"/>
          <draw:frame presentation:style-name="pr3" draw:layer="layout" svg:width="14.75cm" svg:height="11.798cm" svg:x="2.752cm" svg:y="12.775cm" presentation:class="notes" presentation:placeholder="true">
            <draw:text-box/>
          </draw:frame>
        </presentation:notes>
      </draw:page>
      <draw:page draw:name="page18" draw:style-name="dp1" draw:master-page-name="Varsayılan" presentation:presentation-page-layout-name="AL3T19">
        <draw:frame presentation:style-name="pr4" draw:text-style-name="P2" draw:layer="layout" svg:width="23.706cm" svg:height="1.906cm" svg:x="0.847cm" svg:y="1.057cm" presentation:class="title" presentation:user-transformed="true">
          <draw:text-box>
            <text:list text:style-name="L1">
              <text:list-header>
                <text:p text:style-name="P4"><text:span text:style-name="T5">Using the ctype Library</text:span></text:p>
              </text:list-header>
            </text:list>
          </draw:text-box>
        </draw:frame>
        <draw:frame presentation:style-name="pr5" draw:text-style-name="P2" draw:layer="layout" svg:width="23.495cm" svg:height="15.24cm" svg:x="1.269cm" svg:y="3.598cm" presentation:class="outline" presentation:user-transformed="true">
          <draw:text-box>
            <text:list text:style-name="L7">
              <text:list-header>
                <text:p text:style-name="P37"><text:span text:style-name="T8">#include &lt;stdio.h&gt;</text:span></text:p>
                <text:p text:style-name="P22"><text:span text:style-name="T8">#include &lt;ctype.h&gt;</text:span></text:p>
                <text:p text:style-name="P22"><text:span text:style-name="T8">int main(void) {</text:span></text:p>
                <text:p text:style-name="P22"><text:span text:style-name="T8"><text:s text:c="2"/></text:span><text:span text:style-name="T8">int c;</text:span></text:p>
                <text:p text:style-name="P22"><text:span text:style-name="T8"><text:s text:c="2"/></text:span><text:span text:style-name="T8">for ( ; ; ) {</text:span></text:p>
                <text:p text:style-name="P23"><text:span text:style-name="T8"><text:s text:c="3"/></text:span><text:span text:style-name="T8"><text:tab/></text:span><text:span text:style-name="T8">c = getchar();</text:span></text:p>
                <text:p text:style-name="P23"><text:span text:style-name="T8"><text:tab/></text:span><text:span text:style-name="T8"><text:tab/></text:span><text:span text:style-name="T8">if (c == EOF) break;</text:span></text:p>
                <text:p text:style-name="P23"><text:span text:style-name="T8"><text:tab/></text:span><text:span text:style-name="T8"><text:tab/></text:span><text:span text:style-name="T8">if (</text:span><text:span text:style-name="T16">islower(c)</text:span><text:span text:style-name="T8">)</text:span></text:p>
                <text:p text:style-name="P23"><text:span text:style-name="T8"><text:tab/></text:span><text:span text:style-name="T8"><text:tab/></text:span><text:span text:style-name="T8"> <text:s text:c="2"/></text:span><text:span text:style-name="T8">c = </text:span><text:span text:style-name="T16">toupper(c)</text:span><text:span text:style-name="T8">;</text:span></text:p>
                <text:p text:style-name="P22"><text:span text:style-name="T8"><text:s text:c="5"/></text:span><text:span text:style-name="T8">putchar(c);</text:span></text:p>
                <text:p text:style-name="P22"><text:span text:style-name="T8"><text:s text:c="2"/></text:span><text:span text:style-name="T8">}</text:span></text:p>
                <text:p text:style-name="P22"><text:span text:style-name="T8"><text:s text:c="2"/></text:span><text:span text:style-name="T8">return 0;</text:span></text:p>
                <text:p text:style-name="P22"><text:span text:style-name="T8">}</text:span></text:p>
              </text:list-header>
            </text:list>
          </draw:text-box>
        </draw:frame>
        <draw:g draw:id="id8">
          <draw:line draw:style-name="gr14" draw:text-style-name="P9" draw:layer="layout" svg:x1="16.086cm" svg:y1="10.795cm" svg:x2="11.641cm" svg:y2="12.065cm">
            <text:p/>
          </draw:line>
          <draw:custom-shape draw:style-name="gr1" draw:text-style-name="P2" draw:layer="layout" svg:width="8.181cm" svg:height="2.293cm" svg:x="16.464cm" svg:y="9.851cm">
            <text:list text:style-name="L11">
              <text:list-header>
                <text:p text:style-name="P4"><text:span text:style-name="T21">Returns 1 (true) if c is </text:span></text:p>
                <text:p text:style-name="P4"><text:span text:style-name="T21">between ‘a’ and ‘z’</text:span></text:p>
              </text:list-header>
            </text:list>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layer="layout" svg:width="13.428cm" svg:height="10.072cm" svg:x="3.545cm" svg:y="1.967cm" draw:page-number="18" presentation:class="page"/>
          <draw:frame presentation:style-name="pr3" draw:layer="layout" svg:width="14.75cm" svg:height="11.798cm" svg:x="2.752cm" svg:y="12.775cm" presentation:class="notes" presentation:placeholder="true">
            <draw:text-box/>
          </draw:frame>
        </presentation:notes>
      </draw:page>
      <draw:page draw:name="page19" draw:style-name="dp1" draw:master-page-name="Varsayılan" presentation:presentation-page-layout-name="AL2T1">
        <draw:custom-shape draw:style-name="gr2" draw:text-style-name="P2" draw:layer="layout" svg:width="9.525cm" svg:height="1.27cm" svg:x="2.54cm" svg:y="6.562cm">
          <text:p/>
          <draw:enhanced-geometry svg:viewBox="0 0 21600 21600" draw:type="rectangle" draw:enhanced-path="M 0 0 L 21600 0 21600 21600 0 21600 0 0 Z N"/>
        </draw:custom-shape>
        <draw:custom-shape draw:style-name="gr2" draw:text-style-name="P2" draw:layer="layout" svg:width="3.387cm" svg:height="1.27cm" svg:x="2.54cm" svg:y="11.007cm">
          <text:p/>
          <draw:enhanced-geometry svg:viewBox="0 0 21600 21600" draw:type="rectangle" draw:enhanced-path="M 0 0 L 21600 0 21600 21600 0 21600 0 0 Z N"/>
        </draw:custom-shape>
        <draw:frame presentation:style-name="pr5" draw:text-style-name="P2" draw:layer="layout" svg:width="23.495cm" svg:height="15.24cm" svg:x="1.269cm" svg:y="3.387cm" presentation:class="outline" presentation:user-transformed="true">
          <draw:text-box>
            <text:list text:style-name="L14">
              <text:list-header>
                <text:p text:style-name="P38"><text:span text:style-name="T11">% ls</text:span></text:p>
                <text:p text:style-name="P38"><text:span text:style-name="T39">get-upper.c</text:span></text:p>
                <text:p text:style-name="P38"><text:span text:style-name="T11">% gcc get-upper.c</text:span></text:p>
                <text:p text:style-name="P38"><text:span text:style-name="T11">% ls</text:span></text:p>
                <text:p text:style-name="P38"><text:span text:style-name="T39">a.out get-upper.c</text:span></text:p>
                <text:p text:style-name="P38"><text:span text:style-name="T11">% a.out</text:span></text:p>
                <text:p text:style-name="P38"><text:span text:style-name="T11">We’ll be on time today!</text:span></text:p>
                <text:p text:style-name="P38"><text:span text:style-name="T39">WE’LL BE ON TIME TODAY!</text:span></text:p>
                <text:p text:style-name="P38"><text:span text:style-name="T40">^D</text:span></text:p>
                <text:p text:style-name="P38"><text:span text:style-name="T11">%</text:span></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Compiling and Running</text:p>
              </text:list-header>
            </text:list>
          </draw:text-box>
        </draw:frame>
        <presentation:notes draw:style-name="dp2">
          <draw:page-thumbnail draw:layer="layout" svg:width="13.428cm" svg:height="10.072cm" svg:x="3.545cm" svg:y="1.967cm" draw:page-number="19" presentation:class="page"/>
          <draw:frame presentation:style-name="pr3" draw:layer="layout" svg:width="14.75cm" svg:height="11.798cm" svg:x="2.752cm" svg:y="12.775cm" presentation:class="notes" presentation:placeholder="true">
            <draw:text-box/>
          </draw:frame>
        </presentation:notes>
      </draw:page>
      <draw:page draw:name="page20" draw:style-name="dp1" draw:master-page-name="Varsayılan" presentation:presentation-page-layout-name="AL2T1">
        <draw:frame presentation:style-name="pr5" draw:text-style-name="P2" draw:layer="layout" svg:width="23.495cm" svg:height="15.24cm" svg:x="1.269cm" svg:y="3.387cm" presentation:class="outline" presentation:user-transformed="true">
          <draw:text-box>
            <text:list text:style-name="L14">
              <text:list-header>
                <text:p text:style-name="P38"><text:span text:style-name="T11">% a.out &lt; get-upper.c</text:span></text:p>
                <text:p text:style-name="P39"><text:span text:style-name="T39">#INCLUDE &lt;STDIO.H&gt;</text:span></text:p>
                <text:p text:style-name="P40"><text:span text:style-name="T39">#INCLUDE &lt;CTYPE.H&gt;</text:span></text:p>
                <text:p text:style-name="P40"><text:span text:style-name="T39">INT MAIN(VOID) {</text:span></text:p>
                <text:p text:style-name="P40"><text:span text:style-name="T39"><text:s text:c="2"/></text:span><text:span text:style-name="T39">INT C;</text:span></text:p>
                <text:p text:style-name="P40"><text:span text:style-name="T39"><text:s text:c="2"/></text:span><text:span text:style-name="T39">FOR ( ; ; ) {</text:span></text:p>
                <text:p text:style-name="P41"><text:span text:style-name="T39"><text:s text:c="3"/></text:span><text:span text:style-name="T39"><text:tab/></text:span><text:span text:style-name="T39">C = GETCHAR();</text:span></text:p>
                <text:p text:style-name="P41"><text:span text:style-name="T39"><text:tab/></text:span><text:span text:style-name="T39"><text:tab/></text:span><text:span text:style-name="T39">IF (C == EOF) BREAK;</text:span></text:p>
                <text:p text:style-name="P41"><text:span text:style-name="T39"><text:tab/></text:span><text:span text:style-name="T39"><text:tab/></text:span><text:span text:style-name="T39">IF (ISLOWER(C))</text:span></text:p>
                <text:p text:style-name="P41"><text:span text:style-name="T39"><text:tab/></text:span><text:span text:style-name="T39"><text:tab/></text:span><text:span text:style-name="T39"><text:tab/></text:span><text:span text:style-name="T39">C = TOUPPER(C);</text:span></text:p>
                <text:p text:style-name="P40"><text:span text:style-name="T39"><text:s text:c="5"/></text:span><text:span text:style-name="T39">PUTCHAR(C);</text:span></text:p>
                <text:p text:style-name="P40"><text:span text:style-name="T39"><text:s text:c="2"/></text:span><text:span text:style-name="T39">}</text:span></text:p>
                <text:p text:style-name="P40"><text:span text:style-name="T39"><text:s text:c="2"/></text:span><text:span text:style-name="T39">RETURN 0;</text:span></text:p>
                <text:p text:style-name="P40"><text:span text:style-name="T39">}</text:span></text:p>
                <text:p text:style-name="P40"><text:span text:style-name="T39"/></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Run the Code on Itself</text:p>
              </text:list-header>
            </text:list>
          </draw:text-box>
        </draw:frame>
        <presentation:notes draw:style-name="dp2">
          <draw:page-thumbnail draw:layer="layout" svg:width="13.428cm" svg:height="10.072cm" svg:x="3.545cm" svg:y="1.967cm" draw:page-number="20" presentation:class="page"/>
          <draw:frame presentation:style-name="pr3" draw:layer="layout" svg:width="14.75cm" svg:height="11.798cm" svg:x="2.752cm" svg:y="12.775cm" presentation:class="notes" presentation:placeholder="true">
            <draw:text-box/>
          </draw:frame>
        </presentation:notes>
      </draw:page>
      <draw:page draw:name="page21" draw:style-name="dp1" draw:master-page-name="Varsayılan" presentation:presentation-page-layout-name="AL2T1">
        <draw:frame presentation:style-name="pr5" draw:text-style-name="P2" draw:layer="layout" svg:width="23.495cm" svg:height="15.24cm" svg:x="1.269cm" svg:y="3.387cm" presentation:class="outline" presentation:user-transformed="true">
          <draw:text-box>
            <text:list text:style-name="L14">
              <text:list-header>
                <text:p text:style-name="P38"><text:span text:style-name="T11">% a.out &lt; get-upper.c <text:s/>&gt; test.c</text:span></text:p>
                <text:p text:style-name="P38"><text:span text:style-name="T11">% gcc test.c</text:span></text:p>
                <text:p text:style-name="P42"><text:span text:style-name="T41">test.c:1:2: invalid preprocessing directive #INCLUDE</text:span></text:p>
                <text:p text:style-name="P42"><text:span text:style-name="T41">test.c:2:2: invalid preprocessing directive #INCLUDE</text:span></text:p>
                <text:p text:style-name="P42"><text:span text:style-name="T41">test.c:3: syntax error before "MAIN"</text:span></text:p>
                <text:p text:style-name="P42"><text:span text:style-name="T41">etc...</text:span></text:p>
                <text:p text:style-name="P42"><text:span text:style-name="T41"/></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Output Redirection</text:p>
              </text:list-header>
            </text:list>
          </draw:text-box>
        </draw:frame>
        <presentation:notes draw:style-name="dp2">
          <draw:page-thumbnail draw:layer="layout" svg:width="13.428cm" svg:height="10.072cm" svg:x="3.545cm" svg:y="1.967cm" draw:page-number="21" presentation:class="page"/>
          <draw:frame presentation:style-name="pr3" draw:layer="layout" svg:width="14.75cm" svg:height="11.798cm" svg:x="2.752cm" svg:y="12.775cm" presentation:class="notes" presentation:placeholder="true">
            <draw:text-box/>
          </draw:frame>
        </presentation:notes>
      </draw:page>
      <draw:page draw:name="page22"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Review of Example #2</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5"><text:span text:style-name="T3">Representing characters</text:span></text:p>
              </text:list-item>
            </text:list>
            <text:list text:style-name="L5">
              <text:list-item>
                <text:list>
                  <text:list-item>
                    <text:p text:style-name="P6"><text:span text:style-name="T4">ASCII character set</text:span></text:p>
                  </text:list-item>
                  <text:list-item>
                    <text:p text:style-name="P6"><text:span text:style-name="T4">Character constants (e.g., ‘A’ or ‘a’)</text:span></text:p>
                  </text:list-item>
                </text:list>
              </text:list-item>
            </text:list>
            <text:list text:style-name="L4">
              <text:list-item>
                <text:p text:style-name="P5"><text:span text:style-name="T3">Manipulating characters</text:span></text:p>
              </text:list-item>
            </text:list>
            <text:list text:style-name="L5">
              <text:list-item>
                <text:list>
                  <text:list-item>
                    <text:p text:style-name="P6"><text:span text:style-name="T4">Arithmetic on characters</text:span></text:p>
                  </text:list-item>
                  <text:list-item>
                    <text:p text:style-name="P6"><text:span text:style-name="T4">Functions like </text:span><text:span text:style-name="T12">islower()</text:span><text:span text:style-name="T4"> and </text:span><text:span text:style-name="T12">toupper()</text:span></text:p>
                  </text:list-item>
                </text:list>
              </text:list-item>
            </text:list>
            <text:list text:style-name="L4">
              <text:list-item>
                <text:p text:style-name="P5"><text:span text:style-name="T3">Compiling and running C code</text:span></text:p>
              </text:list-item>
            </text:list>
            <text:list text:style-name="L5">
              <text:list-item>
                <text:list>
                  <text:list-item>
                    <text:p text:style-name="P6"><text:span text:style-name="T4">Compile to generate a.out </text:span></text:p>
                  </text:list-item>
                  <text:list-item>
                    <text:p text:style-name="P6"><text:span text:style-name="T4">Invoke a.out to run program</text:span></text:p>
                  </text:list-item>
                  <text:list-item>
                    <text:p text:style-name="P6"><text:span text:style-name="T4">Can redirect stdin and/or stdout</text:span></text:p>
                    <text:p text:style-name="P6"><text:span text:style-name="T4"/></text:p>
                  </text:list-item>
                </text:list>
              </text:list-item>
            </text:list>
          </draw:text-box>
        </draw:frame>
        <presentation:notes draw:style-name="dp2">
          <draw:page-thumbnail draw:layer="layout" svg:width="13.428cm" svg:height="10.072cm" svg:x="3.545cm" svg:y="1.967cm" draw:page-number="22" presentation:class="page"/>
          <draw:frame presentation:style-name="pr3" draw:layer="layout" svg:width="14.75cm" svg:height="11.798cm" svg:x="2.752cm" svg:y="12.775cm" presentation:class="notes" presentation:placeholder="true">
            <draw:text-box/>
          </draw:frame>
        </presentation:notes>
      </draw:page>
      <draw:page draw:name="page23"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Example #3: Capitalize First Letter</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5"><text:span text:style-name="T3">Capitalize the first letter of each word</text:span></text:p>
              </text:list-item>
            </text:list>
            <text:list text:style-name="L18">
              <text:list-item>
                <text:list>
                  <text:list-item>
                    <text:p text:style-name="P6"><text:span text:style-name="T42">“</text:span><text:span text:style-name="T42">cos 217 rocks” </text:span><text:span text:style-name="T43"></text:span><text:span text:style-name="T42"> “Cos 217 Rocks”</text:span></text:p>
                  </text:list-item>
                </text:list>
              </text:list-item>
            </text:list>
            <text:list text:style-name="L4">
              <text:list-item>
                <text:p text:style-name="P5"><text:span text:style-name="T3">Sequence through the string, one letter at a time</text:span></text:p>
              </text:list-item>
            </text:list>
            <text:list text:style-name="L19">
              <text:list-item>
                <text:list>
                  <text:list-item>
                    <text:p text:style-name="P6"><text:span text:style-name="T44">Print either the character, or the upper-case version</text:span></text:p>
                  </text:list-item>
                </text:list>
              </text:list-item>
            </text:list>
            <text:list text:style-name="L4">
              <text:list-item>
                <text:p text:style-name="P5"><text:span text:style-name="T3">Challenge: need to remember where you are</text:span></text:p>
              </text:list-item>
            </text:list>
            <text:list text:style-name="L5">
              <text:list-item>
                <text:list>
                  <text:list-item>
                    <text:p text:style-name="P6"><text:span text:style-name="T4">Capitalize “c” in “cos”, but not “o” in “cos” or “c” in “rocks”</text:span></text:p>
                  </text:list-item>
                </text:list>
              </text:list-item>
            </text:list>
            <text:list text:style-name="L4">
              <text:list-item>
                <text:p text:style-name="P5"><text:span text:style-name="T3">Solution: keep some extra information around</text:span></text:p>
              </text:list-item>
            </text:list>
            <text:list text:style-name="L5">
              <text:list-item>
                <text:list>
                  <text:list-item>
                    <text:p text:style-name="P6"><text:span text:style-name="T4">Whether you’ve encountered the first letter in the word</text:span></text:p>
                  </text:list-item>
                </text:list>
              </text:list-item>
            </text:list>
            <text:list text:style-name="L20">
              <text:list-item>
                <text:list>
                  <text:list-header>
                    <text:p text:style-name="P43"><text:span text:style-name="T4"/></text:p>
                  </text:list-header>
                </text:list>
              </text:list-item>
            </text:list>
          </draw:text-box>
        </draw:frame>
        <presentation:notes draw:style-name="dp2">
          <draw:page-thumbnail draw:layer="layout" svg:width="13.428cm" svg:height="10.072cm" svg:x="3.545cm" svg:y="1.967cm" draw:page-number="23" presentation:class="page"/>
          <draw:frame presentation:style-name="pr3" draw:layer="layout" svg:width="14.75cm" svg:height="11.798cm" svg:x="2.752cm" svg:y="12.775cm" presentation:class="notes" presentation:placeholder="true">
            <draw:text-box/>
          </draw:frame>
        </presentation:notes>
      </draw:page>
      <draw:page draw:name="page24"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Deterministic Finite Automaton</text:p>
              </text:list-header>
            </text:list>
          </draw:text-box>
        </draw:frame>
        <draw:frame presentation:style-name="pr5" draw:text-style-name="P2" draw:layer="layout" svg:width="23.495cm" svg:height="15.24cm" svg:x="1.269cm" svg:y="3.387cm" presentation:class="outline" presentation:user-transformed="true">
          <draw:text-box>
            <text:list text:style-name="L13">
              <text:list-header>
                <text:p text:style-name="P28">Deterministic Finite Automaton <text:s/>(DFA)</text:p>
              </text:list-header>
            </text:list>
          </draw:text-box>
        </draw:frame>
        <draw:custom-shape draw:style-name="gr15" draw:text-style-name="P2" draw:layer="layout" svg:width="2.963cm" svg:height="2.963cm" svg:x="4.445cm" svg:y="8.255cm">
          <text:list text:style-name="L6">
            <text:list-header>
              <text:p text:style-name="P1">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2.964cm" svg:height="2.963cm" svg:x="11.218cm" svg:y="8.255cm">
          <text:list text:style-name="L6">
            <text:list-header>
              <text:p text:style-name="P1">2</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4.021cm" svg:height="0.706cm" svg:x="7.197cm" svg:y="8.184cm">
          <text:p/>
          <draw:enhanced-geometry svg:viewBox="0 0 912 160" draw:type="non-primitive" draw:enhanced-path="M 0 160  C 132 96 264 32 384 16  C 504 0 632 40 720 64  C 808 88 840 104 912 160  N"/>
        </draw:custom-shape>
        <draw:custom-shape draw:style-name="gr17" draw:text-style-name="P2" draw:layer="layout" svg:width="4.021cm" svg:height="0.705cm" draw:transform="rotate (3.1415926535892) translate (11.217cm 11.076cm)">
          <text:p/>
          <draw:enhanced-geometry svg:viewBox="0 0 912 160" draw:type="non-primitive" draw:enhanced-path="M 0 160  C 132 96 264 32 384 16  C 504 0 632 40 720 64  C 808 88 840 104 912 160  N"/>
        </draw:custom-shape>
        <draw:custom-shape draw:style-name="gr18" draw:text-style-name="P2" draw:layer="layout" svg:width="2.328cm" svg:height="2.412cm" svg:x="3.387cm" svg:y="6.478cm">
          <text:p/>
          <draw:enhanced-geometry svg:viewBox="0 0 528 547" draw:type="non-primitive" draw:enhanced-path="M 288 547  C 246 526 70 493 35 421  C 0 349 7 175 76 113  C 145 51 374 0 449 48  C 524 96 512 329 528 403  N"/>
        </draw:custom-shape>
        <draw:custom-shape draw:style-name="gr19" draw:text-style-name="P2" draw:layer="layout" svg:width="2.328cm" svg:height="2.412cm" draw:transform="rotate (-1.19729586686907) translate (14.816cm 6.202cm)">
          <text:p/>
          <draw:enhanced-geometry svg:viewBox="0 0 528 547" draw:type="non-primitive" draw:enhanced-path="M 288 547  C 246 526 70 493 35 421  C 0 349 7 175 76 113  C 145 51 374 0 449 48  C 524 96 512 329 528 403  N"/>
        </draw:custom-shape>
        <draw:custom-shape draw:style-name="gr1" draw:text-style-name="P2" draw:layer="layout" svg:width="2.25cm" svg:height="1.277cm" svg:x="7.576cm" svg:y="7.311cm">
          <text:list text:style-name="L6">
            <text:list-header>
              <text:p text:style-name="P4">letter</text:p>
            </text:list-header>
          </text:list>
          <draw:enhanced-geometry svg:viewBox="0 0 21600 21600" draw:type="mso-spt202" draw:enhanced-path="M 0 0 L 21600 0 21600 21600 0 21600 0 0 Z N"/>
        </draw:custom-shape>
        <draw:custom-shape draw:style-name="gr1" draw:text-style-name="P2" draw:layer="layout" svg:width="2.25cm" svg:height="1.277cm" svg:x="13.97cm" svg:y="5.715cm">
          <text:list text:style-name="L6">
            <text:list-header>
              <text:p text:style-name="P4">letter</text:p>
            </text:list-header>
          </text:list>
          <draw:enhanced-geometry svg:viewBox="0 0 21600 21600" draw:type="mso-spt202" draw:enhanced-path="M 0 0 L 21600 0 21600 21600 0 21600 0 0 Z N"/>
        </draw:custom-shape>
        <draw:custom-shape draw:style-name="gr1" draw:text-style-name="P2" draw:layer="layout" svg:width="3.618cm" svg:height="1.277cm" svg:x="7.831cm" svg:y="11.007cm">
          <text:list text:style-name="L6">
            <text:list-header>
              <text:p text:style-name="P4">not-letter</text:p>
            </text:list-header>
          </text:list>
          <draw:enhanced-geometry svg:viewBox="0 0 21600 21600" draw:type="mso-spt202" draw:enhanced-path="M 0 0 L 21600 0 21600 21600 0 21600 0 0 Z N"/>
        </draw:custom-shape>
        <draw:custom-shape draw:style-name="gr1" draw:text-style-name="P2" draw:layer="layout" svg:width="3.618cm" svg:height="1.277cm" svg:x="2.751cm" svg:y="5.503cm">
          <text:list text:style-name="L6">
            <text:list-header>
              <text:p text:style-name="P4">not-letter</text:p>
            </text:list-header>
          </text:list>
          <draw:enhanced-geometry svg:viewBox="0 0 21600 21600" draw:type="mso-spt202" draw:enhanced-path="M 0 0 L 21600 0 21600 21600 0 21600 0 0 Z N"/>
        </draw:custom-shape>
        <draw:line draw:style-name="gr20" draw:text-style-name="P9" draw:layer="layout" svg:x1="2.117cm" svg:y1="11.218cm" svg:x2="4.445cm" svg:y2="10.16cm">
          <text:p/>
        </draw:line>
        <draw:custom-shape draw:style-name="gr1" draw:text-style-name="P2" draw:layer="layout" svg:width="14.184cm" svg:height="5.341cm" svg:x="5.489cm" svg:y="13.123cm">
          <text:list text:style-name="L6">
            <text:list-header>
              <text:p text:style-name="P1"><text:span text:style-name="T5">State #1: before the 1</text:span><text:span text:style-name="T45">st</text:span><text:span text:style-name="T5"> letter of a word</text:span></text:p>
              <text:p text:style-name="P1"><text:span text:style-name="T5">State #2: after the 1</text:span><text:span text:style-name="T45">st</text:span><text:span text:style-name="T5"> letter of a word</text:span></text:p>
              <text:p text:style-name="P1"><text:span text:style-name="T5">Capitalize on transition from state 1 to 2</text:span></text:p>
              <text:p text:style-name="P1"><text:span text:style-name="T5"/></text:p>
            </text:list-header>
          </text:list>
          <text:list text:style-name="L15">
            <text:list-header>
              <text:p text:style-name="P1"><text:span text:style-name="T26">“</text:span><text:span text:style-name="T26">cos 217 rocks” </text:span><text:span text:style-name="T46"></text:span><text:span text:style-name="T26"> “Cos 217 Rocks”</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24" presentation:class="page"/>
          <draw:frame presentation:style-name="pr3" draw:layer="layout" svg:width="14.75cm" svg:height="11.798cm" svg:x="2.752cm" svg:y="12.775cm" presentation:class="notes" presentation:placeholder="true">
            <draw:text-box/>
          </draw:frame>
        </presentation:notes>
      </draw:page>
      <draw:page draw:name="page25" draw:style-name="dp3" draw:master-page-name="Varsayılan" presentation:presentation-page-layout-name="AL2T1">
        <draw:frame presentation:style-name="pr5" draw:text-style-name="P2" draw:layer="layout" svg:width="23.495cm" svg:height="15.24cm" svg:x="1.269cm" svg:y="3.387cm" presentation:class="outline" presentation:user-transformed="true">
          <draw:text-box>
            <text:list text:style-name="L7">
              <text:list-header>
                <text:p text:style-name="P44"><text:span text:style-name="T47">#include &lt;stdio.h&gt;</text:span></text:p>
                <text:p text:style-name="P44"><text:span text:style-name="T47">#include &lt;ctype.h&gt;</text:span></text:p>
                <text:p text:style-name="P44"><text:span text:style-name="T47">int main (void) {</text:span></text:p>
                <text:p text:style-name="P44"><text:span text:style-name="T47"><text:s text:c="2"/></text:span><text:span text:style-name="T47">int c;</text:span></text:p>
                <text:p text:style-name="P44"><text:span text:style-name="T47"><text:s text:c="2"/></text:span><text:span text:style-name="T47">for ( ; ; ) {</text:span></text:p>
                <text:p text:style-name="P45"><text:span text:style-name="T47"><text:s text:c="3"/></text:span><text:span text:style-name="T47"><text:tab/></text:span><text:span text:style-name="T47">c = getchar();</text:span></text:p>
                <text:p text:style-name="P45"><text:span text:style-name="T47"><text:tab/></text:span><text:span text:style-name="T47"><text:tab/></text:span><text:span text:style-name="T47">if (c == EOF) break;</text:span></text:p>
                <text:p text:style-name="P45"><text:span text:style-name="T47"><text:tab/></text:span><text:span text:style-name="T47"><text:tab/></text:span><text:span text:style-name="T48">&lt;process one character&gt;</text:span></text:p>
                <text:p text:style-name="P44"><text:span text:style-name="T47"><text:s text:c="2"/></text:span><text:span text:style-name="T47">}</text:span></text:p>
                <text:p text:style-name="P44"><text:span text:style-name="T47"><text:s text:c="2"/></text:span><text:span text:style-name="T47">return 0;</text:span></text:p>
                <text:p text:style-name="P44"><text:span text:style-name="T47">}</text:span></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Implementation Skeleton</text:p>
              </text:list-header>
            </text:list>
          </draw:text-box>
        </draw:frame>
        <presentation:notes draw:style-name="dp2">
          <draw:page-thumbnail draw:layer="layout" svg:width="13.428cm" svg:height="10.072cm" svg:x="3.545cm" svg:y="1.967cm" draw:page-number="25" presentation:class="page"/>
          <draw:frame presentation:style-name="pr3" draw:layer="layout" svg:width="14.75cm" svg:height="11.798cm" svg:x="2.752cm" svg:y="12.775cm" presentation:class="notes" presentation:placeholder="true">
            <draw:text-box/>
          </draw:frame>
        </presentation:notes>
      </draw:page>
      <draw:page draw:name="page26" draw:style-name="dp4" draw:master-page-name="Varsayılan" presentation:presentation-page-layout-name="AL2T1" draw:id="id9">
        <draw:frame presentation:style-name="pr5" draw:text-style-name="P2" draw:layer="layout" svg:width="23.495cm" svg:height="15.24cm" svg:x="1.269cm" svg:y="3.387cm" presentation:class="outline" presentation:user-transformed="true">
          <draw:text-box>
            <text:list text:style-name="L7">
              <text:list-header>
                <text:p text:style-name="P31"><text:span text:style-name="T49"><text:tab/></text:span><text:span text:style-name="T50">&lt;process one character&gt; =</text:span></text:p>
                <text:p text:style-name="P30"><text:span text:style-name="T49">switch (state) {</text:span></text:p>
                <text:p text:style-name="P30"><text:span text:style-name="T49"><text:s text:c="2"/></text:span><text:span text:style-name="T49">case 1: </text:span></text:p>
              </text:list-header>
            </text:list>
            <text:list text:style-name="L21">
              <text:list-header>
                <text:p text:style-name="P30"><text:span text:style-name="T50"><text:s text:c="8"/></text:span><text:span text:style-name="T50">&lt;state 1 action&gt;</text:span></text:p>
              </text:list-header>
            </text:list>
            <text:list text:style-name="L7">
              <text:list-header>
                <text:p text:style-name="P30"><text:span text:style-name="T49"><text:s text:c="4"/></text:span><text:span text:style-name="T49">break;</text:span></text:p>
                <text:p text:style-name="P30"><text:span text:style-name="T49"><text:s text:c="2"/></text:span><text:span text:style-name="T49">case 2:</text:span></text:p>
                <text:p text:style-name="P30"><text:span text:style-name="T49"><text:s text:c="4"/></text:span><text:span text:style-name="T50">&lt;state 2 action&gt;</text:span></text:p>
                <text:p text:style-name="P30"><text:span text:style-name="T49"><text:s text:c="4"/></text:span><text:span text:style-name="T49">break;</text:span></text:p>
                <text:p text:style-name="P30"><text:span text:style-name="T49"><text:s text:c="2"/></text:span><text:span text:style-name="T49">default:</text:span></text:p>
              </text:list-header>
            </text:list>
            <text:list text:style-name="L21">
              <text:list-header>
                <text:p text:style-name="P30"><text:span text:style-name="T50"><text:s text:c="8"/></text:span><text:span text:style-name="T50">&lt;this should never happen&gt;</text:span></text:p>
              </text:list-header>
            </text:list>
            <text:list text:style-name="L7">
              <text:list-header>
                <text:p text:style-name="P30"><text:span text:style-name="T49">}</text:span></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Implementation</text:p>
              </text:list-header>
            </text:list>
          </draw:text-box>
        </draw:frame>
        <draw:custom-shape draw:style-name="gr21" draw:text-style-name="P2" draw:id="id10" draw:layer="layout" svg:width="11.006cm" svg:height="4.868cm" svg:x="12.277cm" svg:y="4.445cm">
          <text:list text:style-name="L8">
            <text:list-header>
              <text:p text:style-name="P46"><text:span text:style-name="T51">if (isalpha(c)) {</text:span></text:p>
              <text:p text:style-name="P46"><text:span text:style-name="T51"><text:s text:c="2"/></text:span><text:span text:style-name="T51">putchar(toupper(c));</text:span></text:p>
              <text:p text:style-name="P46"><text:span text:style-name="T51"><text:s text:c="2"/></text:span><text:span text:style-name="T51">state = 2;</text:span></text:p>
              <text:p text:style-name="P46"><text:span text:style-name="T51">}</text:span></text:p>
              <text:p text:style-name="P46"><text:span text:style-name="T51">else putchar(c);</text:span></text:p>
            </text:list-header>
          </text:list>
          <draw:enhanced-geometry svg:viewBox="0 0 21600 21600" draw:text-areas="800 800 20800 20800" draw:type="round-rectangular-callout" draw:modifiers="-5348 1487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 draw:id="id11" draw:layer="layout" svg:width="8.89cm" svg:height="2.963cm" svg:x="12.277cm" svg:y="10.16cm">
          <text:list text:style-name="L8">
            <text:list-header>
              <text:p text:style-name="P46"><text:span text:style-name="T51">if (!isalpha(c))</text:span></text:p>
              <text:p text:style-name="P46"><text:span text:style-name="T51"><text:s text:c="2"/></text:span><text:span text:style-name="T51">state = 1;</text:span></text:p>
              <text:p text:style-name="P46"><text:span text:style-name="T51">putchar(c);</text:span></text:p>
            </text:list-header>
          </text:list>
          <draw:enhanced-geometry svg:viewBox="0 0 21600 21600" draw:text-areas="800 800 20800 20800" draw:type="round-rectangular-callout" draw:modifiers="-6621 105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5" draw:text-style-name="P2" draw:layer="layout" svg:width="1.023cm" svg:height="1.151cm" svg:x="16.646cm" svg:y="1.522cm">
            <text:list text:style-name="L6">
              <text:list-header>
                <text:p text:style-name="P1"><text:span text:style-name="T52">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1.019cm" svg:height="1.151cm" svg:x="18.983cm" svg:y="1.522cm">
            <text:list text:style-name="L6">
              <text:list-header>
                <text:p text:style-name="P1"><text:span text:style-name="T52">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 draw:layer="layout" svg:width="1.389cm" svg:height="0.274cm" svg:x="17.594cm" svg:y="1.495cm">
            <text:p/>
            <draw:enhanced-geometry svg:viewBox="0 0 912 160" draw:type="non-primitive" draw:enhanced-path="M 0 160  C 132 96 264 32 384 16  C 504 0 632 40 720 64  C 808 88 840 104 912 160  N"/>
          </draw:custom-shape>
          <draw:custom-shape draw:style-name="gr23" draw:text-style-name="P2" draw:layer="layout" svg:width="-1.389cm" svg:height="-0.273cm" svg:x="18.982cm" svg:y="2.614cm">
            <text:p/>
            <draw:enhanced-geometry svg:viewBox="0 0 912 160" draw:type="non-primitive" draw:enhanced-path="M 0 160  C 132 96 264 32 384 16  C 504 0 632 40 720 64  C 808 88 840 104 912 160  N"/>
          </draw:custom-shape>
          <draw:custom-shape draw:style-name="gr24" draw:text-style-name="P2" draw:layer="layout" svg:width="0.802cm" svg:height="0.935cm" svg:x="16.28cm" svg:y="0.834cm">
            <text:p/>
            <draw:enhanced-geometry svg:viewBox="0 0 528 547" draw:type="non-primitive" draw:enhanced-path="M 288 547  C 246 526 70 493 35 421  C 0 349 7 175 76 113  C 145 51 374 0 449 48  C 524 96 512 329 528 403  N"/>
          </draw:custom-shape>
          <draw:custom-shape draw:style-name="gr25" draw:text-style-name="P2" draw:layer="layout" svg:width="0.9cm" svg:height="0.834cm" draw:transform="rotate (-1.19729586686907) translate (20.206cm 0.748cm)">
            <text:p/>
            <draw:enhanced-geometry svg:viewBox="0 0 528 547" draw:type="non-primitive" draw:enhanced-path="M 288 547  C 246 526 70 493 35 421  C 0 349 7 175 76 113  C 145 51 374 0 449 48  C 524 96 512 329 528 403  N"/>
          </draw:custom-shape>
          <draw:custom-shape draw:style-name="gr1" draw:text-style-name="P2" draw:layer="layout" svg:width="1.658cm" svg:height="0.937cm" svg:x="17.256cm" svg:y="0.944cm">
            <text:list text:style-name="L6">
              <text:list-header>
                <text:p text:style-name="P4"><text:span text:style-name="T52">letter</text:span></text:p>
              </text:list-header>
            </text:list>
            <draw:enhanced-geometry svg:viewBox="0 0 21600 21600" draw:type="mso-spt202" draw:enhanced-path="M 0 0 L 21600 0 21600 21600 0 21600 0 0 Z N"/>
          </draw:custom-shape>
          <draw:custom-shape draw:style-name="gr1" draw:text-style-name="P2" draw:layer="layout" svg:width="1.658cm" svg:height="0.937cm" svg:x="19.461cm" svg:y="0.331cm">
            <text:list text:style-name="L6">
              <text:list-header>
                <text:p text:style-name="P4"><text:span text:style-name="T52">letter</text:span></text:p>
              </text:list-header>
            </text:list>
            <draw:enhanced-geometry svg:viewBox="0 0 21600 21600" draw:type="mso-spt202" draw:enhanced-path="M 0 0 L 21600 0 21600 21600 0 21600 0 0 Z N"/>
          </draw:custom-shape>
          <draw:custom-shape draw:style-name="gr1" draw:text-style-name="P2" draw:layer="layout" svg:width="2.568cm" svg:height="0.937cm" svg:x="17.344cm" svg:y="2.377cm">
            <text:list text:style-name="L6">
              <text:list-header>
                <text:p text:style-name="P4"><text:span text:style-name="T52">not-letter</text:span></text:p>
              </text:list-header>
            </text:list>
            <draw:enhanced-geometry svg:viewBox="0 0 21600 21600" draw:type="mso-spt202" draw:enhanced-path="M 0 0 L 21600 0 21600 21600 0 21600 0 0 Z N"/>
          </draw:custom-shape>
          <draw:custom-shape draw:style-name="gr1" draw:text-style-name="P2" draw:layer="layout" svg:width="2.568cm" svg:height="0.937cm" svg:x="15.593cm" svg:y="0.247cm">
            <text:list text:style-name="L6">
              <text:list-header>
                <text:p text:style-name="P4"><text:span text:style-name="T52">not-letter</text:span></text:p>
              </text:list-header>
            </text:list>
            <draw:enhanced-geometry svg:viewBox="0 0 21600 21600" draw:type="mso-spt202" draw:enhanced-path="M 0 0 L 21600 0 21600 21600 0 21600 0 0 Z N"/>
          </draw:custom-shape>
          <draw:line draw:style-name="gr26" draw:text-style-name="P9" draw:layer="layout" svg:x1="15.843cm" svg:y1="2.673cm" svg:x2="16.646cm" svg:y2="2.263cm">
            <text:p/>
          </draw:line>
        </draw:g>
        <anim:par smil:dur="indefinite" smil:restart="never" presentation:node-type="timing-root">
          <anim:par smil:begin="id9.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 smil:attributeName="visibility" smil:to="visible"/>
                  <anim:transitionFilter smil:dur="0.5s" smil:targetElement="id1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 smil:attributeName="visibility" smil:to="visible"/>
                  <anim:transitionFilter smil:dur="0.5s" smil:targetElement="id11" smil:type="barWipe" smil:subtype="leftToRight"/>
                </anim:par>
              </anim:par>
            </anim:par>
          </anim:seq>
        </anim:par>
        <presentation:notes draw:style-name="dp2">
          <draw:page-thumbnail draw:layer="layout" svg:width="13.428cm" svg:height="10.072cm" svg:x="3.545cm" svg:y="1.967cm" draw:page-number="26" presentation:class="page"/>
          <draw:frame presentation:style-name="pr3" draw:layer="layout" svg:width="14.75cm" svg:height="11.798cm" svg:x="2.752cm" svg:y="12.775cm" presentation:class="notes" presentation:placeholder="true">
            <draw:text-box/>
          </draw:frame>
        </presentation:notes>
      </draw:page>
      <draw:page draw:name="page27" draw:style-name="dp1" draw:master-page-name="Varsayılan" presentation:presentation-page-layout-name="AL2T1">
        <draw:frame presentation:style-name="pr5" draw:text-style-name="P2" draw:layer="layout" svg:width="23.495cm" svg:height="15.24cm" svg:x="1.269cm" svg:y="3.598cm" presentation:class="outline" presentation:user-transformed="true">
          <draw:text-box>
            <text:list text:style-name="L7">
              <text:list-header>
                <text:p text:style-name="P47"><text:span text:style-name="T53">#include &lt;stdio.h&gt;</text:span></text:p>
                <text:p text:style-name="P47"><text:span text:style-name="T53">#include &lt;ctype.h&gt;</text:span></text:p>
                <text:p text:style-name="P48"><text:span text:style-name="T53">int main(void) {</text:span></text:p>
                <text:p text:style-name="P47"><text:span text:style-name="T53"><text:s text:c="2"/></text:span><text:span text:style-name="T53">int c; int state=1;</text:span></text:p>
                <text:p text:style-name="P47"><text:span text:style-name="T53"><text:s text:c="2"/></text:span><text:span text:style-name="T53">for ( ; ; ) {</text:span></text:p>
                <text:p text:style-name="P47"><text:span text:style-name="T53"><text:s text:c="4"/></text:span><text:span text:style-name="T53">c = getchar();</text:span></text:p>
                <text:p text:style-name="P49"><text:span text:style-name="T53"><text:tab/></text:span><text:span text:style-name="T53"> <text:s/></text:span><text:span text:style-name="T53">if (c == EOF) break;</text:span></text:p>
              </text:list-header>
            </text:list>
            <text:list text:style-name="L14">
              <text:list-header>
                <text:p text:style-name="P49"><text:span text:style-name="T54"><text:tab/></text:span><text:span text:style-name="T54"> <text:s/></text:span><text:span text:style-name="T55">switch (state) {</text:span></text:p>
              </text:list-header>
            </text:list>
            <text:list text:style-name="L22">
              <text:list-header>
                <text:p text:style-name="P47"><text:span text:style-name="T55"><text:s text:c="4"/></text:span><text:span text:style-name="T55">case 1: </text:span></text:p>
              </text:list-header>
            </text:list>
            <text:list text:style-name="L23">
              <text:list-header>
                <text:p text:style-name="P50"><text:span text:style-name="T56"><text:s text:c="13"/></text:span><text:span text:style-name="T55">if (isalpha(c)) {</text:span></text:p>
              </text:list-header>
            </text:list>
            <text:list text:style-name="L22">
              <text:list-header>
                <text:p text:style-name="P51"><text:span text:style-name="T55"><text:s text:c="9"/></text:span><text:span text:style-name="T55">putchar(toupper(c));</text:span></text:p>
                <text:p text:style-name="P52"><text:span text:style-name="T55"><text:s text:c="2"/></text:span><text:span text:style-name="T55"><text:tab/></text:span><text:span text:style-name="T55"> <text:s/></text:span><text:span text:style-name="T55">state = 2;</text:span></text:p>
                <text:p text:style-name="P52"><text:span text:style-name="T55"><text:tab/></text:span><text:span text:style-name="T55"> <text:s text:c="3"/></text:span><text:span text:style-name="T55">} else putchar(c);</text:span></text:p>
                <text:p text:style-name="P52"><text:span text:style-name="T55"><text:tab/></text:span><text:span text:style-name="T55"> <text:s text:c="3"/></text:span><text:span text:style-name="T55">break;</text:span></text:p>
                <text:p text:style-name="P47"><text:span text:style-name="T55"><text:s text:c="4"/></text:span><text:span text:style-name="T55">case 2:</text:span></text:p>
                <text:p text:style-name="P53"><text:span text:style-name="T55"><text:s text:c="6"/></text:span><text:span text:style-name="T55">if (!isalpha(c))</text:span><text:span text:style-name="T55"><text:tab/></text:span><text:span text:style-name="T55"> state = 1;</text:span></text:p>
                <text:p text:style-name="P52"><text:span text:style-name="T55"><text:tab/></text:span><text:span text:style-name="T55"> <text:s text:c="3"/></text:span><text:span text:style-name="T55">putchar(c);</text:span></text:p>
                <text:p text:style-name="P47"><text:span text:style-name="T55"><text:s text:c="6"/></text:span><text:span text:style-name="T55">break;</text:span></text:p>
                <text:p text:style-name="P47"><text:span text:style-name="T55"><text:s text:c="4"/></text:span><text:span text:style-name="T55">}</text:span></text:p>
              </text:list-header>
            </text:list>
            <text:list text:style-name="L7">
              <text:list-header>
                <text:p text:style-name="P54"><text:span text:style-name="T53"><text:s text:c="2"/></text:span><text:span text:style-name="T53">}</text:span></text:p>
                <text:p text:style-name="P54"><text:span text:style-name="T53"><text:s text:c="2"/></text:span><text:span text:style-name="T53">return 0;</text:span></text:p>
                <text:p text:style-name="P54"><text:span text:style-name="T53">}</text:span></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Complete Implementation</text:p>
              </text:list-header>
            </text:list>
          </draw:text-box>
        </draw:frame>
        <presentation:notes draw:style-name="dp2">
          <draw:page-thumbnail draw:layer="layout" svg:width="13.428cm" svg:height="10.072cm" svg:x="3.545cm" svg:y="1.967cm" draw:page-number="27" presentation:class="page"/>
          <draw:frame presentation:style-name="pr3" draw:layer="layout" svg:width="14.75cm" svg:height="11.798cm" svg:x="2.752cm" svg:y="12.775cm" presentation:class="notes" presentation:placeholder="true">
            <draw:text-box/>
          </draw:frame>
        </presentation:notes>
      </draw:page>
      <draw:page draw:name="page28"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Running Code on Itself</text:p>
              </text:list-header>
            </text:list>
          </draw:text-box>
        </draw:frame>
        <draw:frame presentation:style-name="pr5" draw:text-style-name="P2" draw:layer="layout" svg:width="23.495cm" svg:height="15.24cm" svg:x="1.269cm" svg:y="3.387cm" presentation:class="outline" presentation:user-transformed="true">
          <draw:text-box>
            <text:list text:style-name="L7">
              <text:list-header>
                <text:p text:style-name="P50"><text:span text:style-name="T53">% gcc upper1.c</text:span></text:p>
                <text:p text:style-name="P50"><text:span text:style-name="T53">% a.out &lt; upper1.c</text:span></text:p>
                <text:p text:style-name="P55"><text:span text:style-name="T57">#Include &lt;Stdio.H&gt;</text:span></text:p>
                <text:p text:style-name="P55"><text:span text:style-name="T57">#Include &lt;Ctype.H&gt;</text:span></text:p>
                <text:p text:style-name="P55"><text:span text:style-name="T57">Int Main(Void) {</text:span></text:p>
                <text:p text:style-name="P55"><text:span text:style-name="T57"><text:s text:c="2"/></text:span><text:span text:style-name="T57">Int C; Int State=1;</text:span></text:p>
                <text:p text:style-name="P55"><text:span text:style-name="T57"><text:s text:c="2"/></text:span><text:span text:style-name="T57">For ( ; ; ) {</text:span></text:p>
                <text:p text:style-name="P55"><text:span text:style-name="T57"><text:s text:c="4"/></text:span><text:span text:style-name="T57">C = Getchar();</text:span></text:p>
                <text:p text:style-name="P56"><text:span text:style-name="T57"><text:tab/></text:span><text:span text:style-name="T57"> <text:s/></text:span><text:span text:style-name="T57">If (C == EOF) Break;</text:span></text:p>
                <text:p text:style-name="P56"><text:span text:style-name="T57"><text:tab/></text:span><text:span text:style-name="T57"> <text:s/></text:span><text:span text:style-name="T57">Switch (State) {</text:span></text:p>
                <text:p text:style-name="P55"><text:span text:style-name="T57"><text:s text:c="4"/></text:span><text:span text:style-name="T57">Case 1: </text:span></text:p>
                <text:p text:style-name="P55"><text:span text:style-name="T57"><text:s text:c="6"/></text:span><text:span text:style-name="T57">If (Isalpha(C)) {</text:span></text:p>
                <text:p text:style-name="P55"><text:span text:style-name="T57"><text:s text:c="9"/></text:span><text:span text:style-name="T57">Putchar(Toupper(C));</text:span></text:p>
                <text:p text:style-name="P56"><text:span text:style-name="T57"><text:s text:c="2"/></text:span><text:span text:style-name="T57"><text:tab/></text:span><text:span text:style-name="T57"> <text:s/></text:span><text:span text:style-name="T57">State = 2;</text:span></text:p>
                <text:p text:style-name="P56"><text:span text:style-name="T57"><text:tab/></text:span><text:span text:style-name="T57"> <text:s text:c="3"/></text:span><text:span text:style-name="T57">} Else Putchar(C);</text:span></text:p>
                <text:p text:style-name="P56"><text:span text:style-name="T57"><text:tab/></text:span><text:span text:style-name="T57"> <text:s text:c="3"/></text:span><text:span text:style-name="T57">Break;</text:span></text:p>
                <text:p text:style-name="P55"><text:span text:style-name="T57"><text:s text:c="4"/></text:span><text:span text:style-name="T57">Case 2:</text:span></text:p>
                <text:p text:style-name="P56"><text:span text:style-name="T57"><text:s text:c="6"/></text:span><text:span text:style-name="T57">If (!Isalpha(C))</text:span><text:span text:style-name="T57"><text:tab/></text:span><text:span text:style-name="T57"> State = 1;</text:span></text:p>
                <text:p text:style-name="P56"><text:span text:style-name="T57"><text:tab/></text:span><text:span text:style-name="T57"> <text:s text:c="3"/></text:span><text:span text:style-name="T57">Putchar(C);</text:span></text:p>
                <text:p text:style-name="P55"><text:span text:style-name="T57"><text:s text:c="6"/></text:span><text:span text:style-name="T57">Break;</text:span></text:p>
                <text:p text:style-name="P55"><text:span text:style-name="T57"><text:s text:c="4"/></text:span><text:span text:style-name="T57">}</text:span></text:p>
                <text:p text:style-name="P54"><text:span text:style-name="T57"><text:s text:c="2"/></text:span><text:span text:style-name="T57">}</text:span></text:p>
                <text:p text:style-name="P54"><text:span text:style-name="T57"><text:s text:c="2"/></text:span><text:span text:style-name="T57">Return 0;</text:span></text:p>
                <text:p text:style-name="P54"><text:span text:style-name="T57">}</text:span></text:p>
              </text:list-header>
            </text:list>
          </draw:text-box>
        </draw:frame>
        <presentation:notes draw:style-name="dp2">
          <draw:page-thumbnail draw:layer="layout" svg:width="13.428cm" svg:height="10.072cm" svg:x="3.545cm" svg:y="1.967cm" draw:page-number="28" presentation:class="page"/>
          <draw:frame presentation:style-name="pr3" draw:layer="layout" svg:width="14.75cm" svg:height="11.798cm" svg:x="2.752cm" svg:y="12.775cm" presentation:class="notes" presentation:placeholder="true">
            <draw:text-box/>
          </draw:frame>
        </presentation:notes>
      </draw:page>
      <draw:page draw:name="page29"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OK, That’s a B+</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3">Works correctly, but</text:p>
              </text:list-item>
            </text:list>
            <text:list text:style-name="L5">
              <text:list-item>
                <text:list>
                  <text:list-item>
                    <text:p text:style-name="P6"><text:span text:style-name="T37">Mysterious integer constants (“magic numbers”)</text:span></text:p>
                  </text:list-item>
                  <text:list-item>
                    <text:p text:style-name="P6"><text:span text:style-name="T37">No modularization</text:span></text:p>
                  </text:list-item>
                  <text:list-item>
                    <text:p text:style-name="P6"><text:span text:style-name="T37">No checking for states besides 1 and 2</text:span></text:p>
                  </text:list-item>
                </text:list>
              </text:list-item>
            </text:list>
            <text:list text:style-name="L4">
              <text:list-header>
                <text:p text:style-name="P3"/>
              </text:list-header>
              <text:list-item>
                <text:p text:style-name="P3">What now?</text:p>
              </text:list-item>
            </text:list>
            <text:list text:style-name="L5">
              <text:list-item>
                <text:list>
                  <text:list-item>
                    <text:p text:style-name="P14"><text:span text:style-name="T58">States should have names, not just <text:s/>1,2</text:span></text:p>
                  </text:list-item>
                  <text:list-item>
                    <text:p text:style-name="P14"><text:span text:style-name="T58">Should handle each state in a separate function</text:span></text:p>
                  </text:list-item>
                  <text:list-item>
                    <text:p text:style-name="P14"><text:span text:style-name="T58">Good to check for unexpected variable value</text:span></text:p>
                  </text:list-item>
                </text:list>
              </text:list-item>
            </text:list>
          </draw:text-box>
        </draw:frame>
        <presentation:notes draw:style-name="dp2">
          <draw:page-thumbnail draw:layer="layout" svg:width="13.428cm" svg:height="10.072cm" svg:x="3.545cm" svg:y="1.967cm" draw:page-number="29" presentation:class="page"/>
          <draw:frame presentation:style-name="pr3" draw:layer="layout" svg:width="14.75cm" svg:height="11.798cm" svg:x="2.752cm" svg:y="12.775cm" presentation:class="notes" presentation:placeholder="true">
            <draw:text-box/>
          </draw:frame>
        </presentation:notes>
      </draw:page>
      <draw:page draw:name="page30"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Improvement: Names for States</text:p>
              </text:list-header>
            </text:list>
          </draw:text-box>
        </draw:frame>
        <draw:frame presentation:style-name="pr5" draw:text-style-name="P2" draw:layer="layout" svg:width="23.495cm" svg:height="15.24cm" svg:x="1.269cm" svg:y="3.387cm" presentation:class="outline" presentation:user-transformed="true">
          <draw:text-box>
            <text:list text:style-name="L4">
              <text:list-header>
                <text:p text:style-name="P3"><text:span text:style-name="T5"/></text:p>
              </text:list-header>
              <text:list-item>
                <text:p text:style-name="P3"><text:span text:style-name="T5">Define your own named constants</text:span></text:p>
              </text:list-item>
            </text:list>
            <text:list text:style-name="L5">
              <text:list-item>
                <text:list>
                  <text:list-item>
                    <text:p text:style-name="P7"><text:span text:style-name="T5">Enumeration of a list of items</text:span></text:p>
                  </text:list-item>
                  <text:list-item>
                    <text:p text:style-name="P8"><text:span text:style-name="T7">enum Statetype {NORMAL,INWORD};</text:span></text:p>
                  </text:list-item>
                  <text:list-item>
                    <text:p text:style-name="P7"><text:span text:style-name="T5">Declare a variable of that type</text:span></text:p>
                  </text:list-item>
                  <text:list-item>
                    <text:p text:style-name="P8"><text:span text:style-name="T7">enum Statetype state;</text:span></text:p>
                    <text:p text:style-name="P8"><text:span text:style-name="T7"/></text:p>
                  </text:list-item>
                </text:list>
              </text:list-item>
            </text:list>
          </draw:text-box>
        </draw:frame>
        <presentation:notes draw:style-name="dp2">
          <draw:page-thumbnail draw:layer="layout" svg:width="13.428cm" svg:height="10.072cm" svg:x="3.545cm" svg:y="1.967cm" draw:page-number="30" presentation:class="page"/>
          <draw:frame presentation:style-name="pr3" draw:layer="layout" svg:width="14.75cm" svg:height="11.798cm" svg:x="2.752cm" svg:y="12.775cm" presentation:class="notes" presentation:placeholder="true">
            <draw:text-box/>
          </draw:frame>
        </presentation:notes>
      </draw:page>
      <draw:page draw:name="page31" draw:style-name="dp1" draw:master-page-name="Varsayılan" presentation:presentation-page-layout-name="AL2T1">
        <draw:frame presentation:style-name="pr5" draw:text-style-name="P2" draw:layer="layout" svg:width="23.495cm" svg:height="15.24cm" svg:x="1.269cm" svg:y="3.598cm" presentation:class="outline" presentation:user-transformed="true">
          <draw:text-box>
            <text:list text:style-name="L7">
              <text:list-header>
                <text:p text:style-name="P47"><text:span text:style-name="T53">#include &lt;stdio.h&gt;</text:span></text:p>
                <text:p text:style-name="P47"><text:span text:style-name="T53">#include &lt;ctype.h&gt;</text:span></text:p>
                <text:p text:style-name="P47"><text:span text:style-name="T53"/></text:p>
                <text:p text:style-name="P48"><text:span text:style-name="T53">int main(void) {</text:span></text:p>
                <text:p text:style-name="P47"><text:span text:style-name="T53"><text:s text:c="2"/></text:span><text:span text:style-name="T53">int c; int state=1;</text:span></text:p>
                <text:p text:style-name="P47"><text:span text:style-name="T53"><text:s text:c="2"/></text:span><text:span text:style-name="T53">for ( ; ; ) {</text:span></text:p>
                <text:p text:style-name="P47"><text:span text:style-name="T53"><text:s text:c="4"/></text:span><text:span text:style-name="T53">c = getchar();</text:span></text:p>
                <text:p text:style-name="P49"><text:span text:style-name="T53"><text:tab/></text:span><text:span text:style-name="T53"> <text:s/></text:span><text:span text:style-name="T53">if (c == EOF) break;</text:span></text:p>
                <text:p text:style-name="P49"><text:span text:style-name="T53"><text:tab/></text:span><text:span text:style-name="T53"> <text:s/></text:span><text:span text:style-name="T53">switch (state) {</text:span></text:p>
                <text:p text:style-name="P47"><text:span text:style-name="T53"><text:s text:c="4"/></text:span><text:span text:style-name="T53">case 1: </text:span></text:p>
              </text:list-header>
            </text:list>
            <text:list text:style-name="L21">
              <text:list-header>
                <text:p text:style-name="P50"><text:span text:style-name="T59"><text:s text:c="13"/></text:span><text:span text:style-name="T53">if (isalpha(c)) {</text:span></text:p>
              </text:list-header>
            </text:list>
            <text:list text:style-name="L7">
              <text:list-header>
                <text:p text:style-name="P51"><text:span text:style-name="T53"><text:s text:c="9"/></text:span><text:span text:style-name="T53">putchar(toupper(c));</text:span></text:p>
                <text:p text:style-name="P52"><text:span text:style-name="T53"><text:s text:c="2"/></text:span><text:span text:style-name="T53"><text:tab/></text:span><text:span text:style-name="T53"> <text:s/></text:span><text:span text:style-name="T53">state = 2;</text:span></text:p>
                <text:p text:style-name="P52"><text:span text:style-name="T53"><text:tab/></text:span><text:span text:style-name="T53"> <text:s text:c="3"/></text:span><text:span text:style-name="T53">} else putchar(c);</text:span></text:p>
                <text:p text:style-name="P52"><text:span text:style-name="T53"><text:tab/></text:span><text:span text:style-name="T53"> <text:s text:c="3"/></text:span><text:span text:style-name="T53">break;</text:span></text:p>
                <text:p text:style-name="P47"><text:span text:style-name="T53"><text:s text:c="4"/></text:span><text:span text:style-name="T53">case 2:</text:span></text:p>
                <text:p text:style-name="P53"><text:span text:style-name="T53"><text:s text:c="6"/></text:span><text:span text:style-name="T53">if (!isalpha(c))</text:span><text:span text:style-name="T53"><text:tab/></text:span><text:span text:style-name="T53"> state = 1;</text:span></text:p>
                <text:p text:style-name="P52"><text:span text:style-name="T53"><text:tab/></text:span><text:span text:style-name="T53"> <text:s text:c="3"/></text:span><text:span text:style-name="T53">putchar(c);</text:span></text:p>
                <text:p text:style-name="P47"><text:span text:style-name="T53"><text:s text:c="6"/></text:span><text:span text:style-name="T53">break;</text:span></text:p>
                <text:p text:style-name="P47"><text:span text:style-name="T53"><text:s text:c="4"/></text:span><text:span text:style-name="T53">}</text:span></text:p>
                <text:p text:style-name="P54"><text:span text:style-name="T53"><text:s text:c="2"/></text:span><text:span text:style-name="T53">}</text:span></text:p>
                <text:p text:style-name="P54"><text:span text:style-name="T53"><text:s text:c="2"/></text:span><text:span text:style-name="T53">return 0;</text:span></text:p>
                <text:p text:style-name="P54"><text:span text:style-name="T53">}</text:span></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Complete Implementation</text:p>
              </text:list-header>
            </text:list>
          </draw:text-box>
        </draw:frame>
        <presentation:notes draw:style-name="dp2">
          <draw:page-thumbnail draw:layer="layout" svg:width="13.428cm" svg:height="10.072cm" svg:x="3.545cm" svg:y="1.967cm" draw:page-number="31" presentation:class="page"/>
          <draw:frame presentation:style-name="pr3" draw:layer="layout" svg:width="14.75cm" svg:height="11.798cm" svg:x="2.752cm" svg:y="12.775cm" presentation:class="notes" presentation:placeholder="true">
            <draw:text-box/>
          </draw:frame>
        </presentation:notes>
      </draw:page>
      <draw:page draw:name="page32" draw:style-name="dp1" draw:master-page-name="Varsayılan" presentation:presentation-page-layout-name="AL2T1">
        <draw:frame presentation:style-name="pr5" draw:text-style-name="P2" draw:layer="layout" svg:width="23.495cm" svg:height="15.24cm" svg:x="1.269cm" svg:y="3.598cm" presentation:class="outline" presentation:user-transformed="true">
          <draw:text-box>
            <text:list text:style-name="L7">
              <text:list-header>
                <text:p text:style-name="P47"><text:span text:style-name="T53">#include &lt;stdio.h&gt;</text:span></text:p>
                <text:p text:style-name="P47"><text:span text:style-name="T53">#include &lt;ctype.h&gt;</text:span></text:p>
              </text:list-header>
            </text:list>
            <text:list text:style-name="L22">
              <text:list-header>
                <text:p text:style-name="P48"><text:span text:style-name="T55">enum Statetype {NORMAL,INWORD};</text:span><text:span text:style-name="T53"> </text:span></text:p>
              </text:list-header>
            </text:list>
            <text:list text:style-name="L7">
              <text:list-header>
                <text:p text:style-name="P48"><text:span text:style-name="T53">int main(void) {</text:span></text:p>
                <text:p text:style-name="P47"><text:span text:style-name="T53"><text:s text:c="2"/></text:span><text:span text:style-name="T53">int c; </text:span><text:span text:style-name="T55">enum Statetype</text:span><text:span text:style-name="T53"> state = </text:span><text:span text:style-name="T55">NORMAL</text:span><text:span text:style-name="T53">;</text:span></text:p>
                <text:p text:style-name="P47"><text:span text:style-name="T53"><text:s text:c="2"/></text:span><text:span text:style-name="T53">for ( ; ; ) {</text:span></text:p>
                <text:p text:style-name="P47"><text:span text:style-name="T53"><text:s text:c="4"/></text:span><text:span text:style-name="T53">c = getchar();</text:span></text:p>
                <text:p text:style-name="P49"><text:span text:style-name="T53"><text:tab/></text:span><text:span text:style-name="T53"> <text:s/></text:span><text:span text:style-name="T53">if (c == EOF) break;</text:span></text:p>
                <text:p text:style-name="P49"><text:span text:style-name="T53"><text:tab/></text:span><text:span text:style-name="T53"> <text:s/></text:span><text:span text:style-name="T53">switch (state) {</text:span></text:p>
                <text:p text:style-name="P47"><text:span text:style-name="T53"><text:s text:c="4"/></text:span><text:span text:style-name="T53">case </text:span><text:span text:style-name="T55">NORMAL</text:span><text:span text:style-name="T53">: </text:span></text:p>
              </text:list-header>
            </text:list>
            <text:list text:style-name="L21">
              <text:list-header>
                <text:p text:style-name="P50"><text:span text:style-name="T59"><text:s text:c="13"/></text:span><text:span text:style-name="T53">if (isalpha(c)) {</text:span></text:p>
              </text:list-header>
            </text:list>
            <text:list text:style-name="L7">
              <text:list-header>
                <text:p text:style-name="P51"><text:span text:style-name="T53"><text:s text:c="9"/></text:span><text:span text:style-name="T53">putchar(toupper(c));</text:span></text:p>
                <text:p text:style-name="P51"><text:span text:style-name="T53"><text:s text:c="9"/></text:span><text:span text:style-name="T53">state = </text:span><text:span text:style-name="T55">INWORD</text:span><text:span text:style-name="T53">;</text:span></text:p>
                <text:p text:style-name="P52"><text:span text:style-name="T53"><text:tab/></text:span><text:span text:style-name="T53"> <text:s text:c="3"/></text:span><text:span text:style-name="T53">} else putchar(c);</text:span></text:p>
                <text:p text:style-name="P52"><text:span text:style-name="T53"><text:tab/></text:span><text:span text:style-name="T53"> <text:s text:c="3"/></text:span><text:span text:style-name="T53">break;</text:span></text:p>
                <text:p text:style-name="P47"><text:span text:style-name="T53"><text:s text:c="4"/></text:span><text:span text:style-name="T53">case </text:span><text:span text:style-name="T55">INWORD</text:span><text:span text:style-name="T53">:</text:span></text:p>
                <text:p text:style-name="P47"><text:span text:style-name="T53"><text:s text:c="6"/></text:span><text:span text:style-name="T53">if (!isalpha(c)) state = </text:span><text:span text:style-name="T55">NORMAL</text:span><text:span text:style-name="T53">;</text:span></text:p>
                <text:p text:style-name="P52"><text:span text:style-name="T53"><text:tab/></text:span><text:span text:style-name="T53"> <text:s text:c="3"/></text:span><text:span text:style-name="T53">putchar(c);</text:span></text:p>
                <text:p text:style-name="P47"><text:span text:style-name="T53"><text:s text:c="6"/></text:span><text:span text:style-name="T53">break;</text:span></text:p>
                <text:p text:style-name="P47"><text:span text:style-name="T53"><text:s text:c="4"/></text:span><text:span text:style-name="T53">}</text:span></text:p>
                <text:p text:style-name="P54"><text:span text:style-name="T53"><text:s text:c="2"/></text:span><text:span text:style-name="T53">}</text:span></text:p>
                <text:p text:style-name="P54"><text:span text:style-name="T53"><text:s text:c="2"/></text:span><text:span text:style-name="T53">return 0;</text:span></text:p>
                <text:p text:style-name="P54"><text:span text:style-name="T53">}</text:span></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Improvement: Names for States</text:p>
              </text:list-header>
            </text:list>
          </draw:text-box>
        </draw:frame>
        <presentation:notes draw:style-name="dp2">
          <draw:page-thumbnail draw:layer="layout" svg:width="13.428cm" svg:height="10.072cm" svg:x="3.545cm" svg:y="1.967cm" draw:page-number="32" presentation:class="page"/>
          <draw:frame presentation:style-name="pr3" draw:layer="layout" svg:width="14.75cm" svg:height="11.798cm" svg:x="2.752cm" svg:y="12.775cm" presentation:class="notes" presentation:placeholder="true">
            <draw:text-box/>
          </draw:frame>
        </presentation:notes>
      </draw:page>
      <draw:page draw:name="page33" draw:style-name="dp1" draw:master-page-name="Varsayılan" presentation:presentation-page-layout-name="AL3T19">
        <draw:frame presentation:style-name="pr4" draw:text-style-name="P2" draw:layer="layout" svg:width="23.706cm" svg:height="1.906cm" svg:x="0.847cm" svg:y="1.057cm" presentation:class="title" presentation:user-transformed="true">
          <draw:text-box>
            <text:list text:style-name="L1">
              <text:list-header>
                <text:p text:style-name="P4">Improvement: Modularity</text:p>
              </text:list-header>
            </text:list>
          </draw:text-box>
        </draw:frame>
        <draw:custom-shape draw:style-name="gr27" draw:text-style-name="P2" draw:layer="layout" svg:width="23.706cm" svg:height="13.97cm" svg:x="1.482cm" svg:y="3.598cm">
          <text:list text:style-name="L8">
            <text:list-header>
              <text:p text:style-name="P57"><text:span text:style-name="T54">#include &lt;stdio.h&gt;</text:span></text:p>
              <text:p text:style-name="P57"><text:span text:style-name="T54">#include &lt;ctype.h&gt;</text:span></text:p>
              <text:p text:style-name="P57"><text:span text:style-name="T54">enum Statetype {NORMAL,INWORD};</text:span></text:p>
            </text:list-header>
          </text:list>
          <text:list text:style-name="L10">
            <text:list-header>
              <text:p text:style-name="P57"><text:span text:style-name="T55">enum Statetype handleNormalState(int c) {...}</text:span></text:p>
              <text:p text:style-name="P57"><text:span text:style-name="T55">enum Statetype handleInwordState(int c) {...}</text:span></text:p>
            </text:list-header>
          </text:list>
          <text:list text:style-name="L8">
            <text:list-header>
              <text:p text:style-name="P58"><text:span text:style-name="T54">int main(void) {</text:span></text:p>
              <text:p text:style-name="P57"><text:span text:style-name="T54"><text:s text:c="2"/></text:span><text:span text:style-name="T54">int c;</text:span></text:p>
              <text:p text:style-name="P57"><text:span text:style-name="T54"><text:s text:c="2"/></text:span><text:span text:style-name="T54">enum Statetype state = NORMAL; <text:s/></text:span></text:p>
              <text:p text:style-name="P57"><text:span text:style-name="T54"><text:s text:c="2"/></text:span><text:span text:style-name="T54">for ( ; ; ) { <text:s text:c="3"/></text:span></text:p>
              <text:p text:style-name="P57"><text:span text:style-name="T54"><text:s text:c="4"/></text:span><text:span text:style-name="T54">c = getchar();</text:span></text:p>
              <text:p text:style-name="P57"><text:span text:style-name="T54"><text:s text:c="4"/></text:span><text:span text:style-name="T54">if (c == EOF) break;</text:span></text:p>
              <text:p text:style-name="P57"><text:span text:style-name="T54"><text:s text:c="4"/></text:span><text:span text:style-name="T54">switch (state) {</text:span></text:p>
              <text:p text:style-name="P57"><text:span text:style-name="T54"><text:s text:c="4"/></text:span><text:span text:style-name="T54">case NORMAL: </text:span></text:p>
              <text:p text:style-name="P57"><text:span text:style-name="T54"><text:s text:c="6"/></text:span><text:span text:style-name="T55">state = handleNormalState(c);</text:span></text:p>
              <text:p text:style-name="P57"><text:span text:style-name="T54"><text:s text:c="6"/></text:span><text:span text:style-name="T54">break;</text:span></text:p>
              <text:p text:style-name="P57"><text:span text:style-name="T54"><text:s text:c="4"/></text:span><text:span text:style-name="T54">case INWORD:</text:span></text:p>
              <text:p text:style-name="P57"><text:span text:style-name="T54"><text:s text:c="6"/></text:span><text:span text:style-name="T55">state = handleInwordState(c);</text:span></text:p>
              <text:p text:style-name="P57"><text:span text:style-name="T54"><text:s text:c="6"/></text:span><text:span text:style-name="T54">break;</text:span></text:p>
              <text:p text:style-name="P57"><text:span text:style-name="T54"><text:s text:c="4"/></text:span><text:span text:style-name="T54">}</text:span></text:p>
              <text:p text:style-name="P59"><text:span text:style-name="T54"><text:s text:c="2"/></text:span><text:span text:style-name="T54">}</text:span></text:p>
              <text:p text:style-name="P59"><text:span text:style-name="T54"><text:s text:c="2"/></text:span><text:span text:style-name="T54">return 0;</text:span></text:p>
              <text:p text:style-name="P59"><text:span text:style-name="T54">}</text:span></text:p>
            </text:list-header>
          </text:list>
          <draw:enhanced-geometry svg:viewBox="0 0 21600 21600" draw:type="rectangle" draw:enhanced-path="M 0 0 L 21600 0 21600 21600 0 21600 0 0 Z N"/>
        </draw:custom-shape>
        <presentation:notes draw:style-name="dp2">
          <draw:page-thumbnail draw:layer="layout" svg:width="13.428cm" svg:height="10.072cm" svg:x="3.545cm" svg:y="1.967cm" draw:page-number="33" presentation:class="page"/>
          <draw:frame presentation:style-name="pr3" draw:layer="layout" svg:width="14.75cm" svg:height="11.798cm" svg:x="2.752cm" svg:y="12.775cm" presentation:class="notes" presentation:placeholder="true">
            <draw:text-box/>
          </draw:frame>
        </presentation:notes>
      </draw:page>
      <draw:page draw:name="page34"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Improvement: Modularity</text:p>
              </text:list-header>
            </text:list>
          </draw:text-box>
        </draw:frame>
        <draw:frame presentation:style-name="pr8" draw:text-style-name="P2" draw:layer="layout" svg:width="23.495cm" svg:height="15.24cm" svg:x="1.269cm" svg:y="3.387cm" presentation:class="outline" presentation:user-transformed="true">
          <draw:text-box>
            <text:list text:style-name="L14">
              <text:list-header>
                <text:p text:style-name="P48"><text:span text:style-name="T54"><text:s/></text:span></text:p>
              </text:list-header>
            </text:list>
            <text:list text:style-name="L22">
              <text:list-header>
                <text:p text:style-name="P48"><text:span text:style-name="T55">enum Statetype handleNormalState(int c) {</text:span></text:p>
                <text:p text:style-name="P48"><text:span text:style-name="T55"><text:s text:c="2"/></text:span><text:span text:style-name="T55">enum Statetype state;</text:span></text:p>
                <text:p text:style-name="P48"><text:span text:style-name="T55"><text:s text:c="2"/></text:span><text:span text:style-name="T55">if (isalpha(c)) {</text:span></text:p>
                <text:p text:style-name="P48"><text:span text:style-name="T55"><text:s text:c="4"/></text:span><text:span text:style-name="T55">putchar(toupper(c));</text:span></text:p>
                <text:p text:style-name="P48"><text:span text:style-name="T55"><text:s text:c="4"/></text:span><text:span text:style-name="T55">state = INWORD;</text:span></text:p>
                <text:p text:style-name="P48"><text:span text:style-name="T55"><text:s text:c="2"/></text:span><text:span text:style-name="T55">} </text:span></text:p>
                <text:p text:style-name="P48"><text:span text:style-name="T55"><text:s text:c="2"/></text:span><text:span text:style-name="T55">else { </text:span></text:p>
                <text:p text:style-name="P48"><text:span text:style-name="T55"><text:s text:c="4"/></text:span><text:span text:style-name="T55">putchar(c);</text:span></text:p>
                <text:p text:style-name="P48"><text:span text:style-name="T55"><text:s text:c="4"/></text:span><text:span text:style-name="T55">state = NORMAL;</text:span></text:p>
                <text:p text:style-name="P48"><text:span text:style-name="T55"><text:s text:c="2"/></text:span><text:span text:style-name="T55">}</text:span></text:p>
                <text:p text:style-name="P48"><text:span text:style-name="T55"><text:s text:c="2"/></text:span><text:span text:style-name="T55">return state;</text:span></text:p>
                <text:p text:style-name="P48"><text:span text:style-name="T55">}</text:span></text:p>
                <text:p text:style-name="P48"><text:span text:style-name="T55"/></text:p>
              </text:list-header>
            </text:list>
          </draw:text-box>
        </draw:frame>
        <presentation:notes draw:style-name="dp2">
          <draw:page-thumbnail draw:layer="layout" svg:width="13.428cm" svg:height="10.072cm" svg:x="3.545cm" svg:y="1.967cm" draw:page-number="34" presentation:class="page"/>
          <draw:frame presentation:style-name="pr3" draw:layer="layout" svg:width="14.75cm" svg:height="11.798cm" svg:x="2.752cm" svg:y="12.775cm" presentation:class="notes" presentation:placeholder="true">
            <draw:text-box/>
          </draw:frame>
        </presentation:notes>
      </draw:page>
      <draw:page draw:name="page35"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Improvement: Modularity</text:p>
              </text:list-header>
            </text:list>
          </draw:text-box>
        </draw:frame>
        <draw:frame presentation:style-name="pr8" draw:text-style-name="P2" draw:layer="layout" svg:width="23.495cm" svg:height="15.24cm" svg:x="1.269cm" svg:y="3.387cm" presentation:class="outline" presentation:user-transformed="true">
          <draw:text-box>
            <text:list text:style-name="L14">
              <text:list-header>
                <text:p text:style-name="P48"><text:span text:style-name="T54"><text:s/></text:span></text:p>
              </text:list-header>
            </text:list>
            <text:list text:style-name="L22">
              <text:list-header>
                <text:p text:style-name="P48"><text:span text:style-name="T55">enum Statetype handleInwordState(int c) {</text:span></text:p>
                <text:p text:style-name="P48"><text:span text:style-name="T55"><text:s text:c="2"/></text:span><text:span text:style-name="T55">enum Statetype state;</text:span></text:p>
                <text:p text:style-name="P48"><text:span text:style-name="T55"><text:s text:c="2"/></text:span><text:span text:style-name="T55">putchar(c);</text:span></text:p>
                <text:p text:style-name="P48"><text:span text:style-name="T55"><text:s text:c="2"/></text:span><text:span text:style-name="T55">if (!isalpha(c))</text:span></text:p>
                <text:p text:style-name="P48"><text:span text:style-name="T55"><text:s text:c="4"/></text:span><text:span text:style-name="T55">state = NORMAL;</text:span></text:p>
                <text:p text:style-name="P60"><text:span text:style-name="T55"><text:tab/></text:span><text:span text:style-name="T55">else</text:span></text:p>
                <text:p text:style-name="P48"><text:span text:style-name="T55"><text:s text:c="4"/></text:span><text:span text:style-name="T55">state = INWORD;</text:span></text:p>
                <text:p text:style-name="P48"><text:span text:style-name="T55"><text:s text:c="2"/></text:span><text:span text:style-name="T55">return state;</text:span></text:p>
                <text:p text:style-name="P48"><text:span text:style-name="T55">}</text:span></text:p>
                <text:p text:style-name="P48"><text:span text:style-name="T55"/></text:p>
              </text:list-header>
            </text:list>
          </draw:text-box>
        </draw:frame>
        <presentation:notes draw:style-name="dp2">
          <draw:page-thumbnail draw:layer="layout" svg:width="13.428cm" svg:height="10.072cm" svg:x="3.545cm" svg:y="1.967cm" draw:page-number="35" presentation:class="page"/>
          <draw:frame presentation:style-name="pr3" draw:layer="layout" svg:width="14.75cm" svg:height="11.798cm" svg:x="2.752cm" svg:y="12.775cm" presentation:class="notes" presentation:placeholder="true">
            <draw:text-box/>
          </draw:frame>
        </presentation:notes>
      </draw:page>
      <draw:page draw:name="page36"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text:span text:style-name="T60">Improvement: Defensive Programming</text:span></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3"><text:span text:style-name="T5">Assertion checks for diagnostics</text:span></text:p>
              </text:list-item>
            </text:list>
            <text:list text:style-name="L5">
              <text:list-item>
                <text:list>
                  <text:list-item>
                    <text:p text:style-name="P7"><text:span text:style-name="T5">Check that that an expected assumption holds</text:span></text:p>
                  </text:list-item>
                  <text:list-item>
                    <text:p text:style-name="P7"><text:span text:style-name="T5">Print message to standard error (stderr) when expression is false</text:span></text:p>
                  </text:list-item>
                  <text:list-item>
                    <text:p text:style-name="P7"><text:span text:style-name="T5">E.g., </text:span><text:span text:style-name="T7">assert(</text:span><text:span text:style-name="T61">expression</text:span><text:span text:style-name="T7">);</text:span></text:p>
                  </text:list-item>
                  <text:list-item>
                    <text:p text:style-name="P7"><text:span text:style-name="T5">Makes program easier to read, and to debug</text:span></text:p>
                    <text:p text:style-name="P7"><text:span text:style-name="T5"/></text:p>
                  </text:list-item>
                </text:list>
              </text:list-item>
            </text:list>
          </draw:text-box>
        </draw:frame>
        <draw:custom-shape draw:style-name="gr4" draw:text-style-name="P2" draw:layer="layout" svg:width="15.24cm" svg:height="9.948cm" svg:x="1.482cm" svg:y="9.102cm">
          <text:list text:style-name="L8">
            <text:list-header>
              <text:p text:style-name="P61"><text:span text:style-name="T62"><text:s text:c="2"/></text:span><text:span text:style-name="T62">switch (state) {</text:span></text:p>
              <text:p text:style-name="P62"><text:span text:style-name="T62"><text:s text:c="4"/></text:span><text:span text:style-name="T62">case NORMAL: </text:span></text:p>
              <text:p text:style-name="P63"><text:span text:style-name="T62"><text:s text:c="6"/>…</text:span></text:p>
              <text:p text:style-name="P51"><text:span text:style-name="T62"><text:s text:c="6"/></text:span><text:span text:style-name="T62">break;</text:span></text:p>
              <text:p text:style-name="P62"><text:span text:style-name="T62"><text:s text:c="4"/></text:span><text:span text:style-name="T62">case INWORD:</text:span></text:p>
              <text:p text:style-name="P62"><text:span text:style-name="T62"><text:s text:c="6"/>…</text:span></text:p>
              <text:p text:style-name="P64"><text:span text:style-name="T62"><text:tab/></text:span><text:span text:style-name="T62"> <text:s text:c="3"/></text:span><text:span text:style-name="T62">break;</text:span></text:p>
              <text:p text:style-name="P62"><text:span text:style-name="T62"><text:s text:c="4"/></text:span><text:span text:style-name="T63">default:</text:span><text:span text:style-name="T62"> </text:span></text:p>
              <text:p text:style-name="P62"><text:span text:style-name="T62"><text:s text:c="5"/></text:span><text:span text:style-name="T63">assert(0);</text:span></text:p>
              <text:p text:style-name="P65"><text:span text:style-name="T64"><text:s text:c="2"/></text:span><text:span text:style-name="T62">}</text:span></text:p>
            </text:list-header>
          </text:list>
          <draw:enhanced-geometry svg:viewBox="0 0 21600 21600" draw:type="rectangle" draw:enhanced-path="M 0 0 L 21600 0 21600 21600 0 21600 0 0 Z N"/>
        </draw:custom-shape>
        <draw:g>
          <draw:line draw:style-name="gr28" draw:text-style-name="P9" draw:layer="layout" svg:x1="17.144cm" svg:y1="14.913cm" svg:x2="7.831cm" svg:y2="15.971cm">
            <text:p/>
          </draw:line>
          <draw:custom-shape draw:style-name="gr1" draw:text-style-name="P2" draw:layer="layout" svg:width="5.421cm" svg:height="2.293cm" svg:x="17.528cm" svg:y="13.758cm">
            <text:list text:style-name="L11">
              <text:list-header>
                <text:p text:style-name="P1"><text:span text:style-name="T21">Should never, </text:span></text:p>
                <text:p text:style-name="P1"><text:span text:style-name="T21">ever get here.</text:span></text:p>
              </text:list-header>
            </text:list>
            <draw:enhanced-geometry svg:viewBox="0 0 21600 21600" draw:type="mso-spt202" draw:enhanced-path="M 0 0 L 21600 0 21600 21600 0 21600 0 0 Z N"/>
          </draw:custom-shape>
        </draw:g>
        <presentation:notes draw:style-name="dp2">
          <draw:page-thumbnail draw:layer="layout" svg:width="13.428cm" svg:height="10.072cm" svg:x="3.545cm" svg:y="1.967cm" draw:page-number="36" presentation:class="page"/>
          <draw:frame presentation:style-name="pr3" draw:layer="layout" svg:width="14.75cm" svg:height="11.798cm" svg:x="2.752cm" svg:y="12.775cm" presentation:class="notes" presentation:placeholder="true">
            <draw:text-box/>
          </draw:frame>
        </presentation:notes>
      </draw:page>
      <draw:page draw:name="page37" draw:style-name="dp1" draw:master-page-name="Varsayılan" presentation:presentation-page-layout-name="AL2T1">
        <draw:frame presentation:style-name="pr5" draw:text-style-name="P2" draw:layer="layout" svg:width="23.495cm" svg:height="15.24cm" svg:x="1.481cm" svg:y="3.387cm" presentation:class="outline" presentation:user-transformed="true">
          <draw:text-box>
            <text:list text:style-name="L7">
              <text:list-header>
                <text:p text:style-name="P48"><text:span text:style-name="T53">#include &lt;stdio.h&gt;</text:span></text:p>
                <text:p text:style-name="P48"><text:span text:style-name="T53">#include &lt;ctype.h&gt;</text:span></text:p>
                <text:p text:style-name="P48"><text:span text:style-name="T53"/></text:p>
                <text:p text:style-name="P48"><text:span text:style-name="T53">enum Statetype {NORMAL,INWORD};</text:span></text:p>
                <text:p text:style-name="P48"><text:span text:style-name="T53"/></text:p>
                <text:p text:style-name="P48"><text:span text:style-name="T53">enum Statetype handleNormalState(int c) {</text:span></text:p>
                <text:p text:style-name="P48"><text:span text:style-name="T53"><text:s text:c="2"/></text:span><text:span text:style-name="T53">enum Statetype state;</text:span></text:p>
                <text:p text:style-name="P48"><text:span text:style-name="T53"><text:s text:c="2"/></text:span><text:span text:style-name="T53">if (isalpha(c)) {</text:span></text:p>
                <text:p text:style-name="P48"><text:span text:style-name="T53"><text:s text:c="4"/></text:span><text:span text:style-name="T53">putchar(toupper(c));</text:span></text:p>
                <text:p text:style-name="P48"><text:span text:style-name="T53"><text:s text:c="4"/></text:span><text:span text:style-name="T53">state = INWORD;</text:span></text:p>
                <text:p text:style-name="P48"><text:span text:style-name="T53"><text:s text:c="2"/></text:span><text:span text:style-name="T53">} </text:span></text:p>
                <text:p text:style-name="P48"><text:span text:style-name="T53"><text:s text:c="2"/></text:span><text:span text:style-name="T53">else { </text:span></text:p>
                <text:p text:style-name="P48"><text:span text:style-name="T53"><text:s text:c="4"/></text:span><text:span text:style-name="T53">putchar(c);</text:span></text:p>
                <text:p text:style-name="P48"><text:span text:style-name="T53"><text:s text:c="4"/></text:span><text:span text:style-name="T53">state = NORMAL;</text:span></text:p>
                <text:p text:style-name="P48"><text:span text:style-name="T53"><text:s text:c="2"/></text:span><text:span text:style-name="T53">}</text:span></text:p>
                <text:p text:style-name="P48"><text:span text:style-name="T53"><text:s text:c="2"/></text:span><text:span text:style-name="T53">return state;</text:span></text:p>
                <text:p text:style-name="P48"><text:span text:style-name="T53">}</text:span></text:p>
                <text:p text:style-name="P48"><text:span text:style-name="T53"/></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Putting it Together: An “A” Effort</text:p>
              </text:list-header>
            </text:list>
          </draw:text-box>
        </draw:frame>
        <presentation:notes draw:style-name="dp2">
          <draw:page-thumbnail draw:layer="layout" svg:width="13.428cm" svg:height="10.072cm" svg:x="3.545cm" svg:y="1.967cm" draw:page-number="37" presentation:class="page"/>
          <draw:frame presentation:style-name="pr3" draw:layer="layout" svg:width="14.75cm" svg:height="11.798cm" svg:x="2.752cm" svg:y="12.775cm" presentation:class="notes" presentation:placeholder="true">
            <draw:text-box/>
          </draw:frame>
        </presentation:notes>
      </draw:page>
      <draw:page draw:name="page38" draw:style-name="dp1" draw:master-page-name="Varsayılan" presentation:presentation-page-layout-name="AL2T1">
        <draw:frame presentation:style-name="pr5" draw:text-style-name="P2" draw:layer="layout" svg:width="23.495cm" svg:height="15.24cm" svg:x="1.481cm" svg:y="3.387cm" presentation:class="outline" presentation:user-transformed="true">
          <draw:text-box>
            <text:list text:style-name="L7">
              <text:list-header>
                <text:p text:style-name="P29"><text:span text:style-name="T53"/></text:p>
                <text:p text:style-name="P29"><text:span text:style-name="T53">enum Statetype handleInwordState(int c) {</text:span></text:p>
                <text:p text:style-name="P29"><text:span text:style-name="T53"><text:s text:c="2"/></text:span><text:span text:style-name="T53">enum Statetype state;</text:span></text:p>
                <text:p text:style-name="P29"><text:span text:style-name="T53"><text:s text:c="2"/></text:span><text:span text:style-name="T53">putchar(c);</text:span></text:p>
                <text:p text:style-name="P29"><text:span text:style-name="T53"><text:s text:c="2"/></text:span><text:span text:style-name="T53">if (!isalpha(c))</text:span></text:p>
                <text:p text:style-name="P29"><text:span text:style-name="T53"><text:s text:c="4"/></text:span><text:span text:style-name="T53">state = NORMAL;</text:span></text:p>
                <text:p text:style-name="P66"><text:span text:style-name="T53"><text:tab/></text:span><text:span text:style-name="T53">else</text:span></text:p>
                <text:p text:style-name="P29"><text:span text:style-name="T53"><text:s text:c="4"/></text:span><text:span text:style-name="T53">state = INWORD;</text:span></text:p>
                <text:p text:style-name="P29"><text:span text:style-name="T53"><text:s text:c="2"/></text:span><text:span text:style-name="T53">return state;</text:span></text:p>
                <text:p text:style-name="P29"><text:span text:style-name="T53">}</text:span></text:p>
                <text:p text:style-name="P29"><text:span text:style-name="T53"/></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Putting it Together: An “A” Effort</text:p>
              </text:list-header>
            </text:list>
          </draw:text-box>
        </draw:frame>
        <presentation:notes draw:style-name="dp2">
          <draw:page-thumbnail draw:layer="layout" svg:width="13.428cm" svg:height="10.072cm" svg:x="3.545cm" svg:y="1.967cm" draw:page-number="38" presentation:class="page"/>
          <draw:frame presentation:style-name="pr3" draw:layer="layout" svg:width="14.75cm" svg:height="11.798cm" svg:x="2.752cm" svg:y="12.775cm" presentation:class="notes" presentation:placeholder="true">
            <draw:text-box/>
          </draw:frame>
        </presentation:notes>
      </draw:page>
      <draw:page draw:name="page39" draw:style-name="dp1" draw:master-page-name="Varsayılan" presentation:presentation-page-layout-name="AL2T1">
        <draw:frame presentation:style-name="pr5" draw:text-style-name="P2" draw:layer="layout" svg:width="23.495cm" svg:height="15.24cm" svg:x="1.481cm" svg:y="3.387cm" presentation:class="outline" presentation:user-transformed="true">
          <draw:text-box>
            <text:list text:style-name="L7">
              <text:list-header>
                <text:p text:style-name="P48"><text:span text:style-name="T53">int main(void) {</text:span></text:p>
                <text:p text:style-name="P48"><text:span text:style-name="T53"><text:s text:c="2"/></text:span><text:span text:style-name="T53">int c;</text:span></text:p>
                <text:p text:style-name="P48"><text:span text:style-name="T53"><text:s text:c="2"/></text:span><text:span text:style-name="T53">enum Statetype state = NORMAL; <text:s/></text:span></text:p>
                <text:p text:style-name="P48"><text:span text:style-name="T53"><text:s text:c="2"/></text:span><text:span text:style-name="T53">for ( ; ; ) { <text:s text:c="3"/></text:span></text:p>
                <text:p text:style-name="P48"><text:span text:style-name="T53"><text:s text:c="4"/></text:span><text:span text:style-name="T53">c = getchar();</text:span></text:p>
                <text:p text:style-name="P48"><text:span text:style-name="T53"><text:s text:c="4"/></text:span><text:span text:style-name="T53">if (c == EOF) break;</text:span></text:p>
                <text:p text:style-name="P48"><text:span text:style-name="T53"><text:s text:c="4"/></text:span><text:span text:style-name="T53">switch (state) {</text:span></text:p>
                <text:p text:style-name="P48"><text:span text:style-name="T53"><text:s text:c="4"/></text:span><text:span text:style-name="T53">case NORMAL: </text:span></text:p>
                <text:p text:style-name="P48"><text:span text:style-name="T53"><text:s text:c="6"/></text:span><text:span text:style-name="T53">state = handleNormalState(c);</text:span></text:p>
                <text:p text:style-name="P48"><text:span text:style-name="T53"><text:s text:c="6"/></text:span><text:span text:style-name="T53">break;</text:span></text:p>
                <text:p text:style-name="P48"><text:span text:style-name="T53"><text:s text:c="4"/></text:span><text:span text:style-name="T53">case INWORD:</text:span></text:p>
                <text:p text:style-name="P48"><text:span text:style-name="T53"><text:s text:c="6"/></text:span><text:span text:style-name="T53">state = handleInwordState(c);</text:span></text:p>
                <text:p text:style-name="P48"><text:span text:style-name="T53"><text:s text:c="6"/></text:span><text:span text:style-name="T53">break;</text:span></text:p>
                <text:p text:style-name="P48"><text:span text:style-name="T53"><text:s text:c="4"/></text:span><text:span text:style-name="T53">}</text:span></text:p>
                <text:p text:style-name="P48"><text:span text:style-name="T53"><text:s text:c="2"/></text:span><text:span text:style-name="T53">}</text:span></text:p>
                <text:p text:style-name="P48"><text:span text:style-name="T53"><text:s text:c="2"/></text:span><text:span text:style-name="T53">return 0;</text:span></text:p>
                <text:p text:style-name="P48"><text:span text:style-name="T53">}</text:span></text:p>
              </text:list-header>
            </text:list>
          </draw:text-box>
        </draw:frame>
        <draw:frame presentation:style-name="pr4" draw:text-style-name="P2" draw:layer="layout" svg:width="23.706cm" svg:height="1.906cm" svg:x="0.847cm" svg:y="1.057cm" presentation:class="title" presentation:user-transformed="true">
          <draw:text-box>
            <text:list text:style-name="L1">
              <text:list-header>
                <text:p text:style-name="P4">Putting it Together: An “A” Effort</text:p>
              </text:list-header>
            </text:list>
          </draw:text-box>
        </draw:frame>
        <presentation:notes draw:style-name="dp2">
          <draw:page-thumbnail draw:layer="layout" svg:width="13.428cm" svg:height="10.072cm" svg:x="3.545cm" svg:y="1.967cm" draw:page-number="39" presentation:class="page"/>
          <draw:frame presentation:style-name="pr3" draw:layer="layout" svg:width="14.75cm" svg:height="11.798cm" svg:x="2.752cm" svg:y="12.775cm" presentation:class="notes" presentation:placeholder="true">
            <draw:text-box/>
          </draw:frame>
        </presentation:notes>
      </draw:page>
      <draw:page draw:name="page40"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Review of Example #3</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5"><text:span text:style-name="T36">Deterministic Finite Automaton</text:span></text:p>
              </text:list-item>
            </text:list>
            <text:list text:style-name="L5">
              <text:list-item>
                <text:list>
                  <text:list-item>
                    <text:p text:style-name="P6"><text:span text:style-name="T37">Two or more states</text:span></text:p>
                  </text:list-item>
                  <text:list-item>
                    <text:p text:style-name="P6"><text:span text:style-name="T37">Actions in each state, or during transition</text:span></text:p>
                  </text:list-item>
                  <text:list-item>
                    <text:p text:style-name="P6"><text:span text:style-name="T37">Conditions for transitioning between states</text:span></text:p>
                  </text:list-item>
                </text:list>
              </text:list-item>
            </text:list>
            <text:list text:style-name="L4">
              <text:list-item>
                <text:p text:style-name="P5"><text:span text:style-name="T36">Expectations for COS 217 assignments</text:span></text:p>
              </text:list-item>
            </text:list>
            <text:list text:style-name="L5">
              <text:list-item>
                <text:list>
                  <text:list-item>
                    <text:p text:style-name="P6"><text:span text:style-name="T37">Modularity (breaking into distinct functions)</text:span></text:p>
                  </text:list-item>
                  <text:list-item>
                    <text:p text:style-name="P6"><text:span text:style-name="T37">Readability (meaningful names for variables and values)</text:span></text:p>
                  </text:list-item>
                  <text:list-item>
                    <text:p text:style-name="P6"><text:span text:style-name="T37">Diagnostics (assertion checks to catch mistakes)</text:span></text:p>
                  </text:list-item>
                  <text:list-item>
                    <text:p text:style-name="P6"><text:span text:style-name="T37">See K&amp;P book for style guidelines specification</text:span></text:p>
                  </text:list-item>
                </text:list>
              </text:list-item>
            </text:list>
            <text:list text:style-name="L20">
              <text:list-item>
                <text:list>
                  <text:list-header>
                    <text:p text:style-name="P43"><text:span text:style-name="T37"/></text:p>
                  </text:list-header>
                </text:list>
              </text:list-item>
            </text:list>
          </draw:text-box>
        </draw:frame>
        <presentation:notes draw:style-name="dp2">
          <draw:page-thumbnail draw:layer="layout" svg:width="13.428cm" svg:height="10.072cm" svg:x="3.545cm" svg:y="1.967cm" draw:page-number="40" presentation:class="page"/>
          <draw:frame presentation:style-name="pr3" draw:layer="layout" svg:width="14.75cm" svg:height="11.798cm" svg:x="2.752cm" svg:y="12.775cm" presentation:class="notes" presentation:placeholder="true">
            <draw:text-box/>
          </draw:frame>
        </presentation:notes>
      </draw:page>
      <draw:page draw:name="page41"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Another DFA Example</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5"><text:span text:style-name="T3">Does the string have “nano” in it?</text:span></text:p>
              </text:list-item>
            </text:list>
            <text:list text:style-name="L5">
              <text:list-item>
                <text:list>
                  <text:list-item>
                    <text:p text:style-name="P6"><text:span text:style-name="T4">“</text:span><text:span text:style-name="T4">banano” </text:span><text:span text:style-name="T65"></text:span><text:span text:style-name="T4"> yes</text:span></text:p>
                  </text:list-item>
                  <text:list-item>
                    <text:p text:style-name="P6"><text:span text:style-name="T4">“</text:span><text:span text:style-name="T4">nnnnnnnanofff” </text:span><text:span text:style-name="T65"></text:span><text:span text:style-name="T4"> yes</text:span></text:p>
                  </text:list-item>
                  <text:list-item>
                    <text:p text:style-name="P6"><text:span text:style-name="T4">“</text:span><text:span text:style-name="T4">banananonano” </text:span><text:span text:style-name="T65"></text:span><text:span text:style-name="T4"> yes</text:span></text:p>
                  </text:list-item>
                  <text:list-item>
                    <text:p text:style-name="P6"><text:span text:style-name="T4">“</text:span><text:span text:style-name="T4">bananananashanana” </text:span><text:span text:style-name="T65"></text:span><text:span text:style-name="T4"> no</text:span></text:p>
                  </text:list-item>
                </text:list>
              </text:list-item>
            </text:list>
          </draw:text-box>
        </draw:frame>
        <draw:custom-shape draw:style-name="gr15" draw:text-style-name="P2" draw:layer="layout" svg:width="1.697cm" svg:height="1.901cm" svg:x="7.047cm" svg:y="12.334cm">
          <text:list text:style-name="L6">
            <text:list-header>
              <text:p text:style-name="P1"><text:span text:style-name="T52">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 draw:layer="layout" svg:width="1.336cm" svg:height="1.544cm" svg:x="6.438cm" svg:y="11.196cm">
          <text:p/>
          <draw:enhanced-geometry svg:viewBox="0 0 528 547" draw:type="non-primitive" draw:enhanced-path="M 288 547  C 246 526 70 493 35 421  C 0 349 7 175 76 113  C 145 51 374 0 449 48  C 524 96 512 329 528 403  N"/>
        </draw:custom-shape>
        <draw:line draw:style-name="gr30" draw:text-style-name="P9" draw:layer="layout" svg:x1="5.715cm" svg:y1="14.234cm" svg:x2="7.047cm" svg:y2="13.559cm">
          <text:p/>
        </draw:line>
        <draw:custom-shape draw:style-name="gr15" draw:text-style-name="P2" draw:layer="layout" svg:width="1.693cm" svg:height="1.905cm" svg:x="14.495cm" svg:y="12.325cm">
          <text:list text:style-name="L6">
            <text:list-header>
              <text:p text:style-name="P1"><text:span text:style-name="T52">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1.689cm" svg:height="1.905cm" svg:x="18.362cm" svg:y="12.325cm">
          <text:list text:style-name="L6">
            <text:list-header>
              <text:p text:style-name="P1"><text:span text:style-name="T52">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1.488cm" svg:height="1.277cm" svg:x="9.107cm" svg:y="12.065cm">
          <text:list text:style-name="L6">
            <text:list-header>
              <text:p text:style-name="P4">‘n’</text:p>
            </text:list-header>
          </text:list>
          <draw:enhanced-geometry svg:viewBox="0 0 21600 21600" draw:type="mso-spt202" draw:enhanced-path="M 0 0 L 21600 0 21600 21600 0 21600 0 0 Z N"/>
        </draw:custom-shape>
        <draw:custom-shape draw:style-name="gr1" draw:text-style-name="P2" draw:layer="layout" svg:width="1.488cm" svg:height="1.277cm" svg:x="10.994cm" svg:y="10.16cm">
          <text:list text:style-name="L6">
            <text:list-header>
              <text:p text:style-name="P4">‘n’</text:p>
            </text:list-header>
          </text:list>
          <draw:enhanced-geometry svg:viewBox="0 0 21600 21600" draw:type="mso-spt202" draw:enhanced-path="M 0 0 L 21600 0 21600 21600 0 21600 0 0 Z N"/>
        </draw:custom-shape>
        <draw:custom-shape draw:style-name="gr31" draw:text-style-name="P2" draw:layer="layout" svg:width="1.332cm" svg:height="1.547cm" svg:x="10.914cm" svg:y="11.276cm">
          <text:p/>
          <draw:enhanced-geometry svg:viewBox="0 0 528 547" draw:type="non-primitive" draw:enhanced-path="M 288 547  C 246 526 70 493 35 421  C 0 349 7 175 76 113  C 145 51 374 0 449 48  C 524 96 512 329 528 403  N"/>
        </draw:custom-shape>
        <draw:custom-shape draw:style-name="gr15" draw:text-style-name="P2" draw:layer="layout" svg:width="1.694cm" svg:height="1.901cm" svg:x="10.927cm" svg:y="12.334cm">
          <text:list text:style-name="L6">
            <text:list-header>
              <text:p text:style-name="P1"><text:span text:style-name="T52">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1.441cm" svg:height="1.277cm" svg:x="12.705cm" svg:y="12.065cm">
          <text:list text:style-name="L6">
            <text:list-header>
              <text:p text:style-name="P4">‘a’</text:p>
            </text:list-header>
          </text:list>
          <draw:enhanced-geometry svg:viewBox="0 0 21600 21600" draw:type="mso-spt202" draw:enhanced-path="M 0 0 L 21600 0 21600 21600 0 21600 0 0 Z N"/>
        </draw:custom-shape>
        <draw:custom-shape draw:style-name="gr1" draw:text-style-name="P2" draw:layer="layout" svg:width="1.488cm" svg:height="1.277cm" svg:x="16.513cm" svg:y="12.065cm">
          <text:list text:style-name="L6">
            <text:list-header>
              <text:p text:style-name="P4">‘n’</text:p>
            </text:list-header>
          </text:list>
          <draw:enhanced-geometry svg:viewBox="0 0 21600 21600" draw:type="mso-spt202" draw:enhanced-path="M 0 0 L 21600 0 21600 21600 0 21600 0 0 Z N"/>
        </draw:custom-shape>
        <draw:custom-shape draw:style-name="gr1" draw:text-style-name="P2" draw:layer="layout" svg:width="1.488cm" svg:height="1.277cm" svg:x="20.325cm" svg:y="12.065cm">
          <text:list text:style-name="L6">
            <text:list-header>
              <text:p text:style-name="P4">‘o’</text:p>
            </text:list-header>
          </text:list>
          <draw:enhanced-geometry svg:viewBox="0 0 21600 21600" draw:type="mso-spt202" draw:enhanced-path="M 0 0 L 21600 0 21600 21600 0 21600 0 0 Z N"/>
        </draw:custom-shape>
        <draw:custom-shape draw:style-name="gr32" draw:text-style-name="P2" draw:layer="layout" svg:width="1.336cm" svg:height="1.547cm" svg:x="22.159cm" svg:y="11.276cm">
          <text:p/>
          <draw:enhanced-geometry svg:viewBox="0 0 528 547" draw:type="non-primitive" draw:enhanced-path="M 288 547  C 246 526 70 493 35 421  C 0 349 7 175 76 113  C 145 51 374 0 449 48  C 524 96 512 329 528 403  N"/>
        </draw:custom-shape>
        <draw:custom-shape draw:style-name="gr15" draw:text-style-name="P2" draw:layer="layout" svg:width="1.693cm" svg:height="1.905cm" svg:x="22.225cm" svg:y="12.325cm">
          <text:list text:style-name="L6">
            <text:list-header>
              <text:p text:style-name="P1"><text:span text:style-name="T52">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2.306cm" svg:height="0.45cm" draw:transform="rotate (3.1415926535892) translate (18.296cm 14.177cm)">
          <text:p/>
          <draw:enhanced-geometry svg:viewBox="0 0 912 160" draw:type="non-primitive" draw:enhanced-path="M 0 160  C 132 96 264 32 384 16  C 504 0 632 40 720 64  C 808 88 840 104 912 160  N"/>
        </draw:custom-shape>
        <draw:custom-shape draw:style-name="gr1" draw:text-style-name="P2" draw:layer="layout" svg:width="1.441cm" svg:height="1.277cm" svg:x="16.548cm" svg:y="13.974cm">
          <text:list text:style-name="L6">
            <text:list-header>
              <text:p text:style-name="P4">‘a’</text:p>
            </text:list-header>
          </text:list>
          <draw:enhanced-geometry svg:viewBox="0 0 21600 21600" draw:type="mso-spt202" draw:enhanced-path="M 0 0 L 21600 0 21600 21600 0 21600 0 0 Z N"/>
        </draw:custom-shape>
        <draw:custom-shape draw:style-name="gr34" draw:text-style-name="P2" draw:layer="layout" svg:width="7.029cm" svg:height="2.451cm" draw:transform="rotate (3.1415926535892) translate (19.472cm 12.485cm)">
          <text:p/>
          <draw:enhanced-geometry svg:viewBox="0 0 912 160" draw:mirror-vertical="true" draw:type="non-primitive" draw:enhanced-path="M 0 160  C 132 96 264 32 384 16  C 504 0 632 40 720 64  C 808 88 840 104 912 160  N"/>
        </draw:custom-shape>
        <draw:custom-shape draw:style-name="gr1" draw:text-style-name="P2" draw:layer="layout" svg:width="1.488cm" svg:height="1.277cm" svg:x="16.092cm" svg:y="9.102cm">
          <text:list text:style-name="L6">
            <text:list-header>
              <text:p text:style-name="P4">‘n’</text:p>
            </text:list-header>
          </text:list>
          <draw:enhanced-geometry svg:viewBox="0 0 21600 21600" draw:type="mso-spt202" draw:enhanced-path="M 0 0 L 21600 0 21600 21600 0 21600 0 0 Z N"/>
        </draw:custom-shape>
        <draw:line draw:style-name="gr35" draw:text-style-name="P9" draw:layer="layout" svg:x1="8.678cm" svg:y1="13.163cm" svg:x2="11.007cm" svg:y2="13.123cm">
          <text:p/>
        </draw:line>
        <draw:line draw:style-name="gr36" draw:text-style-name="P9" draw:layer="layout" svg:x1="12.488cm" svg:y1="13.163cm" svg:x2="14.393cm" svg:y2="13.123cm">
          <text:p/>
        </draw:line>
        <draw:line draw:style-name="gr37" draw:text-style-name="P9" draw:layer="layout" svg:x1="16.087cm" svg:y1="13.163cm" svg:x2="18.415cm" svg:y2="13.123cm">
          <text:p/>
        </draw:line>
        <draw:line draw:style-name="gr38" draw:text-style-name="P9" draw:layer="layout" svg:x1="19.897cm" svg:y1="13.163cm" svg:x2="22.225cm" svg:y2="13.123cm">
          <text:p/>
        </draw:line>
        <draw:custom-shape draw:style-name="gr39" draw:text-style-name="P2" draw:layer="layout" svg:width="6.999cm" svg:height="2.346cm" draw:transform="rotate (3.1415926535892) translate (15.451cm 16.528cm)">
          <text:p/>
          <draw:enhanced-geometry svg:viewBox="0 0 912 160" draw:type="non-primitive" draw:enhanced-path="M 0 160  C 132 96 264 32 384 16  C 504 0 632 40 720 64  C 808 88 840 104 912 160  N"/>
        </draw:custom-shape>
        <draw:custom-shape draw:style-name="gr40" draw:text-style-name="P2" draw:layer="layout" svg:width="11.598cm" svg:height="4.551cm" draw:transform="rotate (3.1415926535892) translate (19.35cm 18.626cm)">
          <text:p/>
          <draw:enhanced-geometry svg:viewBox="0 0 912 160" draw:type="non-primitive" draw:enhanced-path="M 0 160  C 132 96 264 32 384 16  C 504 0 632 40 720 64  C 808 88 840 104 912 160  N"/>
        </draw:custom-shape>
        <draw:custom-shape draw:style-name="gr41" draw:text-style-name="P2" draw:layer="layout" svg:width="2.306cm" svg:height="0.454cm" draw:transform="rotate (3.1415926535892) translate (10.927cm 14.142cm)">
          <text:p/>
          <draw:enhanced-geometry svg:viewBox="0 0 912 160" draw:type="non-primitive" draw:enhanced-path="M 0 160  C 132 96 264 32 384 16  C 504 0 632 40 720 64  C 808 88 840 104 912 160  N"/>
        </draw:custom-shape>
        <presentation:notes draw:style-name="dp5">
          <draw:page-thumbnail draw:style-name="gr42" draw:layer="layout" svg:width="13.428cm" svg:height="10.073cm" svg:x="3.545cm" svg:y="1.967cm" draw:page-number="41" presentation:class="page"/>
          <draw:frame presentation:style-name="pr9" draw:layer="layout" svg:width="14.75cm" svg:height="11.798cm" svg:x="2.752cm" svg:y="12.775cm" presentation:class="notes" presentation:placeholder="true">
            <draw:text-box/>
          </draw:frame>
        </presentation:notes>
      </draw:page>
      <draw:page draw:name="page42" draw:style-name="dp1" draw:master-page-name="Varsayılan" presentation:presentation-page-layout-name="AL4T3">
        <draw:frame presentation:style-name="pr4" draw:text-style-name="P2" draw:layer="layout" svg:width="23.706cm" svg:height="1.906cm" svg:x="0.847cm" svg:y="1.057cm" presentation:class="title" presentation:user-transformed="true">
          <draw:text-box>
            <text:list text:style-name="L1">
              <text:list-header>
                <text:p text:style-name="P4">Yet Another DFA Example</text:p>
              </text:list-header>
            </text:list>
          </draw:text-box>
        </draw:frame>
        <draw:frame presentation:style-name="pr10" draw:text-style-name="P2" draw:layer="layout" svg:width="11.536cm" svg:height="10.583cm" svg:x="1.27cm" svg:y="6.349cm" presentation:class="outline" presentation:user-transformed="true">
          <draw:text-box>
            <text:list text:style-name="L4">
              <text:list-item>
                <text:p text:style-name="P5"><text:span text:style-name="T66">Valid numbers</text:span></text:p>
              </text:list-item>
            </text:list>
            <text:list text:style-name="L5">
              <text:list-item>
                <text:list>
                  <text:list-item>
                    <text:p text:style-name="P6"><text:span text:style-name="T67">“</text:span><text:span text:style-name="T67">-34”</text:span></text:p>
                  </text:list-item>
                  <text:list-item>
                    <text:p text:style-name="P6"><text:span text:style-name="T67">“</text:span><text:span text:style-name="T67">78.1”</text:span></text:p>
                  </text:list-item>
                  <text:list-item>
                    <text:p text:style-name="P6"><text:span text:style-name="T67">“</text:span><text:span text:style-name="T67">+298.3”</text:span></text:p>
                  </text:list-item>
                  <text:list-item>
                    <text:p text:style-name="P6"><text:span text:style-name="T67">“</text:span><text:span text:style-name="T67">-34.7e-1”</text:span></text:p>
                  </text:list-item>
                  <text:list-item>
                    <text:p text:style-name="P6"><text:span text:style-name="T67">“</text:span><text:span text:style-name="T67">34.7E-1”</text:span></text:p>
                  </text:list-item>
                  <text:list-item>
                    <text:p text:style-name="P6"><text:span text:style-name="T67">“</text:span><text:span text:style-name="T67">7.”</text:span></text:p>
                  </text:list-item>
                  <text:list-item>
                    <text:p text:style-name="P6"><text:span text:style-name="T67">“</text:span><text:span text:style-name="T67">.7”</text:span></text:p>
                  </text:list-item>
                  <text:list-item>
                    <text:p text:style-name="P7"><text:span text:style-name="T67">“</text:span><text:span text:style-name="T67">999.99e99”</text:span><text:span text:style-name="T68"> </text:span></text:p>
                  </text:list-item>
                </text:list>
              </text:list-item>
            </text:list>
          </draw:text-box>
        </draw:frame>
        <draw:frame presentation:style-name="pr10" draw:text-style-name="P2" draw:layer="layout" svg:width="11.536cm" svg:height="10.583cm" svg:x="13.229cm" svg:y="6.349cm" presentation:class="outline" presentation:user-transformed="true">
          <draw:text-box>
            <text:list text:style-name="L4">
              <text:list-item>
                <text:p text:style-name="P5"><text:span text:style-name="T69">Invalid numbers</text:span></text:p>
              </text:list-item>
            </text:list>
            <text:list text:style-name="L5">
              <text:list-item>
                <text:list>
                  <text:list-item>
                    <text:p text:style-name="P6"><text:span text:style-name="T70">“</text:span><text:span text:style-name="T70">abc”</text:span></text:p>
                  </text:list-item>
                  <text:list-item>
                    <text:p text:style-name="P6"><text:span text:style-name="T70">“</text:span><text:span text:style-name="T70">-e9”</text:span></text:p>
                  </text:list-item>
                  <text:list-item>
                    <text:p text:style-name="P6"><text:span text:style-name="T70">“</text:span><text:span text:style-name="T70">1e”</text:span></text:p>
                  </text:list-item>
                  <text:list-item>
                    <text:p text:style-name="P6"><text:span text:style-name="T70">“</text:span><text:span text:style-name="T70">+”</text:span></text:p>
                  </text:list-item>
                  <text:list-item>
                    <text:p text:style-name="P6"><text:span text:style-name="T70">“</text:span><text:span text:style-name="T70">17.9A”</text:span></text:p>
                  </text:list-item>
                  <text:list-item>
                    <text:p text:style-name="P6"><text:span text:style-name="T70">“</text:span><text:span text:style-name="T70">0.38+”</text:span></text:p>
                  </text:list-item>
                  <text:list-item>
                    <text:p text:style-name="P6"><text:span text:style-name="T70">“</text:span><text:span text:style-name="T70">.”</text:span></text:p>
                  </text:list-item>
                  <text:list-item>
                    <text:p text:style-name="P6"><text:span text:style-name="T70">“</text:span><text:span text:style-name="T70">38.38f9” </text:span></text:p>
                  </text:list-item>
                </text:list>
              </text:list-item>
            </text:list>
          </draw:text-box>
        </draw:frame>
        <draw:custom-shape draw:style-name="gr1" draw:text-style-name="P2" draw:layer="layout" svg:width="21.394cm" svg:height="3.309cm" svg:x="2.305cm" svg:y="3.387cm">
          <text:list text:style-name="L3">
            <text:list-header>
              <text:p text:style-name="P1"><text:span text:style-name="T71">Question #4 from fall 2005 midterm</text:span></text:p>
            </text:list-header>
          </text:list>
          <text:list text:style-name="L24">
            <text:list-item>
              <text:list>
                <text:list-header>
                  <text:p text:style-name="P67"><text:span text:style-name="T72">Identify whether or not a string is a floating-point number</text:span></text:p>
                </text:list-header>
              </text:list>
            </text:list-item>
          </text:list>
          <text:list text:style-name="L25">
            <text:list-header>
              <text:p text:style-name="P1"><text:span text:style-name="T73"/></text:p>
            </text:list-header>
          </text:list>
          <draw:enhanced-geometry svg:viewBox="0 0 21600 21600" draw:type="mso-spt202" draw:enhanced-path="M 0 0 L 21600 0 21600 21600 0 21600 0 0 Z N"/>
        </draw:custom-shape>
        <draw:custom-shape draw:style-name="gr1" draw:text-style-name="P2" draw:layer="layout" svg:width="22.52cm" svg:height="1.023cm" svg:x="1.467cm" svg:y="17.568cm">
          <text:list text:style-name="L26">
            <text:list-header>
              <text:p text:style-name="P4"><text:span text:style-name="T74">http://www.cs.princeton.edu/courses/archive/fall05/cos217/exams/fall05exam1ans.pdf</text:span></text:p>
            </text:list-header>
          </text:list>
          <draw:enhanced-geometry svg:viewBox="0 0 21600 21600" draw:type="mso-spt202" draw:enhanced-path="M 0 0 L 21600 0 21600 21600 0 21600 0 0 Z N"/>
        </draw:custom-shape>
        <presentation:notes draw:style-name="dp5">
          <draw:page-thumbnail draw:style-name="gr42" draw:layer="layout" svg:width="13.428cm" svg:height="10.073cm" svg:x="3.545cm" svg:y="1.967cm" draw:page-number="42" presentation:class="page"/>
          <draw:frame presentation:style-name="pr9" draw:layer="layout" svg:width="14.75cm" svg:height="11.798cm" svg:x="2.752cm" svg:y="12.775cm" presentation:class="notes" presentation:placeholder="true">
            <draw:text-box/>
          </draw:frame>
        </presentation:notes>
      </draw:page>
      <draw:page draw:name="page43"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Conclusions</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68"><text:span text:style-name="T36">Lectures this week</text:span></text:p>
              </text:list-item>
            </text:list>
            <text:list text:style-name="L5">
              <text:list-item>
                <text:list>
                  <text:list-item>
                    <text:p text:style-name="P69"><text:span text:style-name="T37">C fundamentals</text:span></text:p>
                  </text:list-item>
                  <text:list-item>
                    <text:p text:style-name="P69"><text:span text:style-name="T37">Character I/O</text:span></text:p>
                  </text:list-item>
                  <text:list-item>
                    <text:p text:style-name="P69"><text:span text:style-name="T37">Deterministic Finite Automata</text:span></text:p>
                  </text:list-item>
                </text:list>
              </text:list-item>
            </text:list>
            <text:list text:style-name="L4">
              <text:list-item>
                <text:p text:style-name="P68"><text:span text:style-name="T36">Reading this week</text:span></text:p>
              </text:list-item>
            </text:list>
            <text:list text:style-name="L5">
              <text:list-item>
                <text:list>
                  <text:list-item>
                    <text:p text:style-name="P69"><text:span text:style-name="T37">King book: chapters 1-3</text:span></text:p>
                  </text:list-item>
                </text:list>
              </text:list-item>
            </text:list>
            <text:list text:style-name="L4">
              <text:list-item>
                <text:p text:style-name="P68"><text:span text:style-name="T36">Lectures next week</text:span></text:p>
              </text:list-item>
            </text:list>
            <text:list text:style-name="L5">
              <text:list-item>
                <text:list>
                  <text:list-item>
                    <text:p text:style-name="P69"><text:span text:style-name="T37">Variables pointers and arrays</text:span></text:p>
                  </text:list-item>
                  <text:list-item>
                    <text:p text:style-name="P69"><text:span text:style-name="T37">Good programming</text:span></text:p>
                  </text:list-item>
                </text:list>
              </text:list-item>
            </text:list>
            <text:list text:style-name="L4">
              <text:list-item>
                <text:p text:style-name="P68"><text:span text:style-name="T36">Reading for next week</text:span></text:p>
              </text:list-item>
            </text:list>
            <text:list text:style-name="L5">
              <text:list-item>
                <text:list>
                  <text:list-item>
                    <text:p text:style-name="P69"><text:span text:style-name="T37">King book: chapters 4-7</text:span></text:p>
                  </text:list-item>
                  <text:list-item>
                    <text:p text:style-name="P69"><text:span text:style-name="T37">K&amp;P book: chapters 4 and 5</text:span></text:p>
                  </text:list-item>
                </text:list>
              </text:list-item>
            </text:list>
          </draw:text-box>
        </draw:frame>
        <presentation:notes draw:style-name="dp5">
          <draw:page-thumbnail draw:style-name="gr42" draw:layer="layout" svg:width="13.428cm" svg:height="10.073cm" svg:x="3.545cm" svg:y="1.967cm" draw:page-number="43" presentation:class="page"/>
          <draw:frame presentation:style-name="pr9" draw:layer="layout" svg:width="14.75cm" svg:height="11.798cm" svg:x="2.752cm" svg:y="12.7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_35_" draw:display-name="5" svg:viewBox="0 0 1 1" svg:d=""/>
    <draw:marker draw:name="Arrow" svg:viewBox="0 0 20 30" svg:d="m10 0-10 30h20z"/>
    <draw:marker draw:name="msArrowEnd_20_5" draw:display-name="msArrowEnd 5" svg:viewBox="0 0 237 237" svg:d="m119 0 118 237h-237z"/>
    <draw:marker draw:name="msArrowEnd_20_9" draw:display-name="msArrowEnd 9" svg:viewBox="0 0 355 355" svg:d="m178 0 177 355h-355z"/>
    <draw:marker draw:name="Çizgi_20_ucu_20_1" draw:display-name="Çizgi ucu 1" svg:viewBox="0 0 350 350" svg:d="m175 0 175 350h-350z"/>
    <draw:marker draw:name="Çizgi_20_ucu_20_10" draw:display-name="Çizgi ucu 10" svg:viewBox="0 0 350 350" svg:d="m175 0 175 350h-350z"/>
    <draw:marker draw:name="Çizgi_20_ucu_20_11" draw:display-name="Çizgi ucu 11" svg:viewBox="0 0 350 350" svg:d="m175 0 175 350h-350z"/>
    <draw:marker draw:name="Çizgi_20_ucu_20_12" draw:display-name="Çizgi ucu 12" svg:viewBox="0 0 350 350" svg:d="m175 0 175 350h-350z"/>
    <draw:marker draw:name="Çizgi_20_ucu_20_13" draw:display-name="Çizgi ucu 13" svg:viewBox="0 0 350 350" svg:d="m175 0 175 350h-350z"/>
    <draw:marker draw:name="Çizgi_20_ucu_20_14" draw:display-name="Çizgi ucu 14" svg:viewBox="0 0 350 350" svg:d="m175 0 175 350h-350z"/>
    <draw:marker draw:name="Çizgi_20_ucu_20_15" draw:display-name="Çizgi ucu 15" svg:viewBox="0 0 350 350" svg:d="m175 0 175 350h-350z"/>
    <draw:marker draw:name="Çizgi_20_ucu_20_16" draw:display-name="Çizgi ucu 16" svg:viewBox="0 0 350 350" svg:d="m175 0 175 350h-350z"/>
    <draw:marker draw:name="Çizgi_20_ucu_20_17" draw:display-name="Çizgi ucu 17" svg:viewBox="0 0 350 350" svg:d="m175 0 175 350h-350z"/>
    <draw:marker draw:name="Çizgi_20_ucu_20_18" draw:display-name="Çizgi ucu 18" svg:viewBox="0 0 350 350" svg:d="m175 0 175 350h-350z"/>
    <draw:marker draw:name="Çizgi_20_ucu_20_19" draw:display-name="Çizgi ucu 19" svg:viewBox="0 0 350 350" svg:d="m175 0 175 350h-350z"/>
    <draw:marker draw:name="Çizgi_20_ucu_20_2" draw:display-name="Çizgi ucu 2" svg:viewBox="0 0 350 350" svg:d="m175 0 175 350h-350z"/>
    <draw:marker draw:name="Çizgi_20_ucu_20_20" draw:display-name="Çizgi ucu 20" svg:viewBox="0 0 350 350" svg:d="m175 0 175 350h-350z"/>
    <draw:marker draw:name="Çizgi_20_ucu_20_21" draw:display-name="Çizgi ucu 21" svg:viewBox="0 0 350 350" svg:d="m175 0 175 350h-350z"/>
    <draw:marker draw:name="Çizgi_20_ucu_20_22" draw:display-name="Çizgi ucu 22" svg:viewBox="0 0 350 350" svg:d="m175 0 175 350h-350z"/>
    <draw:marker draw:name="Çizgi_20_ucu_20_23" draw:display-name="Çizgi ucu 23" svg:viewBox="0 0 350 350" svg:d="m175 0 175 350h-350z"/>
    <draw:marker draw:name="Çizgi_20_ucu_20_24" draw:display-name="Çizgi ucu 24" svg:viewBox="0 0 350 350" svg:d="m175 0 175 350h-350z"/>
    <draw:marker draw:name="Çizgi_20_ucu_20_25" draw:display-name="Çizgi ucu 25" svg:viewBox="0 0 350 350" svg:d="m175 0 175 350h-350z"/>
    <draw:marker draw:name="Çizgi_20_ucu_20_26" draw:display-name="Çizgi ucu 26" svg:viewBox="0 0 350 350" svg:d="m175 0 175 350h-350z"/>
    <draw:marker draw:name="Çizgi_20_ucu_20_27" draw:display-name="Çizgi ucu 27" svg:viewBox="0 0 350 350" svg:d="m175 0 175 350h-350z"/>
    <draw:marker draw:name="Çizgi_20_ucu_20_3" draw:display-name="Çizgi ucu 3" svg:viewBox="0 0 350 350" svg:d="m175 0 175 350h-350z"/>
    <draw:marker draw:name="Çizgi_20_ucu_20_4" draw:display-name="Çizgi ucu 4" svg:viewBox="0 0 350 350" svg:d="m175 0 175 350h-350z"/>
    <draw:marker draw:name="Çizgi_20_ucu_20_5" draw:display-name="Çizgi ucu 5" svg:viewBox="0 0 350 350" svg:d="m175 0 175 350h-350z"/>
    <draw:marker draw:name="Çizgi_20_ucu_20_6" draw:display-name="Çizgi ucu 6" svg:viewBox="0 0 350 350" svg:d="m175 0 175 350h-350z"/>
    <draw:marker draw:name="Çizgi_20_ucu_20_7" draw:display-name="Çizgi ucu 7" svg:viewBox="0 0 350 350" svg:d="m175 0 175 350h-350z"/>
    <draw:marker draw:name="Çizgi_20_ucu_20_8" draw:display-name="Çizgi ucu 8" svg:viewBox="0 0 350 350" svg:d="m175 0 175 350h-350z"/>
    <draw:marker draw:name="Çizgi_20_ucu_20_9" draw:display-name="Çizgi ucu 9" svg:viewBox="0 0 350 350" svg:d="m175 0 175 350h-35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ılan-background" style:family="presentation">
      <style:graphic-properties draw:stroke="none" draw:fill="solid" draw:fill-color="#ffffff" draw:textarea-horizontal-align="center" draw:textarea-vertical-align="middle"/>
      <style:paragraph-properties fo:text-align="center"/>
    </style:style>
    <style:style style:name="Varsayılan-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Varsayılan-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arsayılan-notes" style:family="presentation">
      <style:graphic-properties draw:stroke="none" draw:fill="none">
        <text:list-style style:name="Varsayılan-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Varsayılan-outline1">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start" fo:text-indent="0cm" style:punctuation-wrap="simple" style:line-break="normal" style:writing-mode="lr-tb" style:font-independent-line-spacing="true">
        <style:tab-stops>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graphic-properties>
        <text:list-style style:name="Varsayılan-outline2">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3" style:family="presentation" style:parent-style-name="Varsayılan-outline2">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4" style:family="presentation" style:parent-style-name="Varsayılan-outline3">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5" style:family="presentation" style:parent-style-name="Varsayılan-outline4">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6" style:family="presentation" style:parent-style-name="Varsayılan-outline5">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7" style:family="presentation" style:parent-style-name="Varsayılan-outline6">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8" style:family="presentation" style:parent-style-name="Varsayılan-outline7">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9" style:family="presentation" style:parent-style-name="Varsayılan-outline8">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subtitle" style:family="presentation">
      <style:graphic-properties draw:stroke="none" draw:fill="none" draw:textarea-vertical-align="middle">
        <text:list-style style:name="Varsayılan-subtitle">
          <text:list-level-style-number text:level="1" style:num-format="">
            <style:list-level-properties/>
            <style:text-properties fo:color="#0000ff" fo:font-size="100%"/>
          </text:list-level-style-number>
          <text:list-level-style-bullet text:level="2" text:bullet-char="">
            <style:list-level-properties text:space-before="0.943cm"/>
            <style:text-properties fo:font-family="'MT Extra'" style:font-family-generic="roman" style:font-pitch="variable" style:font-charset="x-symbol" fo:color="#000066"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horizontal-align="justify" draw:textarea-vertical-align="middle" fo:padding-top="0.13cm" fo:padding-bottom="0.13cm" fo:padding-left="0.25cm" fo:padding-right="0.25cm">
        <text:list-style style:name="Varsayılan-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36pt" fo:font-style="normal" fo:text-shadow="none" style:text-underline-style="none" fo:font-weight="bold"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graphic-properties draw:stroke="solid" svg:stroke-width="0.079cm" svg:stroke-color="#f47a00"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graphic-properties draw:stroke="solid" svg:stroke-width="0.079cm" svg:stroke-color="#f47a00" draw:stroke-linejoin="miter" draw:fill="none" draw:fill-color="#f47a00" draw:textarea-horizontal-align="left" draw:textarea-vertical-align="middle" draw:auto-grow-height="false" fo:padding-top="0.13cm" fo:padding-bottom="0.13cm" fo:padding-left="0.25cm" fo:padding-right="0.25cm" fo:wrap-option="no-wrap" draw:shadow-color="#777777"/>
    </style:style>
    <style:style style:name="Mgr6" style:family="graphic">
      <style:graphic-properties draw:stroke="none" draw:fill="solid" draw:fill-color="#ffffff" draw:textarea-horizontal-align="center" draw:textarea-vertical-align="middle" style:protect="position size"/>
    </style:style>
    <style:style style:name="Mgr7" style:family="graphic"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gr8" style:family="graphic"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gr9" style:family="graphic"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gr10" style:family="graphic"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1" style:family="presentation" style:parent-style-name="Varsayılan-backgroundobjects">
      <style:graphic-properties draw:stroke="none" draw:fill="none" draw:fill-color="#f47a00" draw:auto-grow-height="false" draw:auto-grow-width="false" fo:min-height="1.278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T1" style:family="text">
      <style:text-properties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number="1"/>
      <draw:page-thumbnail draw:layer="backgroundobjects" svg:width="8.659cm" svg:height="6.494cm" svg:x="1cm" svg:y="10.087cm" draw:page-number="2"/>
      <draw:page-thumbnail draw:layer="backgroundobjects" svg:width="8.659cm" svg:height="6.494cm" svg:x="1cm" svg:y="17.755cm" draw:page-number="3"/>
      <draw:page-thumbnail draw:layer="backgroundobjects" svg:width="8.659cm" svg:height="6.494cm" svg:x="10.66cm" svg:y="2.419cm" draw:page-number="4"/>
      <draw:page-thumbnail draw:layer="backgroundobjects" svg:width="8.659cm" svg:height="6.494cm" svg:x="10.66cm" svg:y="10.087cm" draw:page-number="5"/>
      <draw:page-thumbnail draw:layer="backgroundobjects" svg:width="8.659cm" svg:height="6.494cm" svg:x="10.66cm" svg:y="17.755cm" draw:page-number="6"/>
      <draw:frame draw:style-name="Mgr1" draw:text-style-name="MP1" draw:layer="backgroundobjects" svg:width="8.817cm" svg:height="1.332cm" svg:x="0cm" svg:y="0cm" presentation:class="header">
        <draw:text-box>
          <text:p text:style-name="MP1"><presentation:header/></text:p>
        </draw:text-box>
      </draw:frame>
      <draw:frame draw:style-name="Mgr1" draw:text-style-name="MP2" draw:layer="backgroundobjects" svg:width="8.817cm" svg:height="1.332cm" svg:x="11.502cm" svg:y="0cm" presentation:class="date-time">
        <draw:text-box>
          <text:p text:style-name="MP2"><presentation:date-time/></text:p>
        </draw:text-box>
      </draw:frame>
      <draw:frame draw:style-name="Mgr2" draw:text-style-name="MP1" draw:layer="backgroundobjects" svg:width="8.817cm" svg:height="1.332cm" svg:x="0cm" svg:y="25.337cm" presentation:class="footer">
        <draw:text-box>
          <text:p text:style-name="MP1"><presentation:footer/></text:p>
        </draw:text-box>
      </draw:frame>
      <draw:frame draw:style-name="Mgr2" draw:text-style-name="MP2" draw:layer="backgroundobjects" svg:width="8.817cm" svg:height="1.332cm" svg:x="11.502cm" svg:y="25.337cm" presentation:class="page-number">
        <draw:text-box>
          <text:p text:style-name="MP2"><text:page-number>&lt;number&gt;</text:page-number></text:p>
        </draw:text-box>
      </draw:frame>
    </style:handout-master>
    <style:master-page style:name="Varsayılan" style:page-layout-name="PM1" draw:style-name="Mdp1">
      <draw:frame presentation:style-name="Varsayılan-title" draw:layer="backgroundobjects" svg:width="23.706cm" svg:height="3.309cm" svg:x="0.847cm" svg:y="0.356cm" presentation:class="title" presentation:placeholder="true">
        <draw:text-box/>
      </draw:frame>
      <draw:frame presentation:style-name="Varsayılan-outline1" draw:layer="backgroundobjects" svg:width="23.495cm" svg:height="15.24cm" svg:x="1.269cm" svg:y="3.387cm" presentation:class="outline" presentation:placeholder="true">
        <draw:text-box/>
      </draw:frame>
      <draw:frame presentation:style-name="Mpr1" draw:layer="backgroundobjects" svg:width="2.54cm" svg:height="1.277cm" svg:x="22.225cm" svg:y="17.567cm" presentation:class="page-number">
        <draw:text-box>
          <text:list text:style-name="ML1">
            <text:list-header>
              <text:p><text:page-number>&lt;number&gt;</text:page-number></text:p>
            </text:list-header>
          </text:list>
        </draw:text-box>
      </draw:frame>
      <draw:line draw:style-name="Mgr3" draw:text-style-name="MP3" draw:layer="backgroundobjects" svg:x1="0.423cm" svg:y1="3.175cm" svg:x2="24.977cm" svg:y2="3.175cm">
        <text:p/>
      </draw:line>
      <draw:line draw:style-name="Mgr3" draw:text-style-name="MP3" draw:layer="backgroundobjects" svg:x1="1.058cm" svg:y1="3.175cm" svg:x2="1.058cm" svg:y2="18.627cm">
        <text:p/>
      </draw:line>
      <draw:frame draw:style-name="Mgr4" draw:text-style-name="MP3" draw:layer="backgroundobjects" svg:width="1.781cm" svg:height="2.011cm" svg:x="22.437cm" svg:y="0.847cm">
        <draw:image xlink:href="Pictures/100002000000006500000072B56AD096.png" xlink:type="simple" xlink:show="embed" xlink:actuate="onLoad">
          <text:p/>
        </draw:image>
      </draw:frame>
      <draw:custom-shape draw:style-name="Mgr5" draw:text-style-name="MP4" draw:layer="backgroundobjects" svg:width="24.554cm" svg:height="18.204cm" svg:x="0.423cm" svg:y="0.423cm">
        <text:p/>
        <draw:enhanced-geometry svg:viewBox="0 0 21600 21600" draw:path-stretchpoint-x="10800" draw:path-stretchpoint-y="10800" draw:text-areas="?f3 ?f4 ?f5 ?f6" draw:type="round-rectangle" draw:modifiers="8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rect draw:style-name="Mgr6" draw:text-style-name="MP5" draw:layer="backgroundobjects" svg:width="20.32cm" svg:height="26.67cm" svg:x="0cm" svg:y="0cm">
          <text:p/>
        </draw:rect>
        <draw:frame draw:style-name="Mgr7" draw:text-style-name="MP7" draw:layer="backgroundobjects" svg:width="8.749cm" svg:height="1.231cm" svg:x="-0.001cm" svg:y="0cm" presentation:class="header">
          <draw:text-box>
            <text:list text:style-name="ML2">
              <text:list-item>
                <text:p text:style-name="MP6"><text:span text:style-name="MT1"><presentation:header/></text:span></text:p>
              </text:list-item>
            </text:list>
          </draw:text-box>
        </draw:frame>
        <draw:frame draw:style-name="Mgr8" draw:text-style-name="MP9" draw:layer="backgroundobjects" svg:width="8.748cm" svg:height="1.231cm" svg:x="11.501cm" svg:y="0cm" presentation:class="date-time">
          <draw:text-box>
            <text:list text:style-name="ML2">
              <text:list-item>
                <text:p text:style-name="MP8"><text:span text:style-name="MT1"><presentation:date-time/></text:span></text:p>
              </text:list-item>
            </text:list>
          </draw:text-box>
        </draw:frame>
        <draw:page-thumbnail presentation:style-name="Varsayılan-title" draw:layer="backgroundobjects" svg:width="13.428cm" svg:height="10.073cm" svg:x="3.545cm" svg:y="1.967cm" presentation:class="page"/>
        <draw:frame presentation:style-name="Varsayılan-notes" draw:layer="backgroundobjects" svg:width="14.75cm" svg:height="11.797cm" svg:x="2.752cm" svg:y="12.775cm" presentation:class="notes" presentation:placeholder="true">
          <draw:text-box/>
        </draw:frame>
        <draw:frame draw:style-name="Mgr9" draw:text-style-name="MP7" draw:layer="backgroundobjects" svg:width="8.749cm" svg:height="1.483cm" svg:x="-0.001cm" svg:y="25.306cm" presentation:class="footer">
          <draw:text-box>
            <text:list text:style-name="ML2">
              <text:list-item>
                <text:p text:style-name="MP6"><text:span text:style-name="MT1"><presentation:footer/></text:span></text:p>
              </text:list-item>
            </text:list>
          </draw:text-box>
        </draw:frame>
        <draw:frame draw:style-name="Mgr10" draw:text-style-name="MP9" draw:layer="backgroundobjects" svg:width="8.748cm" svg:height="1.483cm" svg:x="11.501cm" svg:y="25.306cm" presentation:class="page-number">
          <draw:text-box>
            <text:list text:style-name="ML2">
              <text:list-item>
                <text:p text:style-name="MP8"><text:span text:style-name="MT1"><text:page-number>&lt;number&gt;</text:page-number></text:span></text:p>
              </text:list-item>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COS 217, Spring 2005</dc:title>
    <meta:initial-creator>Andrew W. Appel</meta:initial-creator>
    <meta:creation-date>2001-07-06T17:58:21</meta:creation-date>
    <dc:creator>nsenyer</dc:creator>
    <dc:date>2008-12-26T17:07:19</dc:date>
    <meta:editing-cycles>364</meta:editing-cycles>
    <meta:editing-duration>PT350H52M36S</meta:editing-duration>
    <meta:document-statistic meta:object-count="302"/>
    <meta:generator>OpenOffice.org/3.2$Linux OpenOffice.org_project/320m19$Build-9505</meta:generator>
  </office:meta>
</office:document-meta>
</file>